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6666"/>
    </style:style>
    <style:style style:name="ce2" style:family="table-cell" style:parent-style-name="Default">
      <style:text-properties fo:color="#666666"/>
      <style:map style:condition="cell-content()=&quot;g&quot;" style:apply-style-name="Good" style:base-cell-address="Sheet1.B2"/>
      <style:map style:condition="cell-content()=&quot;r&quot;" style:apply-style-name="Bad" style:base-cell-address="Sheet1.B2"/>
      <style:map style:condition="cell-content()=&quot;c&quot;" style:apply-style-name="Neutral" style:base-cell-address="Sheet1.B2"/>
    </style:style>
    <style:style style:name="ce3" style:family="table-cell" style:parent-style-name="Default">
      <style:map style:condition="cell-content()=&quot;g&quot;" style:apply-style-name="Good" style:base-cell-address="Sheet1.B2"/>
      <style:map style:condition="cell-content()=&quot;r&quot;" style:apply-style-name="Bad" style:base-cell-address="Sheet1.B2"/>
      <style:map style:condition="cell-content()=&quot;c&quot;" style:apply-style-name="Neutral" style:base-cell-address="Sheet1.B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="0.74pt solid #000000" style:vertical-align="middle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transparent" fo:border="0.74pt solid #000000"/>
    </style:style>
    <style:style style:name="ce9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10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1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1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13" style:family="table-cell" style:parent-style-name="Default">
      <style:table-cell-properties fo:background-color="#e8f2a1" fo:border="0.74pt solid #000000"/>
      <style:map style:condition="cell-content-is-between(1E-307,0.05)" style:apply-style-name="Italic" style:base-cell-address="style.D1"/>
    </style:style>
    <style:style style:name="ce14" style:family="table-cell" style:parent-style-name="Default">
      <style:table-cell-properties fo:background-color="transparent" fo:border="0.74pt solid #000000"/>
      <style:map style:condition="cell-content-is-between(1E-307,0.05)" style:apply-style-name="Italic" style:base-cell-address="style.D1"/>
    </style:style>
    <style:style style:name="ce15" style:family="table-cell" style:parent-style-name="Default">
      <style:map style:condition="cell-content-is-between(1E-307,0.05)" style:apply-style-name="Italic" style:base-cell-address="style.D1"/>
    </style:style>
    <style:style style:name="ce16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e8f2a1" fo:border="0.74pt solid #000000"/>
    </style:style>
    <style:style style:name="ce19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20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2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2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23" style:family="table-cell" style:parent-style-name="Default">
      <style:table-cell-properties fo:background-color="#d4ea6b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style.D1"/>
    </style:style>
    <style:style style:name="ce24" style:family="table-cell" style:parent-style-name="Default">
      <style:table-cell-properties fo:background-color="#d4ea6b" fo:border="0.74pt solid #000000"/>
      <style:map style:condition="cell-content-is-between(1E-307,0.05)" style:apply-style-name="Italic" style:base-cell-address="style.D1"/>
    </style:style>
    <style:style style:name="ce25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fo:background-color="#d4ea6b" fo:border="0.74pt solid #000000"/>
    </style:style>
    <style:style style:name="ce28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29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30" style:family="table-cell" style:parent-style-name="Default">
      <style:table-cell-properties fo:background-color="#bbe33d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style.D1"/>
    </style:style>
    <style:style style:name="ce31" style:family="table-cell" style:parent-style-name="Default">
      <style:table-cell-properties fo:background-color="#bbe33d" fo:border="0.74pt solid #000000"/>
      <style:map style:condition="cell-content-is-between(1E-307,0.05)" style:apply-style-name="Italic" style:base-cell-address="style.D1"/>
    </style:style>
    <style:style style:name="ce3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33" style:family="table-cell" style:parent-style-name="Default">
      <style:table-cell-properties fo:background-color="#bbe33d" fo:border="0.74pt solid #000000"/>
    </style:style>
    <style:style style:name="ce34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style.D1"/>
    </style:style>
    <style:style style:name="ce3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3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3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3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39" style:family="table-cell" style:parent-style-name="Default">
      <style:table-cell-properties fo:background-color="#b4c7dc" fo:border="0.74pt solid #000000"/>
      <style:text-properties fo:font-weight="normal" style:font-weight-asian="normal" style:font-weight-complex="normal"/>
      <style:map style:condition="cell-content-is-between(1E-307,0.05)" style:apply-style-name="Italic" style:base-cell-address="style.D1"/>
    </style:style>
    <style:style style:name="ce40" style:family="table-cell" style:parent-style-name="Default">
      <style:table-cell-properties fo:background-color="#b4c7dc" fo:border="0.74pt solid #000000"/>
      <style:map style:condition="cell-content-is-between(1E-307,0.05)" style:apply-style-name="Italic" style:base-cell-address="style.D1"/>
    </style:style>
    <style:style style:name="ce4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4c7dc" fo:border="0.74pt solid #000000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4c7dc" fo:border="0.74pt solid #000000"/>
    </style:style>
    <style:style style:name="ce4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4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4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49" style:family="table-cell" style:parent-style-name="Default">
      <style:table-cell-properties fo:background-color="#729fcf" fo:border="0.74pt solid #000000"/>
      <style:text-properties fo:font-weight="normal" style:font-weight-asian="normal" style:font-weight-complex="normal"/>
      <style:map style:condition="cell-content-is-between(1E-307,0.05)" style:apply-style-name="Italic" style:base-cell-address="style.D1"/>
    </style:style>
    <style:style style:name="ce50" style:family="table-cell" style:parent-style-name="Default">
      <style:table-cell-properties fo:background-color="#729fcf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style.D1"/>
    </style:style>
    <style:style style:name="ce51" style:family="table-cell" style:parent-style-name="Default">
      <style:table-cell-properties fo:background-color="#729fcf" fo:border="0.74pt solid #000000"/>
      <style:map style:condition="cell-content-is-between(1E-307,0.05)" style:apply-style-name="Italic" style:base-cell-address="style.D1"/>
    </style:style>
    <style:style style:name="ce5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>
      <style:table-cell-properties fo:background-color="#729fcf" fo:border="0.74pt solid #000000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729fcf" fo:border="0.74pt solid #000000"/>
    </style:style>
    <style:style style:name="ce55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in"/>
      <style:text-properties fo:color="#ffffff"/>
      <style:map style:condition="cell-content-is-between(1E-307,0.05)" style:apply-style-name="Italic" style:base-cell-address="style.D1"/>
    </style:style>
    <style:style style:name="ce56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in"/>
      <style:text-properties fo:color="#ffffff"/>
      <style:map style:condition="cell-content-is-between(1E-307,0.05)" style:apply-style-name="Italic" style:base-cell-address="style.D1"/>
    </style:style>
    <style:style style:name="ce57" style:family="table-cell" style:parent-style-name="Default">
      <style:table-cell-properties fo:background-color="#5983b0" fo:border="0.74pt solid #000000"/>
      <style:text-properties fo:color="#ffffff" fo:font-weight="normal" style:font-weight-asian="normal" style:font-weight-complex="normal"/>
      <style:map style:condition="cell-content-is-between(1E-307,0.05)" style:apply-style-name="Italic" style:base-cell-address="style.D1"/>
    </style:style>
    <style:style style:name="ce58" style:family="table-cell" style:parent-style-name="Default">
      <style:table-cell-properties fo:background-color="#5983b0" fo:border="0.74pt solid #000000"/>
      <style:text-properties fo:color="#ffffff" fo:font-weight="bold" style:font-weight-asian="bold" style:font-weight-complex="bold"/>
      <style:map style:condition="cell-content-is-between(1E-307,0.05)" style:apply-style-name="Italic" style:base-cell-address="style.D1"/>
    </style:style>
    <style:style style:name="ce59" style:family="table-cell" style:parent-style-name="Default">
      <style:table-cell-properties fo:background-color="#5983b0" fo:border="0.74pt solid #000000"/>
      <style:text-properties fo:color="#ffffff"/>
      <style:map style:condition="cell-content-is-between(1E-307,0.05)" style:apply-style-name="Italic" style:base-cell-address="style.D1"/>
    </style:style>
    <style:style style:name="ce60" style:family="table-cell" style:parent-style-name="Default">
      <style:table-cell-properties fo:background-color="transparent" fo:border="0.74pt solid #000000"/>
      <style:text-properties fo:color="#ffffff"/>
      <style:map style:condition="cell-content-is-between(1E-307,0.05)" style:apply-style-name="Italic" style:base-cell-address="style.D1"/>
    </style:style>
    <style:style style:name="ce6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in"/>
      <style:text-properties fo:color="#ffffff"/>
    </style:style>
    <style:style style:name="ce62" style:family="table-cell" style:parent-style-name="Default">
      <style:table-cell-properties fo:background-color="#5983b0" fo:border="0.74pt solid #000000"/>
      <style:text-properties fo:color="#ffffff"/>
    </style:style>
    <style:style style:name="ce63" style:family="table-cell" style:parent-style-name="Default">
      <style:table-cell-properties fo:background-color="transparent" fo:border="0.74pt solid #000000"/>
      <style:text-properties fo:color="#ffffff"/>
    </style:style>
    <style:style style:name="ce64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style.D1"/>
    </style:style>
    <style:style style:name="ce6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66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67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68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69" style:family="table-cell" style:parent-style-name="Default">
      <style:table-cell-properties fo:background-color="#ffb66c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style.D1"/>
    </style:style>
    <style:style style:name="ce70" style:family="table-cell" style:parent-style-name="Default">
      <style:table-cell-properties fo:background-color="#ffb66c" fo:border="0.74pt solid #000000"/>
      <style:map style:condition="cell-content-is-between(1E-307,0.05)" style:apply-style-name="Italic" style:base-cell-address="style.D1"/>
    </style:style>
    <style:style style:name="ce71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ce73" style:family="table-cell" style:parent-style-name="Default">
      <style:table-cell-properties fo:background-color="#ffb66c" fo:border="0.74pt solid #000000"/>
    </style:style>
    <style:style style:name="ce74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75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7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77" style:family="table-cell" style:parent-style-name="Default">
      <style:table-cell-properties fo:background-color="#ff972f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style.D1"/>
    </style:style>
    <style:style style:name="ce78" style:family="table-cell" style:parent-style-name="Default">
      <style:table-cell-properties fo:background-color="#ff972f" fo:border="0.74pt solid #000000"/>
      <style:map style:condition="cell-content-is-between(1E-307,0.05)" style:apply-style-name="Italic" style:base-cell-address="style.D1"/>
    </style:style>
    <style:style style:name="ce79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in"/>
    </style:style>
    <style:style style:name="ce80" style:family="table-cell" style:parent-style-name="Default">
      <style:table-cell-properties fo:background-color="#ff972f" fo:border="0.74pt solid #000000"/>
    </style:style>
    <style:style style:name="ce81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82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83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84" style:family="table-cell" style:parent-style-name="Default">
      <style:table-cell-properties fo:background-color="#ff860d" fo:border="0.74pt solid #000000"/>
      <style:map style:condition="cell-content-is-between(1E-307,0.05)" style:apply-style-name="Italic" style:base-cell-address="style.D1"/>
    </style:style>
    <style:style style:name="ce85" style:family="table-cell" style:parent-style-name="Default">
      <style:table-cell-properties fo:background-color="#ff860d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style.D1"/>
    </style:style>
    <style:style style:name="ce86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</style:style>
    <style:style style:name="ce87" style:family="table-cell" style:parent-style-name="Default">
      <style:table-cell-properties fo:background-color="#ff860d" fo:border="0.74pt solid #000000"/>
    </style:style>
    <style:style style:name="ce88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89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  <style:text-properties style:use-window-font-color="true"/>
      <style:map style:condition="cell-content-is-between(1E-307,0.05)" style:apply-style-name="Italic" style:base-cell-address="style.D1"/>
    </style:style>
    <style:style style:name="ce90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  <style:text-properties style:use-window-font-color="true"/>
      <style:map style:condition="cell-content-is-between(1E-307,0.05)" style:apply-style-name="Italic" style:base-cell-address="style.D1"/>
    </style:style>
    <style:style style:name="ce91" style:family="table-cell" style:parent-style-name="Default">
      <style:table-cell-properties fo:background-color="#bf819e" fo:border="0.74pt solid #000000"/>
      <style:text-properties style:use-window-font-color="true"/>
      <style:map style:condition="cell-content-is-between(1E-307,0.05)" style:apply-style-name="Italic" style:base-cell-address="style.D1"/>
    </style:style>
    <style:style style:name="ce92" style:family="table-cell" style:parent-style-name="Default">
      <style:table-cell-properties fo:background-color="transparent" fo:border="0.74pt solid #000000"/>
      <style:text-properties style:use-window-font-color="true"/>
      <style:map style:condition="cell-content-is-between(1E-307,0.05)" style:apply-style-name="Italic" style:base-cell-address="style.D1"/>
    </style:style>
    <style:style style:name="ce93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95" style:family="table-cell" style:parent-style-name="Default">
      <style:table-cell-properties fo:background-color="#bf819e" fo:border="0.74pt solid #000000"/>
      <style:text-properties style:use-window-font-color="true"/>
    </style:style>
    <style:style style:name="ce96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97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98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in"/>
      <style:text-properties fo:color="#ffffff"/>
      <style:map style:condition="cell-content-is-between(1E-307,0.05)" style:apply-style-name="Italic" style:base-cell-address="style.D1"/>
    </style:style>
    <style:style style:name="ce99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in"/>
      <style:text-properties fo:color="#ffffff"/>
      <style:map style:condition="cell-content-is-between(1E-307,0.05)" style:apply-style-name="Italic" style:base-cell-address="style.D1"/>
    </style:style>
    <style:style style:name="ce100" style:family="table-cell" style:parent-style-name="Default">
      <style:table-cell-properties fo:background-color="#a1467e" fo:border="0.74pt solid #000000"/>
      <style:text-properties fo:color="#ffffff"/>
      <style:map style:condition="cell-content-is-between(1E-307,0.05)" style:apply-style-name="Italic" style:base-cell-address="style.D1"/>
    </style:style>
    <style:style style:name="ce101" style:family="table-cell" style:parent-style-name="Default">
      <style:table-cell-properties fo:background-color="#a1467e" fo:border="0.74pt solid #000000"/>
      <style:text-properties fo:color="#ffffff" fo:font-weight="bold" style:font-weight-asian="bold" style:font-weight-complex="bold"/>
      <style:map style:condition="cell-content-is-between(1E-307,0.05)" style:apply-style-name="Italic" style:base-cell-address="style.D1"/>
    </style:style>
    <style:style style:name="ce102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fo:background-color="#a1467e" fo:border="0.74pt solid #000000"/>
      <style:text-properties fo:color="#ffffff"/>
    </style:style>
    <style:style style:name="ce104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105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in"/>
      <style:text-properties fo:color="#ffffff"/>
      <style:map style:condition="cell-content-is-between(1E-307,0.05)" style:apply-style-name="Italic" style:base-cell-address="style.D1"/>
    </style:style>
    <style:style style:name="ce106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in"/>
      <style:text-properties fo:color="#ffffff"/>
      <style:map style:condition="cell-content-is-between(1E-307,0.05)" style:apply-style-name="Italic" style:base-cell-address="style.D1"/>
    </style:style>
    <style:style style:name="ce107" style:family="table-cell" style:parent-style-name="Default">
      <style:table-cell-properties fo:background-color="#8d1d75" fo:border="0.74pt solid #000000"/>
      <style:text-properties fo:color="#ffffff" fo:font-weight="bold" style:font-weight-asian="bold" style:font-weight-complex="bold"/>
      <style:map style:condition="cell-content-is-between(1E-307,0.05)" style:apply-style-name="Italic" style:base-cell-address="style.D1"/>
    </style:style>
    <style:style style:name="ce108" style:family="table-cell" style:parent-style-name="Default">
      <style:table-cell-properties fo:background-color="#8d1d75" fo:border="0.74pt solid #000000"/>
      <style:text-properties fo:color="#ffffff"/>
      <style:map style:condition="cell-content-is-between(1E-307,0.05)" style:apply-style-name="Italic" style:base-cell-address="style.D1"/>
    </style:style>
    <style:style style:name="ce109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in"/>
      <style:text-properties fo:color="#ffffff"/>
    </style:style>
    <style:style style:name="ce110" style:family="table-cell" style:parent-style-name="Default">
      <style:table-cell-properties fo:background-color="#8d1d75" fo:border="0.74pt solid #000000"/>
      <style:text-properties fo:color="#ffffff"/>
    </style:style>
    <style:style style:name="ce1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112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113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114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115" style:family="table-cell" style:parent-style-name="Default">
      <style:table-cell-properties fo:background-color="#ffa6a6" fo:border="0.74pt solid #000000"/>
      <style:map style:condition="cell-content-is-between(1E-307,0.05)" style:apply-style-name="Italic" style:base-cell-address="style.D1"/>
    </style:style>
    <style:style style:name="ce116" style:family="table-cell" style:parent-style-name="Default">
      <style:table-cell-properties fo:background-color="#ffa6a6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style.D1"/>
    </style:style>
    <style:style style:name="ce1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</style:style>
    <style:style style:name="ce119" style:family="table-cell" style:parent-style-name="Default">
      <style:table-cell-properties fo:background-color="#ffa6a6" fo:border="0.74pt solid #000000"/>
    </style:style>
    <style:style style:name="ce120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121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122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123" style:family="table-cell" style:parent-style-name="Default">
      <style:table-cell-properties fo:background-color="#ff6d6d" fo:border="0.74pt solid #000000"/>
      <style:map style:condition="cell-content-is-between(1E-307,0.05)" style:apply-style-name="Italic" style:base-cell-address="style.D1"/>
    </style:style>
    <style:style style:name="ce124" style:family="table-cell" style:parent-style-name="Default">
      <style:table-cell-properties fo:background-color="#ff6d6d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style.D1"/>
    </style:style>
    <style:style style:name="ce125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</style:style>
    <style:style style:name="ce126" style:family="table-cell" style:parent-style-name="Default">
      <style:table-cell-properties fo:background-color="#ff6d6d" fo:border="0.74pt solid #000000"/>
    </style:style>
    <style:style style:name="ce12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style.D1"/>
    </style:style>
    <style:style style:name="ce128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in"/>
      <style:text-properties fo:color="#000000"/>
      <style:map style:condition="cell-content-is-between(1E-307,0.05)" style:apply-style-name="Italic" style:base-cell-address="style.D1"/>
    </style:style>
    <style:style style:name="ce129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130" style:family="table-cell" style:parent-style-name="Default">
      <style:table-cell-properties fo:background-color="#ff3838" fo:border="0.74pt solid #000000"/>
      <style:map style:condition="cell-content-is-between(1E-307,0.05)" style:apply-style-name="Italic" style:base-cell-address="style.D1"/>
    </style:style>
    <style:style style:name="ce131" style:family="table-cell" style:parent-style-name="Default">
      <style:table-cell-properties fo:background-color="#ff3838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style.D1"/>
    </style:style>
    <style:style style:name="ce132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in"/>
    </style:style>
    <style:style style:name="ce133" style:family="table-cell" style:parent-style-name="Default">
      <style:table-cell-properties fo:background-color="#ff3838" fo:border="0.74pt solid #000000"/>
    </style:style>
    <style:style style:name="ce134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ce135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36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style.D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/>
          <table:table-cell table:style-name="ce1"/>
          <table:table-cell/>
          <table:table-cell table:style-name="ce1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τ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float" office:value="0.0005287206" calcext:value-type="float">
            <text:p>0.0005287206</text:p>
          </table:table-cell>
          <table:table-cell office:value-type="float" office:value="0.6923077" calcext:value-type="float">
            <text:p>0.692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250.uM.Cys</text:p>
          </table:table-cell>
          <table:table-cell office:value-type="string" calcext:value-type="string">
            <text:p>c</text:p>
          </table:table-cell>
          <table:table-cell office:value-type="float" office:value="0.0002839785" calcext:value-type="float">
            <text:p>0.0002839785</text:p>
          </table:table-cell>
          <table:table-cell office:value-type="float" office:value="0.7179487" calcext:value-type="float">
            <text:p>0.7179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250.uM.Cys</text:p>
          </table:table-cell>
          <table:table-cell office:value-type="string" calcext:value-type="string">
            <text:p>c</text:p>
          </table:table-cell>
          <table:table-cell office:value-type="float" office:value="0.000000004175351" calcext:value-type="float">
            <text:p>0.000000004175351</text:p>
          </table:table-cell>
          <table:table-cell office:value-type="float" office:value="0.974359" calcext:value-type="float">
            <text:p>0.974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250.uM.Cys</text:p>
          </table:table-cell>
          <table:table-cell office:value-type="string" calcext:value-type="string">
            <text:p>c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float" office:value="0.2043668" calcext:value-type="float">
            <text:p>0.2043668</text:p>
          </table:table-cell>
          <table:table-cell office:value-type="float" office:value="-0.2820513" calcext:value-type="float">
            <text:p>-0.2820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float" office:value="0.01220944" calcext:value-type="float">
            <text:p>0.01220944</text:p>
          </table:table-cell>
          <table:table-cell office:value-type="float" office:value="0.5290433" calcext:value-type="float">
            <text:p>0.5290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uM.Cys</text:p>
          </table:table-cell>
          <table:table-cell office:value-type="string" calcext:value-type="string">
            <text:p>c</text:p>
          </table:table-cell>
          <table:table-cell office:value-type="float" office:value="0.1634872" calcext:value-type="float">
            <text:p>0.1634872</text:p>
          </table:table-cell>
          <table:table-cell office:value-type="float" office:value="-0.3076923" calcext:value-type="float">
            <text:p>-0.3076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float" office:value="0.002744318" calcext:value-type="float">
            <text:p>0.002744318</text:p>
          </table:table-cell>
          <table:table-cell office:value-type="float" office:value="0.6322712" calcext:value-type="float">
            <text:p>0.6322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uM.Cys</text:p>
          </table:table-cell>
          <table:table-cell office:value-type="string" calcext:value-type="string">
            <text:p>c</text:p>
          </table:table-cell>
          <table:table-cell office:value-type="float" office:value="0.09998026" calcext:value-type="float">
            <text:p>0.09998026</text:p>
          </table:table-cell>
          <table:table-cell office:value-type="float" office:value="-0.3589744" calcext:value-type="float">
            <text:p>-0.3589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0.uM.Cys</text:p>
          </table:table-cell>
          <table:table-cell office:value-type="string" calcext:value-type="string">
            <text:p>c</text:p>
          </table:table-cell>
          <table:table-cell office:value-type="float" office:value="0.07631654" calcext:value-type="float">
            <text:p>0.07631654</text:p>
          </table:table-cell>
          <table:table-cell office:value-type="float" office:value="-0.3846154" calcext:value-type="float">
            <text:p>-0.3846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float" office:value="0.9523619" calcext:value-type="float">
            <text:p>0.9523619</text:p>
          </table:table-cell>
          <table:table-cell office:value-type="float" office:value="-0.02564103" calcext:value-type="float">
            <text:p>-0.0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float" office:value="0.002675523" calcext:value-type="float">
            <text:p>0.002675523</text:p>
          </table:table-cell>
          <table:table-cell office:value-type="float" office:value="0.6153846" calcext:value-type="float">
            <text:p>0.6153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float" office:value="0.5097746" calcext:value-type="float">
            <text:p>0.5097746</text:p>
          </table:table-cell>
          <table:table-cell office:value-type="float" office:value="-0.1538462" calcext:value-type="float">
            <text:p>-0.1538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float" office:value="0.0002839785" calcext:value-type="float">
            <text:p>0.0002839785</text:p>
          </table:table-cell>
          <table:table-cell office:value-type="float" office:value="0.7179487" calcext:value-type="float">
            <text:p>0.7179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float" office:value="0.6754334" calcext:value-type="float">
            <text:p>0.6754334</text:p>
          </table:table-cell>
          <table:table-cell office:value-type="float" office:value="-0.1025641" calcext:value-type="float">
            <text:p>-0.1025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float" office:value="0.5900408" calcext:value-type="float">
            <text:p>0.5900408</text:p>
          </table:table-cell>
          <table:table-cell office:value-type="float" office:value="-0.1282051" calcext:value-type="float">
            <text:p>-0.128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float" office:value="0.00003192923" calcext:value-type="float">
            <text:p>0.00003192923</text:p>
          </table:table-cell>
          <table:table-cell office:value-type="float" office:value="0.7948718" calcext:value-type="float">
            <text:p>0.7948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float" office:value="0.01495009" calcext:value-type="float">
            <text:p>0.01495009</text:p>
          </table:table-cell>
          <table:table-cell office:value-type="float" office:value="0.5128205" calcext:value-type="float">
            <text:p>0.512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float" office:value="0.002675523" calcext:value-type="float">
            <text:p>0.002675523</text:p>
          </table:table-cell>
          <table:table-cell office:value-type="float" office:value="0.6153846" calcext:value-type="float">
            <text:p>0.6153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float" office:value="0.00007030489" calcext:value-type="float">
            <text:p>0.00007030489</text:p>
          </table:table-cell>
          <table:table-cell office:value-type="float" office:value="0.7692308" calcext:value-type="float">
            <text:p>0.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float" office:value="0.000001807927" calcext:value-type="float">
            <text:p>0.000001807927</text:p>
          </table:table-cell>
          <table:table-cell office:value-type="float" office:value="0.8717949" calcext:value-type="float">
            <text:p>0.8717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float" office:value="0.000005202488" calcext:value-type="float">
            <text:p>0.000005202488</text:p>
          </table:table-cell>
          <table:table-cell office:value-type="float" office:value="0.8461538" calcext:value-type="float">
            <text:p>0.8461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float" office:value="0.5900408" calcext:value-type="float">
            <text:p>0.5900408</text:p>
          </table:table-cell>
          <table:table-cell office:value-type="float" office:value="-0.1282051" calcext:value-type="float">
            <text:p>-0.128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float" office:value="0.1113469" calcext:value-type="float">
            <text:p>0.1113469</text:p>
          </table:table-cell>
          <table:table-cell office:value-type="float" office:value="0.3376908" calcext:value-type="float">
            <text:p>0.3376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float" office:value="0.2043668" calcext:value-type="float">
            <text:p>0.2043668</text:p>
          </table:table-cell>
          <table:table-cell office:value-type="float" office:value="-0.2820513" calcext:value-type="float">
            <text:p>-0.2820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float" office:value="0.01996445" calcext:value-type="float">
            <text:p>0.01996445</text:p>
          </table:table-cell>
          <table:table-cell office:value-type="float" office:value="0.4935481" calcext:value-type="float">
            <text:p>0.4935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float" office:value="0.4353804" calcext:value-type="float">
            <text:p>0.4353804</text:p>
          </table:table-cell>
          <table:table-cell office:value-type="float" office:value="-0.1794872" calcext:value-type="float">
            <text:p>-0.1794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float" office:value="0.3674043" calcext:value-type="float">
            <text:p>0.3674043</text:p>
          </table:table-cell>
          <table:table-cell office:value-type="float" office:value="-0.2051282" calcext:value-type="float">
            <text:p>-0.2051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float" office:value="0.5097746" calcext:value-type="float">
            <text:p>0.5097746</text:p>
          </table:table-cell>
          <table:table-cell office:value-type="float" office:value="-0.1538462" calcext:value-type="float">
            <text:p>-0.1538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float" office:value="0.05811823" calcext:value-type="float">
            <text:p>0.05811823</text:p>
          </table:table-cell>
          <table:table-cell office:value-type="float" office:value="0.4000083" calcext:value-type="float">
            <text:p>0.4000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1288514" calcext:value-type="float">
            <text:p>0.1288514</text:p>
          </table:table-cell>
          <table:table-cell office:value-type="float" office:value="-0.3333333" calcext:value-type="float">
            <text:p>-0.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float" office:value="0.001825405" calcext:value-type="float">
            <text:p>0.001825405</text:p>
          </table:table-cell>
          <table:table-cell office:value-type="float" office:value="0.6580782" calcext:value-type="float">
            <text:p>0.6580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3061849" calcext:value-type="float">
            <text:p>0.3061849</text:p>
          </table:table-cell>
          <table:table-cell office:value-type="float" office:value="-0.2307692" calcext:value-type="float">
            <text:p>-0.2307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2518576" calcext:value-type="float">
            <text:p>0.2518576</text:p>
          </table:table-cell>
          <table:table-cell office:value-type="float" office:value="-0.2564103" calcext:value-type="float">
            <text:p>-0.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float" office:value="0.002675523" calcext:value-type="float">
            <text:p>0.002675523</text:p>
          </table:table-cell>
          <table:table-cell office:value-type="float" office:value="0.6153846" calcext:value-type="float">
            <text:p>0.6153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float" office:value="0.01495009" calcext:value-type="float">
            <text:p>0.01495009</text:p>
          </table:table-cell>
          <table:table-cell office:value-type="float" office:value="0.5128205" calcext:value-type="float">
            <text:p>0.512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2518576" calcext:value-type="float">
            <text:p>0.2518576</text:p>
          </table:table-cell>
          <table:table-cell office:value-type="float" office:value="0.2564103" calcext:value-type="float">
            <text:p>0.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float" office:value="0.002675523" calcext:value-type="float">
            <text:p>0.002675523</text:p>
          </table:table-cell>
          <table:table-cell office:value-type="float" office:value="0.6153846" calcext:value-type="float">
            <text:p>0.6153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09998026" calcext:value-type="float">
            <text:p>0.09998026</text:p>
          </table:table-cell>
          <table:table-cell office:value-type="float" office:value="0.3589744" calcext:value-type="float">
            <text:p>0.3589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1288514" calcext:value-type="float">
            <text:p>0.1288514</text:p>
          </table:table-cell>
          <table:table-cell office:value-type="float" office:value="0.3333333" calcext:value-type="float">
            <text:p>0.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float" office:value="0.05725683" calcext:value-type="float">
            <text:p>0.05725683</text:p>
          </table:table-cell>
          <table:table-cell office:value-type="float" office:value="0.4102564" calcext:value-type="float">
            <text:p>0.4102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float" office:value="0.0988787" calcext:value-type="float">
            <text:p>0.0988787</text:p>
          </table:table-cell>
          <table:table-cell office:value-type="float" office:value="0.3483943" calcext:value-type="float">
            <text:p>0.3483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0101174" calcext:value-type="float">
            <text:p>0.0101174</text:p>
          </table:table-cell>
          <table:table-cell office:value-type="float" office:value="0.5384615" calcext:value-type="float">
            <text:p>0.538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float" office:value="0.008581833" calcext:value-type="float">
            <text:p>0.008581833</text:p>
          </table:table-cell>
          <table:table-cell office:value-type="float" office:value="0.5548503" calcext:value-type="float">
            <text:p>0.5548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00003192923" calcext:value-type="float">
            <text:p>0.00003192923</text:p>
          </table:table-cell>
          <table:table-cell office:value-type="float" office:value="0.7948718" calcext:value-type="float">
            <text:p>0.7948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00007030489" calcext:value-type="float">
            <text:p>0.00007030489</text:p>
          </table:table-cell>
          <table:table-cell office:value-type="float" office:value="0.7692308" calcext:value-type="float">
            <text:p>0.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g</text:p>
          </table:table-cell>
          <table:table-cell office:value-type="float" office:value="0.02372574" calcext:value-type="float">
            <text:p>0.02372574</text:p>
          </table:table-cell>
          <table:table-cell office:value-type="float" office:value="0.4774293" calcext:value-type="float">
            <text:p>0.4774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r</text:p>
          </table:table-cell>
          <table:table-cell office:value-type="float" office:value="0.09998026" calcext:value-type="float">
            <text:p>0.09998026</text:p>
          </table:table-cell>
          <table:table-cell office:value-type="float" office:value="0.3589744" calcext:value-type="float">
            <text:p>0.3589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02158161" calcext:value-type="float">
            <text:p>0.02158161</text:p>
          </table:table-cell>
          <table:table-cell office:value-type="float" office:value="0.4871795" calcext:value-type="float">
            <text:p>0.4871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r</text:p>
          </table:table-cell>
          <table:table-cell office:value-type="float" office:value="0.01495009" calcext:value-type="float">
            <text:p>0.01495009</text:p>
          </table:table-cell>
          <table:table-cell office:value-type="float" office:value="0.5128205" calcext:value-type="float">
            <text:p>0.512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001616258" calcext:value-type="float">
            <text:p>0.001616258</text:p>
          </table:table-cell>
          <table:table-cell office:value-type="float" office:value="0.6410256" calcext:value-type="float">
            <text:p>0.6410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002675523" calcext:value-type="float">
            <text:p>0.002675523</text:p>
          </table:table-cell>
          <table:table-cell office:value-type="float" office:value="0.6153846" calcext:value-type="float">
            <text:p>0.6153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g</text:p>
          </table:table-cell>
          <table:table-cell office:value-type="float" office:value="0.07631654" calcext:value-type="float">
            <text:p>0.07631654</text:p>
          </table:table-cell>
          <table:table-cell office:value-type="float" office:value="0.3846154" calcext:value-type="float">
            <text:p>0.3846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r</text:p>
          </table:table-cell>
          <table:table-cell office:value-type="float" office:value="0.1264955" calcext:value-type="float">
            <text:p>0.1264955</text:p>
          </table:table-cell>
          <table:table-cell office:value-type="float" office:value="0.3225874" calcext:value-type="float">
            <text:p>0.3225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01495009" calcext:value-type="float">
            <text:p>0.01495009</text:p>
          </table:table-cell>
          <table:table-cell office:value-type="float" office:value="0.5128205" calcext:value-type="float">
            <text:p>0.512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r</text:p>
          </table:table-cell>
          <table:table-cell office:value-type="float" office:value="0.07630171" calcext:value-type="float">
            <text:p>0.07630171</text:p>
          </table:table-cell>
          <table:table-cell office:value-type="float" office:value="0.3742013" calcext:value-type="float">
            <text:p>0.374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002675523" calcext:value-type="float">
            <text:p>0.002675523</text:p>
          </table:table-cell>
          <table:table-cell office:value-type="float" office:value="0.6153846" calcext:value-type="float">
            <text:p>0.6153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004289284" calcext:value-type="float">
            <text:p>0.004289284</text:p>
          </table:table-cell>
          <table:table-cell office:value-type="float" office:value="0.5897436" calcext:value-type="float">
            <text:p>0.5897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g</text:p>
          </table:table-cell>
          <table:table-cell office:value-type="float" office:value="0.1113469" calcext:value-type="float">
            <text:p>0.1113469</text:p>
          </table:table-cell>
          <table:table-cell office:value-type="float" office:value="0.3376908" calcext:value-type="float">
            <text:p>0.3376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r</text:p>
          </table:table-cell>
          <table:table-cell office:value-type="float" office:value="0.2206714" calcext:value-type="float">
            <text:p>0.2206714</text:p>
          </table:table-cell>
          <table:table-cell office:value-type="float" office:value="0.2597622" calcext:value-type="float">
            <text:p>0.2597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1288514" calcext:value-type="float">
            <text:p>0.1288514</text:p>
          </table:table-cell>
          <table:table-cell office:value-type="float" office:value="0.3333333" calcext:value-type="float">
            <text:p>0.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r</text:p>
          </table:table-cell>
          <table:table-cell office:value-type="float" office:value="0.08641073" calcext:value-type="float">
            <text:p>0.08641073</text:p>
          </table:table-cell>
          <table:table-cell office:value-type="float" office:value="0.363667" calcext:value-type="float">
            <text:p>0.363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02158161" calcext:value-type="float">
            <text:p>0.02158161</text:p>
          </table:table-cell>
          <table:table-cell office:value-type="float" office:value="0.4871795" calcext:value-type="float">
            <text:p>0.4871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5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03048244" calcext:value-type="float">
            <text:p>0.03048244</text:p>
          </table:table-cell>
          <table:table-cell office:value-type="float" office:value="0.4615385" calcext:value-type="float">
            <text:p>0.4615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float" office:value="0.0324117" calcext:value-type="float">
            <text:p>0.0324117</text:p>
          </table:table-cell>
          <table:table-cell office:value-type="float" office:value="-0.4516223" calcext:value-type="float">
            <text:p>-0.4516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uM.Cys</text:p>
          </table:table-cell>
          <table:table-cell office:value-type="string" calcext:value-type="string">
            <text:p>c</text:p>
          </table:table-cell>
          <table:table-cell office:value-type="float" office:value="0.1634872" calcext:value-type="float">
            <text:p>0.1634872</text:p>
          </table:table-cell>
          <table:table-cell office:value-type="float" office:value="0.3076923" calcext:value-type="float">
            <text:p>0.3076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float" office:value="0.000002415275" calcext:value-type="float">
            <text:p>0.0000024152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uM.Cys</text:p>
          </table:table-cell>
          <table:table-cell office:value-type="string" calcext:value-type="string">
            <text:p>c</text:p>
          </table:table-cell>
          <table:table-cell office:value-type="float" office:value="0.3592259" calcext:value-type="float">
            <text:p>0.3592259</text:p>
          </table:table-cell>
          <table:table-cell office:value-type="float" office:value="-0.1935524" calcext:value-type="float">
            <text:p>-0.1935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0.uM.Cys</text:p>
          </table:table-cell>
          <table:table-cell office:value-type="string" calcext:value-type="string">
            <text:p>c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float" office:value="0.000145265" calcext:value-type="float">
            <text:p>0.000145265</text:p>
          </table:table-cell>
          <table:table-cell office:value-type="float" office:value="0.7435897" calcext:value-type="float">
            <text:p>0.7435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float" office:value="0.2518576" calcext:value-type="float">
            <text:p>0.2518576</text:p>
          </table:table-cell>
          <table:table-cell office:value-type="float" office:value="-0.2564103" calcext:value-type="float">
            <text:p>-0.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float" office:value="0.5097746" calcext:value-type="float">
            <text:p>0.5097746</text:p>
          </table:table-cell>
          <table:table-cell office:value-type="float" office:value="0.1538462" calcext:value-type="float">
            <text:p>0.1538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float" office:value="0.0007744993" calcext:value-type="float">
            <text:p>0.0007744993</text:p>
          </table:table-cell>
          <table:table-cell office:value-type="float" office:value="0.7096922" calcext:value-type="float">
            <text:p>0.7096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float" office:value="0.9512615" calcext:value-type="float">
            <text:p>0.9512615</text:p>
          </table:table-cell>
          <table:table-cell office:value-type="float" office:value="0.01290349" calcext:value-type="float">
            <text:p>0.01290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float" office:value="0.004289284" calcext:value-type="float">
            <text:p>0.004289284</text:p>
          </table:table-cell>
          <table:table-cell office:value-type="float" office:value="0.5897436" calcext:value-type="float">
            <text:p>0.5897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float" office:value="0.4353804" calcext:value-type="float">
            <text:p>0.4353804</text:p>
          </table:table-cell>
          <table:table-cell office:value-type="float" office:value="-0.1794872" calcext:value-type="float">
            <text:p>-0.1794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float" office:value="0.3674043" calcext:value-type="float">
            <text:p>0.3674043</text:p>
          </table:table-cell>
          <table:table-cell office:value-type="float" office:value="-0.2051282" calcext:value-type="float">
            <text:p>-0.2051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float" office:value="0.2518576" calcext:value-type="float">
            <text:p>0.2518576</text:p>
          </table:table-cell>
          <table:table-cell office:value-type="float" office:value="-0.2564103" calcext:value-type="float">
            <text:p>-0.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float" office:value="0.01713551" calcext:value-type="float">
            <text:p>0.01713551</text:p>
          </table:table-cell>
          <table:table-cell office:value-type="float" office:value="0.5032363" calcext:value-type="float">
            <text:p>0.5032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float" office:value="0.008581833" calcext:value-type="float">
            <text:p>0.008581833</text:p>
          </table:table-cell>
          <table:table-cell office:value-type="float" office:value="0.5548503" calcext:value-type="float">
            <text:p>0.5548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float" office:value="0.07631654" calcext:value-type="float">
            <text:p>0.07631654</text:p>
          </table:table-cell>
          <table:table-cell office:value-type="float" office:value="-0.3846154" calcext:value-type="float">
            <text:p>-0.3846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float" office:value="0.000005202488" calcext:value-type="float">
            <text:p>0.000005202488</text:p>
          </table:table-cell>
          <table:table-cell office:value-type="float" office:value="0.8461538" calcext:value-type="float">
            <text:p>0.8461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float" office:value="0.03733642" calcext:value-type="float">
            <text:p>0.03733642</text:p>
          </table:table-cell>
          <table:table-cell office:value-type="float" office:value="-0.4415957" calcext:value-type="float">
            <text:p>-0.4415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float" office:value="0.1288514" calcext:value-type="float">
            <text:p>0.1288514</text:p>
          </table:table-cell>
          <table:table-cell office:value-type="float" office:value="0.3333333" calcext:value-type="float">
            <text:p>0.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float" office:value="0.001147899" calcext:value-type="float">
            <text:p>0.001147899</text:p>
          </table:table-cell>
          <table:table-cell office:value-type="float" office:value="0.6928253" calcext:value-type="float">
            <text:p>0.6928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float" office:value="0.4268487" calcext:value-type="float">
            <text:p>0.4268487</text:p>
          </table:table-cell>
          <table:table-cell office:value-type="float" office:value="-0.1677454" calcext:value-type="float">
            <text:p>-0.1677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float" office:value="0.00007030489" calcext:value-type="float">
            <text:p>0.00007030489</text:p>
          </table:table-cell>
          <table:table-cell office:value-type="float" office:value="0.7692308" calcext:value-type="float">
            <text:p>0.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float" office:value="0.000001807927" calcext:value-type="float">
            <text:p>0.000001807927</text:p>
          </table:table-cell>
          <table:table-cell office:value-type="float" office:value="0.8717949" calcext:value-type="float">
            <text:p>0.8717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float" office:value="0.2987644" calcext:value-type="float">
            <text:p>0.2987644</text:p>
          </table:table-cell>
          <table:table-cell office:value-type="float" office:value="-0.2193594" calcext:value-type="float">
            <text:p>-0.2193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07631654" calcext:value-type="float">
            <text:p>0.07631654</text:p>
          </table:table-cell>
          <table:table-cell office:value-type="float" office:value="0.3846154" calcext:value-type="float">
            <text:p>0.3846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float" office:value="0.002200188" calcext:value-type="float">
            <text:p>0.002200188</text:p>
          </table:table-cell>
          <table:table-cell office:value-type="float" office:value="0.6493506" calcext:value-type="float">
            <text:p>0.6493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2987644" calcext:value-type="float">
            <text:p>0.2987644</text:p>
          </table:table-cell>
          <table:table-cell office:value-type="float" office:value="-0.2193594" calcext:value-type="float">
            <text:p>-0.2193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000001807927" calcext:value-type="float">
            <text:p>0.000001807927</text:p>
          </table:table-cell>
          <table:table-cell office:value-type="float" office:value="0.8717949" calcext:value-type="float">
            <text:p>0.8717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float" office:value="0.5097746" calcext:value-type="float">
            <text:p>0.5097746</text:p>
          </table:table-cell>
          <table:table-cell office:value-type="float" office:value="-0.1538462" calcext:value-type="float">
            <text:p>-0.1538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float" office:value="0.5097746" calcext:value-type="float">
            <text:p>0.5097746</text:p>
          </table:table-cell>
          <table:table-cell office:value-type="float" office:value="-0.1538462" calcext:value-type="float">
            <text:p>-0.1538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8577338" calcext:value-type="float">
            <text:p>0.8577338</text:p>
          </table:table-cell>
          <table:table-cell office:value-type="float" office:value="-0.05128205" calcext:value-type="float">
            <text:p>-0.0512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float" office:value="0.01713551" calcext:value-type="float">
            <text:p>0.01713551</text:p>
          </table:table-cell>
          <table:table-cell office:value-type="float" office:value="0.5032363" calcext:value-type="float">
            <text:p>0.5032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1597766" calcext:value-type="float">
            <text:p>0.1597766</text:p>
          </table:table-cell>
          <table:table-cell office:value-type="float" office:value="0.2967804" calcext:value-type="float">
            <text:p>0.2967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5900408" calcext:value-type="float">
            <text:p>0.5900408</text:p>
          </table:table-cell>
          <table:table-cell office:value-type="float" office:value="0.1282051" calcext:value-type="float">
            <text:p>0.128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float" office:value="0.2987644" calcext:value-type="float">
            <text:p>0.2987644</text:p>
          </table:table-cell>
          <table:table-cell office:value-type="float" office:value="-0.2193594" calcext:value-type="float">
            <text:p>-0.2193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4353804" calcext:value-type="float">
            <text:p>0.4353804</text:p>
          </table:table-cell>
          <table:table-cell office:value-type="float" office:value="-0.1794872" calcext:value-type="float">
            <text:p>-0.1794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float" office:value="0.02749006" calcext:value-type="float">
            <text:p>0.02749006</text:p>
          </table:table-cell>
          <table:table-cell office:value-type="float" office:value="0.4675325" calcext:value-type="float">
            <text:p>0.4675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01220944" calcext:value-type="float">
            <text:p>0.01220944</text:p>
          </table:table-cell>
          <table:table-cell office:value-type="float" office:value="0.5290433" calcext:value-type="float">
            <text:p>0.5290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2518576" calcext:value-type="float">
            <text:p>0.2518576</text:p>
          </table:table-cell>
          <table:table-cell office:value-type="float" office:value="-0.2564103" calcext:value-type="float">
            <text:p>-0.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g</text:p>
          </table:table-cell>
          <table:table-cell office:value-type="float" office:value="0.8545091" calcext:value-type="float">
            <text:p>0.8545091</text:p>
          </table:table-cell>
          <table:table-cell office:value-type="float" office:value="0.03871048" calcext:value-type="float">
            <text:p>0.03871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r</text:p>
          </table:table-cell>
          <table:table-cell office:value-type="float" office:value="0.3674043" calcext:value-type="float">
            <text:p>0.3674043</text:p>
          </table:table-cell>
          <table:table-cell office:value-type="float" office:value="-0.2051282" calcext:value-type="float">
            <text:p>-0.2051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9523619" calcext:value-type="float">
            <text:p>0.9523619</text:p>
          </table:table-cell>
          <table:table-cell office:value-type="float" office:value="-0.02564103" calcext:value-type="float">
            <text:p>-0.0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r</text:p>
          </table:table-cell>
          <table:table-cell office:value-type="float" office:value="0.008581833" calcext:value-type="float">
            <text:p>0.008581833</text:p>
          </table:table-cell>
          <table:table-cell office:value-type="float" office:value="0.5548503" calcext:value-type="float">
            <text:p>0.5548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04369023" calcext:value-type="float">
            <text:p>0.04369023</text:p>
          </table:table-cell>
          <table:table-cell office:value-type="float" office:value="0.4258153" calcext:value-type="float">
            <text:p>0.4258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6754334" calcext:value-type="float">
            <text:p>0.6754334</text:p>
          </table:table-cell>
          <table:table-cell office:value-type="float" office:value="-0.1025641" calcext:value-type="float">
            <text:p>-0.1025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g</text:p>
          </table:table-cell>
          <table:table-cell office:value-type="float" office:value="0.7650248" calcext:value-type="float">
            <text:p>0.7650248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r</text:p>
          </table:table-cell>
          <table:table-cell office:value-type="float" office:value="0.5013608" calcext:value-type="float">
            <text:p>0.5013608</text:p>
          </table:table-cell>
          <table:table-cell office:value-type="float" office:value="-0.1419384" calcext:value-type="float">
            <text:p>-0.1419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5097746" calcext:value-type="float">
            <text:p>0.5097746</text:p>
          </table:table-cell>
          <table:table-cell office:value-type="float" office:value="-0.1538462" calcext:value-type="float">
            <text:p>-0.1538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r</text:p>
          </table:table-cell>
          <table:table-cell office:value-type="float" office:value="0.0661991" calcext:value-type="float">
            <text:p>0.0661991</text:p>
          </table:table-cell>
          <table:table-cell office:value-type="float" office:value="0.3896104" calcext:value-type="float">
            <text:p>0.3896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004068915" calcext:value-type="float">
            <text:p>0.004068915</text:p>
          </table:table-cell>
          <table:table-cell office:value-type="float" office:value="0.6064642" calcext:value-type="float">
            <text:p>0.6064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7650248" calcext:value-type="float">
            <text:p>0.7650248</text:p>
          </table:table-cell>
          <table:table-cell office:value-type="float" office:value="-0.07692308" calcext:value-type="float">
            <text:p>-0.0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g</text:p>
          </table:table-cell>
          <table:table-cell office:value-type="float" office:value="0.5402914" calcext:value-type="float">
            <text:p>0.5402914</text:p>
          </table:table-cell>
          <table:table-cell office:value-type="float" office:value="0.1298811" calcext:value-type="float">
            <text:p>0.1298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r</text:p>
          </table:table-cell>
          <table:table-cell office:value-type="float" office:value="0.7133032" calcext:value-type="float">
            <text:p>0.7133032</text:p>
          </table:table-cell>
          <table:table-cell office:value-type="float" office:value="-0.07792865" calcext:value-type="float">
            <text:p>-0.07792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9523619" calcext:value-type="float">
            <text:p>0.9523619</text:p>
          </table:table-cell>
          <table:table-cell office:value-type="float" office:value="0.02564103" calcext:value-type="float">
            <text:p>0.0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r</text:p>
          </table:table-cell>
          <table:table-cell office:value-type="float" office:value="0.1250947" calcext:value-type="float">
            <text:p>0.1250947</text:p>
          </table:table-cell>
          <table:table-cell office:value-type="float" office:value="0.3268044" calcext:value-type="float">
            <text:p>0.3268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07630171" calcext:value-type="float">
            <text:p>0.07630171</text:p>
          </table:table-cell>
          <table:table-cell office:value-type="float" office:value="0.3742013" calcext:value-type="float">
            <text:p>0.374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float" office:value="0.8577338" calcext:value-type="float">
            <text:p>0.8577338</text:p>
          </table:table-cell>
          <table:table-cell office:value-type="float" office:value="-0.05128205" calcext:value-type="float">
            <text:p>-0.0512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float" office:value="0.5097746" calcext:value-type="float">
            <text:p>0.5097746</text:p>
          </table:table-cell>
          <table:table-cell office:value-type="float" office:value="0.1538462" calcext:value-type="float">
            <text:p>0.1538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float" office:value="0.7650248" calcext:value-type="float">
            <text:p>0.7650248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float" office:value="0.7650248" calcext:value-type="float">
            <text:p>0.7650248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float" office:value="0.8577338" calcext:value-type="float">
            <text:p>0.8577338</text:p>
          </table:table-cell>
          <table:table-cell office:value-type="float" office:value="0.05128205" calcext:value-type="float">
            <text:p>0.0512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float" office:value="0.000145265" calcext:value-type="float">
            <text:p>0.000145265</text:p>
          </table:table-cell>
          <table:table-cell office:value-type="float" office:value="0.7435897" calcext:value-type="float">
            <text:p>0.7435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float" office:value="0.0005287206" calcext:value-type="float">
            <text:p>0.0005287206</text:p>
          </table:table-cell>
          <table:table-cell office:value-type="float" office:value="0.6923077" calcext:value-type="float">
            <text:p>0.692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float" office:value="0.7650248" calcext:value-type="float">
            <text:p>0.7650248</text:p>
          </table:table-cell>
          <table:table-cell office:value-type="float" office:value="-0.07692308" calcext:value-type="float">
            <text:p>-0.0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float" office:value="0.00003192923" calcext:value-type="float">
            <text:p>0.00003192923</text:p>
          </table:table-cell>
          <table:table-cell office:value-type="float" office:value="0.7948718" calcext:value-type="float">
            <text:p>0.7948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float" office:value="0.2703441" calcext:value-type="float">
            <text:p>0.2703441</text:p>
          </table:table-cell>
          <table:table-cell office:value-type="float" office:value="-0.233786" calcext:value-type="float">
            <text:p>-0.233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float" office:value="0.2043668" calcext:value-type="float">
            <text:p>0.2043668</text:p>
          </table:table-cell>
          <table:table-cell office:value-type="float" office:value="0.2820513" calcext:value-type="float">
            <text:p>0.2820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float" office:value="0.0006051723" calcext:value-type="float">
            <text:p>0.0006051723</text:p>
          </table:table-cell>
          <table:table-cell office:value-type="float" office:value="0.7273341" calcext:value-type="float">
            <text:p>0.7273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float" office:value="0.00007030489" calcext:value-type="float">
            <text:p>0.00007030489</text:p>
          </table:table-cell>
          <table:table-cell office:value-type="float" office:value="0.7692308" calcext:value-type="float">
            <text:p>0.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float" office:value="0.000001807927" calcext:value-type="float">
            <text:p>0.000001807927</text:p>
          </table:table-cell>
          <table:table-cell office:value-type="float" office:value="0.8717949" calcext:value-type="float">
            <text:p>0.8717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float" office:value="0.9512615" calcext:value-type="float">
            <text:p>0.9512615</text:p>
          </table:table-cell>
          <table:table-cell office:value-type="float" office:value="-0.01290349" calcext:value-type="float">
            <text:p>-0.01290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1288514" calcext:value-type="float">
            <text:p>0.1288514</text:p>
          </table:table-cell>
          <table:table-cell office:value-type="float" office:value="0.3333333" calcext:value-type="float">
            <text:p>0.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float" office:value="0.0001926325" calcext:value-type="float">
            <text:p>0.0001926325</text:p>
          </table:table-cell>
          <table:table-cell office:value-type="float" office:value="0.7871132" calcext:value-type="float">
            <text:p>0.7871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8577338" calcext:value-type="float">
            <text:p>0.8577338</text:p>
          </table:table-cell>
          <table:table-cell office:value-type="float" office:value="-0.05128205" calcext:value-type="float">
            <text:p>-0.0512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0009425901" calcext:value-type="float">
            <text:p>0.0009425901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float" office:value="0.6754334" calcext:value-type="float">
            <text:p>0.6754334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float" office:value="0.8577338" calcext:value-type="float">
            <text:p>0.8577338</text:p>
          </table:table-cell>
          <table:table-cell office:value-type="float" office:value="0.05128205" calcext:value-type="float">
            <text:p>0.0512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5097746" calcext:value-type="float">
            <text:p>0.5097746</text:p>
          </table:table-cell>
          <table:table-cell office:value-type="float" office:value="0.1538462" calcext:value-type="float">
            <text:p>0.1538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float" office:value="0.000145265" calcext:value-type="float">
            <text:p>0.000145265</text:p>
          </table:table-cell>
          <table:table-cell office:value-type="float" office:value="0.7435897" calcext:value-type="float">
            <text:p>0.7435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004289284" calcext:value-type="float">
            <text:p>0.004289284</text:p>
          </table:table-cell>
          <table:table-cell office:value-type="float" office:value="0.5897436" calcext:value-type="float">
            <text:p>0.5897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2043668" calcext:value-type="float">
            <text:p>0.2043668</text:p>
          </table:table-cell>
          <table:table-cell office:value-type="float" office:value="0.2820513" calcext:value-type="float">
            <text:p>0.2820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float" office:value="0.6754334" calcext:value-type="float">
            <text:p>0.6754334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float" office:value="0.9512615" calcext:value-type="float">
            <text:p>0.9512615</text:p>
          </table:table-cell>
          <table:table-cell office:value-type="float" office:value="-0.01290349" calcext:value-type="float">
            <text:p>-0.01290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7650248" calcext:value-type="float">
            <text:p>0.7650248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float" office:value="0.0004939859" calcext:value-type="float">
            <text:p>0.0004939859</text:p>
          </table:table-cell>
          <table:table-cell office:value-type="float" office:value="0.7354992" calcext:value-type="float">
            <text:p>0.7354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00007030489" calcext:value-type="float">
            <text:p>0.00007030489</text:p>
          </table:table-cell>
          <table:table-cell office:value-type="float" office:value="0.7692308" calcext:value-type="float">
            <text:p>0.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g</text:p>
          </table:table-cell>
          <table:table-cell office:value-type="float" office:value="0.2455068" calcext:value-type="float">
            <text:p>0.2455068</text:p>
          </table:table-cell>
          <table:table-cell office:value-type="float" office:value="0.2451664" calcext:value-type="float">
            <text:p>0.2451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4353804" calcext:value-type="float">
            <text:p>0.4353804</text:p>
          </table:table-cell>
          <table:table-cell office:value-type="float" office:value="0.1794872" calcext:value-type="float">
            <text:p>0.1794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r</text:p>
          </table:table-cell>
          <table:table-cell office:value-type="float" office:value="0.0005287206" calcext:value-type="float">
            <text:p>0.0005287206</text:p>
          </table:table-cell>
          <table:table-cell office:value-type="float" office:value="0.6923077" calcext:value-type="float">
            <text:p>0.692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0002839785" calcext:value-type="float">
            <text:p>0.0002839785</text:p>
          </table:table-cell>
          <table:table-cell office:value-type="float" office:value="0.7179487" calcext:value-type="float">
            <text:p>0.7179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5097746" calcext:value-type="float">
            <text:p>0.5097746</text:p>
          </table:table-cell>
          <table:table-cell office:value-type="float" office:value="0.1538462" calcext:value-type="float">
            <text:p>0.1538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g</text:p>
          </table:table-cell>
          <table:table-cell office:value-type="float" office:value="0.3061849" calcext:value-type="float">
            <text:p>0.3061849</text:p>
          </table:table-cell>
          <table:table-cell office:value-type="float" office:value="0.2307692" calcext:value-type="float">
            <text:p>0.2307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r</text:p>
          </table:table-cell>
          <table:table-cell office:value-type="float" office:value="0.7598988" calcext:value-type="float">
            <text:p>0.7598988</text:p>
          </table:table-cell>
          <table:table-cell office:value-type="float" office:value="0.06451747" calcext:value-type="float">
            <text:p>0.06451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r</text:p>
          </table:table-cell>
          <table:table-cell office:value-type="float" office:value="0.004068915" calcext:value-type="float">
            <text:p>0.004068915</text:p>
          </table:table-cell>
          <table:table-cell office:value-type="float" office:value="0.6064642" calcext:value-type="float">
            <text:p>0.6064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0000005508252" calcext:value-type="float">
            <text:p>0.0000005508252</text:p>
          </table:table-cell>
          <table:table-cell office:value-type="float" office:value="0.8974359" calcext:value-type="float">
            <text:p>0.8974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5900408" calcext:value-type="float">
            <text:p>0.5900408</text:p>
          </table:table-cell>
          <table:table-cell office:value-type="float" office:value="0.1282051" calcext:value-type="float">
            <text:p>0.128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g</text:p>
          </table:table-cell>
          <table:table-cell office:value-type="float" office:value="0.3271869" calcext:value-type="float">
            <text:p>0.3271869</text:p>
          </table:table-cell>
          <table:table-cell office:value-type="float" office:value="0.2078097" calcext:value-type="float">
            <text:p>0.2078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r</text:p>
          </table:table-cell>
          <table:table-cell office:value-type="float" office:value="0.5402914" calcext:value-type="float">
            <text:p>0.5402914</text:p>
          </table:table-cell>
          <table:table-cell office:value-type="float" office:value="0.1298811" calcext:value-type="float">
            <text:p>0.1298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4353804" calcext:value-type="float">
            <text:p>0.4353804</text:p>
          </table:table-cell>
          <table:table-cell office:value-type="float" office:value="0.1794872" calcext:value-type="float">
            <text:p>0.1794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r</text:p>
          </table:table-cell>
          <table:table-cell office:value-type="float" office:value="0.01011233" calcext:value-type="float">
            <text:p>0.01011233</text:p>
          </table:table-cell>
          <table:table-cell office:value-type="float" office:value="0.5455006" calcext:value-type="float">
            <text:p>0.5455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0009425901" calcext:value-type="float">
            <text:p>0.0009425901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uM.Cy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1634872" calcext:value-type="float">
            <text:p>0.1634872</text:p>
          </table:table-cell>
          <table:table-cell office:value-type="float" office:value="0.3076923" calcext:value-type="float">
            <text:p>0.3076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float" office:value="0.0009425901" calcext:value-type="float">
            <text:p>0.0009425901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float" office:value="0.002675523" calcext:value-type="float">
            <text:p>0.002675523</text:p>
          </table:table-cell>
          <table:table-cell office:value-type="float" office:value="0.6153846" calcext:value-type="float">
            <text:p>0.6153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float" office:value="0.00003192923" calcext:value-type="float">
            <text:p>0.00003192923</text:p>
          </table:table-cell>
          <table:table-cell office:value-type="float" office:value="0.7948718" calcext:value-type="float">
            <text:p>0.7948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float" office:value="0.9523619" calcext:value-type="float">
            <text:p>0.9523619</text:p>
          </table:table-cell>
          <table:table-cell office:value-type="float" office:value="-0.02564103" calcext:value-type="float">
            <text:p>-0.0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float" office:value="0.01011233" calcext:value-type="float">
            <text:p>0.01011233</text:p>
          </table:table-cell>
          <table:table-cell office:value-type="float" office:value="0.5455006" calcext:value-type="float">
            <text:p>0.5455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float" office:value="0.7650248" calcext:value-type="float">
            <text:p>0.7650248</text:p>
          </table:table-cell>
          <table:table-cell office:value-type="float" office:value="-0.07692308" calcext:value-type="float">
            <text:p>-0.0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float" office:value="0.01430588" calcext:value-type="float">
            <text:p>0.01430588</text:p>
          </table:table-cell>
          <table:table-cell office:value-type="float" office:value="0.5195243" calcext:value-type="float">
            <text:p>0.5195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float" office:value="0.6754334" calcext:value-type="float">
            <text:p>0.6754334</text:p>
          </table:table-cell>
          <table:table-cell office:value-type="float" office:value="-0.1025641" calcext:value-type="float">
            <text:p>-0.1025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float" office:value="0.5097746" calcext:value-type="float">
            <text:p>0.5097746</text:p>
          </table:table-cell>
          <table:table-cell office:value-type="float" office:value="-0.1538462" calcext:value-type="float">
            <text:p>-0.1538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float" office:value="0.8577338" calcext:value-type="float">
            <text:p>0.8577338</text:p>
          </table:table-cell>
          <table:table-cell office:value-type="float" office:value="-0.05128205" calcext:value-type="float">
            <text:p>-0.0512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float" office:value="0.004068915" calcext:value-type="float">
            <text:p>0.004068915</text:p>
          </table:table-cell>
          <table:table-cell office:value-type="float" office:value="0.6064642" calcext:value-type="float">
            <text:p>0.6064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5900408" calcext:value-type="float">
            <text:p>0.5900408</text:p>
          </table:table-cell>
          <table:table-cell office:value-type="float" office:value="-0.1282051" calcext:value-type="float">
            <text:p>-0.128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float" office:value="0.002744318" calcext:value-type="float">
            <text:p>0.002744318</text:p>
          </table:table-cell>
          <table:table-cell office:value-type="float" office:value="0.6322712" calcext:value-type="float">
            <text:p>0.6322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5097746" calcext:value-type="float">
            <text:p>0.5097746</text:p>
          </table:table-cell>
          <table:table-cell office:value-type="float" office:value="-0.1538462" calcext:value-type="float">
            <text:p>-0.1538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2518576" calcext:value-type="float">
            <text:p>0.2518576</text:p>
          </table:table-cell>
          <table:table-cell office:value-type="float" office:value="-0.2564103" calcext:value-type="float">
            <text:p>-0.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float" office:value="0.00007030489" calcext:value-type="float">
            <text:p>0.00007030489</text:p>
          </table:table-cell>
          <table:table-cell office:value-type="float" office:value="0.7692308" calcext:value-type="float">
            <text:p>0.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float" office:value="0.002675523" calcext:value-type="float">
            <text:p>0.002675523</text:p>
          </table:table-cell>
          <table:table-cell office:value-type="float" office:value="0.6153846" calcext:value-type="float">
            <text:p>0.6153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03048244" calcext:value-type="float">
            <text:p>0.03048244</text:p>
          </table:table-cell>
          <table:table-cell office:value-type="float" office:value="0.4615385" calcext:value-type="float">
            <text:p>0.4615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float" office:value="0.000145265" calcext:value-type="float">
            <text:p>0.000145265</text:p>
          </table:table-cell>
          <table:table-cell office:value-type="float" office:value="0.7435897" calcext:value-type="float">
            <text:p>0.7435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004289284" calcext:value-type="float">
            <text:p>0.004289284</text:p>
          </table:table-cell>
          <table:table-cell office:value-type="float" office:value="0.5897436" calcext:value-type="float">
            <text:p>0.5897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07631654" calcext:value-type="float">
            <text:p>0.07631654</text:p>
          </table:table-cell>
          <table:table-cell office:value-type="float" office:value="0.3846154" calcext:value-type="float">
            <text:p>0.3846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float" office:value="0.1634872" calcext:value-type="float">
            <text:p>0.1634872</text:p>
          </table:table-cell>
          <table:table-cell office:value-type="float" office:value="0.3076923" calcext:value-type="float">
            <text:p>0.3076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float" office:value="0.008581833" calcext:value-type="float">
            <text:p>0.008581833</text:p>
          </table:table-cell>
          <table:table-cell office:value-type="float" office:value="0.5548503" calcext:value-type="float">
            <text:p>0.5548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0005287206" calcext:value-type="float">
            <text:p>0.0005287206</text:p>
          </table:table-cell>
          <table:table-cell office:value-type="float" office:value="0.6923077" calcext:value-type="float">
            <text:p>0.692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float" office:value="0.001197371" calcext:value-type="float">
            <text:p>0.001197371</text:p>
          </table:table-cell>
          <table:table-cell office:value-type="float" office:value="0.6838852" calcext:value-type="float">
            <text:p>0.6838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000000004175351" calcext:value-type="float">
            <text:p>0.000000004175351</text:p>
          </table:table-cell>
          <table:table-cell office:value-type="float" office:value="0.974359" calcext:value-type="float">
            <text:p>0.974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00001346583" calcext:value-type="float">
            <text:p>0.00001346583</text:p>
          </table:table-cell>
          <table:table-cell office:value-type="float" office:value="0.8205128" calcext:value-type="float">
            <text:p>0.8205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g</text:p>
          </table:table-cell>
          <table:table-cell office:value-type="float" office:value="0.07630171" calcext:value-type="float">
            <text:p>0.07630171</text:p>
          </table:table-cell>
          <table:table-cell office:value-type="float" office:value="0.3742013" calcext:value-type="float">
            <text:p>0.374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r</text:p>
          </table:table-cell>
          <table:table-cell office:value-type="float" office:value="0.01495009" calcext:value-type="float">
            <text:p>0.01495009</text:p>
          </table:table-cell>
          <table:table-cell office:value-type="float" office:value="0.5128205" calcext:value-type="float">
            <text:p>0.512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0005287206" calcext:value-type="float">
            <text:p>0.0005287206</text:p>
          </table:table-cell>
          <table:table-cell office:value-type="float" office:value="0.6923077" calcext:value-type="float">
            <text:p>0.692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r</text:p>
          </table:table-cell>
          <table:table-cell office:value-type="float" office:value="0.001616258" calcext:value-type="float">
            <text:p>0.001616258</text:p>
          </table:table-cell>
          <table:table-cell office:value-type="float" office:value="0.6410256" calcext:value-type="float">
            <text:p>0.6410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00001346583" calcext:value-type="float">
            <text:p>0.00001346583</text:p>
          </table:table-cell>
          <table:table-cell office:value-type="float" office:value="0.8205128" calcext:value-type="float">
            <text:p>0.8205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0009425901" calcext:value-type="float">
            <text:p>0.0009425901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g</text:p>
          </table:table-cell>
          <table:table-cell office:value-type="float" office:value="0.07631654" calcext:value-type="float">
            <text:p>0.07631654</text:p>
          </table:table-cell>
          <table:table-cell office:value-type="float" office:value="0.3846154" calcext:value-type="float">
            <text:p>0.3846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r</text:p>
          </table:table-cell>
          <table:table-cell office:value-type="float" office:value="0.02372574" calcext:value-type="float">
            <text:p>0.02372574</text:p>
          </table:table-cell>
          <table:table-cell office:value-type="float" office:value="0.4774293" calcext:value-type="float">
            <text:p>0.4774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0002839785" calcext:value-type="float">
            <text:p>0.0002839785</text:p>
          </table:table-cell>
          <table:table-cell office:value-type="float" office:value="0.7179487" calcext:value-type="float">
            <text:p>0.7179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r</text:p>
          </table:table-cell>
          <table:table-cell office:value-type="float" office:value="0.01713551" calcext:value-type="float">
            <text:p>0.01713551</text:p>
          </table:table-cell>
          <table:table-cell office:value-type="float" office:value="0.5032363" calcext:value-type="float">
            <text:p>0.5032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0005287206" calcext:value-type="float">
            <text:p>0.0005287206</text:p>
          </table:table-cell>
          <table:table-cell office:value-type="float" office:value="0.6923077" calcext:value-type="float">
            <text:p>0.692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001616258" calcext:value-type="float">
            <text:p>0.001616258</text:p>
          </table:table-cell>
          <table:table-cell office:value-type="float" office:value="0.6410256" calcext:value-type="float">
            <text:p>0.6410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g</text:p>
          </table:table-cell>
          <table:table-cell office:value-type="float" office:value="0.1779096" calcext:value-type="float">
            <text:p>0.1779096</text:p>
          </table:table-cell>
          <table:table-cell office:value-type="float" office:value="0.2857384" calcext:value-type="float">
            <text:p>0.2857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r</text:p>
          </table:table-cell>
          <table:table-cell office:value-type="float" office:value="0.05004352" calcext:value-type="float">
            <text:p>0.05004352</text:p>
          </table:table-cell>
          <table:table-cell office:value-type="float" office:value="0.4156195" calcext:value-type="float">
            <text:p>0.4156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0101174" calcext:value-type="float">
            <text:p>0.0101174</text:p>
          </table:table-cell>
          <table:table-cell office:value-type="float" office:value="0.5384615" calcext:value-type="float">
            <text:p>0.538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r</text:p>
          </table:table-cell>
          <table:table-cell office:value-type="float" office:value="0.01996445" calcext:value-type="float">
            <text:p>0.01996445</text:p>
          </table:table-cell>
          <table:table-cell office:value-type="float" office:value="0.4935481" calcext:value-type="float">
            <text:p>0.4935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002675523" calcext:value-type="float">
            <text:p>0.002675523</text:p>
          </table:table-cell>
          <table:table-cell office:value-type="float" office:value="0.6153846" calcext:value-type="float">
            <text:p>0.6153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006677355" calcext:value-type="float">
            <text:p>0.006677355</text:p>
          </table:table-cell>
          <table:table-cell office:value-type="float" office:value="0.5641026" calcext:value-type="float">
            <text:p>0.5641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float" office:value="0.1113469" calcext:value-type="float">
            <text:p>0.1113469</text:p>
          </table:table-cell>
          <table:table-cell office:value-type="float" office:value="-0.3376908" calcext:value-type="float">
            <text:p>-0.3376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float" office:value="0.1288514" calcext:value-type="float">
            <text:p>0.1288514</text:p>
          </table:table-cell>
          <table:table-cell office:value-type="float" office:value="0.3333333" calcext:value-type="float">
            <text:p>0.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float" office:value="0.000002995482" calcext:value-type="float">
            <text:p>0.0000029954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float" office:value="0.9025233" calcext:value-type="float">
            <text:p>0.9025233</text:p>
          </table:table-cell>
          <table:table-cell office:value-type="float" office:value="0.02597622" calcext:value-type="float">
            <text:p>0.02597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float" office:value="0.000001807927" calcext:value-type="float">
            <text:p>0.000001807927</text:p>
          </table:table-cell>
          <table:table-cell office:value-type="float" office:value="0.8717949" calcext:value-type="float">
            <text:p>0.8717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float" office:value="0.4268487" calcext:value-type="float">
            <text:p>0.4268487</text:p>
          </table:table-cell>
          <table:table-cell office:value-type="float" office:value="-0.1677454" calcext:value-type="float">
            <text:p>-0.1677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07631654" calcext:value-type="float">
            <text:p>0.07631654</text:p>
          </table:table-cell>
          <table:table-cell office:value-type="float" office:value="0.3846154" calcext:value-type="float">
            <text:p>0.3846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float" office:value="0.0001823327" calcext:value-type="float">
            <text:p>0.0001823327</text:p>
          </table:table-cell>
          <table:table-cell office:value-type="float" office:value="0.7974027" calcext:value-type="float">
            <text:p>0.7974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7133032" calcext:value-type="float">
            <text:p>0.7133032</text:p>
          </table:table-cell>
          <table:table-cell office:value-type="float" office:value="-0.07792865" calcext:value-type="float">
            <text:p>-0.07792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0000005508252" calcext:value-type="float">
            <text:p>0.0000005508252</text:p>
          </table:table-cell>
          <table:table-cell office:value-type="float" office:value="0.8974359" calcext:value-type="float">
            <text:p>0.8974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float" office:value="0.6754334" calcext:value-type="float">
            <text:p>0.6754334</text:p>
          </table:table-cell>
          <table:table-cell office:value-type="float" office:value="-0.1025641" calcext:value-type="float">
            <text:p>-0.1025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float" office:value="0.8577338" calcext:value-type="float">
            <text:p>0.8577338</text:p>
          </table:table-cell>
          <table:table-cell office:value-type="float" office:value="-0.05128205" calcext:value-type="float">
            <text:p>-0.0512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float" office:value="0.01430588" calcext:value-type="float">
            <text:p>0.01430588</text:p>
          </table:table-cell>
          <table:table-cell office:value-type="float" office:value="0.5195243" calcext:value-type="float">
            <text:p>0.5195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02748634" calcext:value-type="float">
            <text:p>0.02748634</text:p>
          </table:table-cell>
          <table:table-cell office:value-type="float" office:value="0.4675719" calcext:value-type="float">
            <text:p>0.4675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2518576" calcext:value-type="float">
            <text:p>0.2518576</text:p>
          </table:table-cell>
          <table:table-cell office:value-type="float" office:value="0.2564103" calcext:value-type="float">
            <text:p>0.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float" office:value="0.4268487" calcext:value-type="float">
            <text:p>0.4268487</text:p>
          </table:table-cell>
          <table:table-cell office:value-type="float" office:value="-0.1677454" calcext:value-type="float">
            <text:p>-0.1677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5900408" calcext:value-type="float">
            <text:p>0.5900408</text:p>
          </table:table-cell>
          <table:table-cell office:value-type="float" office:value="-0.1282051" calcext:value-type="float">
            <text:p>-0.128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float" office:value="0.0004706677" calcext:value-type="float">
            <text:p>0.0004706677</text:p>
          </table:table-cell>
          <table:table-cell office:value-type="float" office:value="0.745114" calcext:value-type="float">
            <text:p>0.745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01011233" calcext:value-type="float">
            <text:p>0.01011233</text:p>
          </table:table-cell>
          <table:table-cell office:value-type="float" office:value="0.5455006" calcext:value-type="float">
            <text:p>0.5455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7650248" calcext:value-type="float">
            <text:p>0.7650248</text:p>
          </table:table-cell>
          <table:table-cell office:value-type="float" office:value="-0.07692308" calcext:value-type="float">
            <text:p>-0.0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g</text:p>
          </table:table-cell>
          <table:table-cell office:value-type="float" office:value="0.6687536" calcext:value-type="float">
            <text:p>0.6687536</text:p>
          </table:table-cell>
          <table:table-cell office:value-type="float" office:value="0.09032446" calcext:value-type="float">
            <text:p>0.09032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r</text:p>
          </table:table-cell>
          <table:table-cell office:value-type="float" office:value="0.5097746" calcext:value-type="float">
            <text:p>0.5097746</text:p>
          </table:table-cell>
          <table:table-cell office:value-type="float" office:value="-0.1538462" calcext:value-type="float">
            <text:p>-0.1538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9523619" calcext:value-type="float">
            <text:p>0.9523619</text:p>
          </table:table-cell>
          <table:table-cell office:value-type="float" office:value="0.02564103" calcext:value-type="float">
            <text:p>0.0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r</text:p>
          </table:table-cell>
          <table:table-cell office:value-type="float" office:value="0.0006051723" calcext:value-type="float">
            <text:p>0.0006051723</text:p>
          </table:table-cell>
          <table:table-cell office:value-type="float" office:value="0.7273341" calcext:value-type="float">
            <text:p>0.7273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01011233" calcext:value-type="float">
            <text:p>0.01011233</text:p>
          </table:table-cell>
          <table:table-cell office:value-type="float" office:value="0.5455006" calcext:value-type="float">
            <text:p>0.5455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7650248" calcext:value-type="float">
            <text:p>0.7650248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g</text:p>
          </table:table-cell>
          <table:table-cell office:value-type="float" office:value="0.5900408" calcext:value-type="float">
            <text:p>0.5900408</text:p>
          </table:table-cell>
          <table:table-cell office:value-type="float" office:value="0.1282051" calcext:value-type="float">
            <text:p>0.128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r</text:p>
          </table:table-cell>
          <table:table-cell office:value-type="float" office:value="0.6687536" calcext:value-type="float">
            <text:p>0.6687536</text:p>
          </table:table-cell>
          <table:table-cell office:value-type="float" office:value="-0.09032446" calcext:value-type="float">
            <text:p>-0.09032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6754334" calcext:value-type="float">
            <text:p>0.6754334</text:p>
          </table:table-cell>
          <table:table-cell office:value-type="float" office:value="-0.1025641" calcext:value-type="float">
            <text:p>-0.1025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r</text:p>
          </table:table-cell>
          <table:table-cell office:value-type="float" office:value="0.01973869" calcext:value-type="float">
            <text:p>0.01973869</text:p>
          </table:table-cell>
          <table:table-cell office:value-type="float" office:value="0.4967426" calcext:value-type="float">
            <text:p>0.4967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001450862" calcext:value-type="float">
            <text:p>0.001450862</text:p>
          </table:table-cell>
          <table:table-cell office:value-type="float" office:value="0.6753816" calcext:value-type="float">
            <text:p>0.6753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8577338" calcext:value-type="float">
            <text:p>0.8577338</text:p>
          </table:table-cell>
          <table:table-cell office:value-type="float" office:value="0.05128205" calcext:value-type="float">
            <text:p>0.0512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g</text:p>
          </table:table-cell>
          <table:table-cell office:value-type="float" office:value="0.4624327" calcext:value-type="float">
            <text:p>0.4624327</text:p>
          </table:table-cell>
          <table:table-cell office:value-type="float" office:value="0.1558573" calcext:value-type="float">
            <text:p>0.1558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r</text:p>
          </table:table-cell>
          <table:table-cell office:value-type="float" office:value="0.9025233" calcext:value-type="float">
            <text:p>0.9025233</text:p>
          </table:table-cell>
          <table:table-cell office:value-type="float" office:value="-0.02597622" calcext:value-type="float">
            <text:p>-0.02597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9523619" calcext:value-type="float">
            <text:p>0.9523619</text:p>
          </table:table-cell>
          <table:table-cell office:value-type="float" office:value="0.02564103" calcext:value-type="float">
            <text:p>0.0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r</text:p>
          </table:table-cell>
          <table:table-cell office:value-type="float" office:value="0.009839661" calcext:value-type="float">
            <text:p>0.009839661</text:p>
          </table:table-cell>
          <table:table-cell office:value-type="float" office:value="0.5526316" calcext:value-type="float">
            <text:p>0.5526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01011233" calcext:value-type="float">
            <text:p>0.01011233</text:p>
          </table:table-cell>
          <table:table-cell office:value-type="float" office:value="0.5455006" calcext:value-type="float">
            <text:p>0.5455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1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3061849" calcext:value-type="float">
            <text:p>0.3061849</text:p>
          </table:table-cell>
          <table:table-cell office:value-type="float" office:value="0.2307692" calcext:value-type="float">
            <text:p>0.2307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float" office:value="0.5013608" calcext:value-type="float">
            <text:p>0.5013608</text:p>
          </table:table-cell>
          <table:table-cell office:value-type="float" office:value="-0.1419384" calcext:value-type="float">
            <text:p>-0.1419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05725683" calcext:value-type="float">
            <text:p>0.05725683</text:p>
          </table:table-cell>
          <table:table-cell office:value-type="float" office:value="0.4102564" calcext:value-type="float">
            <text:p>0.4102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float" office:value="0.000002415275" calcext:value-type="float">
            <text:p>0.0000024152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7598988" calcext:value-type="float">
            <text:p>0.7598988</text:p>
          </table:table-cell>
          <table:table-cell office:value-type="float" office:value="-0.06451747" calcext:value-type="float">
            <text:p>-0.06451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float" office:value="0.9523619" calcext:value-type="float">
            <text:p>0.9523619</text:p>
          </table:table-cell>
          <table:table-cell office:value-type="float" office:value="-0.02564103" calcext:value-type="float">
            <text:p>-0.0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float" office:value="0.7650248" calcext:value-type="float">
            <text:p>0.7650248</text:p>
          </table:table-cell>
          <table:table-cell office:value-type="float" office:value="-0.07692308" calcext:value-type="float">
            <text:p>-0.0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9523619" calcext:value-type="float">
            <text:p>0.9523619</text:p>
          </table:table-cell>
          <table:table-cell office:value-type="float" office:value="0.02564103" calcext:value-type="float">
            <text:p>0.0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float" office:value="0.005950011" calcext:value-type="float">
            <text:p>0.005950011</text:p>
          </table:table-cell>
          <table:table-cell office:value-type="float" office:value="0.5806572" calcext:value-type="float">
            <text:p>0.5806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01220944" calcext:value-type="float">
            <text:p>0.01220944</text:p>
          </table:table-cell>
          <table:table-cell office:value-type="float" office:value="0.5290433" calcext:value-type="float">
            <text:p>0.5290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3674043" calcext:value-type="float">
            <text:p>0.3674043</text:p>
          </table:table-cell>
          <table:table-cell office:value-type="float" office:value="0.2051282" calcext:value-type="float">
            <text:p>0.2051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float" office:value="0.9523619" calcext:value-type="float">
            <text:p>0.9523619</text:p>
          </table:table-cell>
          <table:table-cell office:value-type="float" office:value="0.02564103" calcext:value-type="float">
            <text:p>0.0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float" office:value="0.5013608" calcext:value-type="float">
            <text:p>0.5013608</text:p>
          </table:table-cell>
          <table:table-cell office:value-type="float" office:value="-0.1419384" calcext:value-type="float">
            <text:p>-0.1419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8577338" calcext:value-type="float">
            <text:p>0.8577338</text:p>
          </table:table-cell>
          <table:table-cell office:value-type="float" office:value="-0.05128205" calcext:value-type="float">
            <text:p>-0.0512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float" office:value="0.000238646" calcext:value-type="float">
            <text:p>0.000238646</text:p>
          </table:table-cell>
          <table:table-cell office:value-type="float" office:value="0.7792208" calcext:value-type="float">
            <text:p>0.7792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001825405" calcext:value-type="float">
            <text:p>0.001825405</text:p>
          </table:table-cell>
          <table:table-cell office:value-type="float" office:value="0.6580782" calcext:value-type="float">
            <text:p>0.6580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5900408" calcext:value-type="float">
            <text:p>0.5900408</text:p>
          </table:table-cell>
          <table:table-cell office:value-type="float" office:value="-0.1282051" calcext:value-type="float">
            <text:p>-0.128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g</text:p>
          </table:table-cell>
          <table:table-cell office:value-type="float" office:value="0.5822476" calcext:value-type="float">
            <text:p>0.5822476</text:p>
          </table:table-cell>
          <table:table-cell office:value-type="float" office:value="0.1161314" calcext:value-type="float">
            <text:p>0.1161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r</text:p>
          </table:table-cell>
          <table:table-cell office:value-type="float" office:value="0.5900408" calcext:value-type="float">
            <text:p>0.5900408</text:p>
          </table:table-cell>
          <table:table-cell office:value-type="float" office:value="-0.1282051" calcext:value-type="float">
            <text:p>-0.128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8577338" calcext:value-type="float">
            <text:p>0.8577338</text:p>
          </table:table-cell>
          <table:table-cell office:value-type="float" office:value="0.05128205" calcext:value-type="float">
            <text:p>0.0512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r</text:p>
          </table:table-cell>
          <table:table-cell office:value-type="float" office:value="0.0001926325" calcext:value-type="float">
            <text:p>0.0001926325</text:p>
          </table:table-cell>
          <table:table-cell office:value-type="float" office:value="0.7871132" calcext:value-type="float">
            <text:p>0.7871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001825405" calcext:value-type="float">
            <text:p>0.001825405</text:p>
          </table:table-cell>
          <table:table-cell office:value-type="float" office:value="0.6580782" calcext:value-type="float">
            <text:p>0.6580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9523619" calcext:value-type="float">
            <text:p>0.9523619</text:p>
          </table:table-cell>
          <table:table-cell office:value-type="float" office:value="0.02564103" calcext:value-type="float">
            <text:p>0.0256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g</text:p>
          </table:table-cell>
          <table:table-cell office:value-type="float" office:value="0.5097746" calcext:value-type="float">
            <text:p>0.5097746</text:p>
          </table:table-cell>
          <table:table-cell office:value-type="float" office:value="0.1538462" calcext:value-type="float">
            <text:p>0.1538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r</text:p>
          </table:table-cell>
          <table:table-cell office:value-type="float" office:value="0.7598988" calcext:value-type="float">
            <text:p>0.7598988</text:p>
          </table:table-cell>
          <table:table-cell office:value-type="float" office:value="-0.06451747" calcext:value-type="float">
            <text:p>-0.06451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5900408" calcext:value-type="float">
            <text:p>0.5900408</text:p>
          </table:table-cell>
          <table:table-cell office:value-type="float" office:value="-0.1282051" calcext:value-type="float">
            <text:p>-0.128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r</text:p>
          </table:table-cell>
          <table:table-cell office:value-type="float" office:value="0.01011414" calcext:value-type="float">
            <text:p>0.01011414</text:p>
          </table:table-cell>
          <table:table-cell office:value-type="float" office:value="0.5454545" calcext:value-type="float">
            <text:p>0.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0004939859" calcext:value-type="float">
            <text:p>0.0004939859</text:p>
          </table:table-cell>
          <table:table-cell office:value-type="float" office:value="0.7354992" calcext:value-type="float">
            <text:p>0.7354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g</text:p>
          </table:table-cell>
          <table:table-cell office:value-type="float" office:value="0.3912673" calcext:value-type="float">
            <text:p>0.3912673</text:p>
          </table:table-cell>
          <table:table-cell office:value-type="float" office:value="0.1818335" calcext:value-type="float">
            <text:p>0.1818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8577338" calcext:value-type="float">
            <text:p>0.8577338</text:p>
          </table:table-cell>
          <table:table-cell office:value-type="float" office:value="0.05128205" calcext:value-type="float">
            <text:p>0.0512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r</text:p>
          </table:table-cell>
          <table:table-cell office:value-type="float" office:value="0.002646029" calcext:value-type="float">
            <text:p>0.002646029</text:p>
          </table:table-cell>
          <table:table-cell office:value-type="float" office:value="0.6405366" calcext:value-type="float">
            <text:p>0.6405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002744318" calcext:value-type="float">
            <text:p>0.002744318</text:p>
          </table:table-cell>
          <table:table-cell office:value-type="float" office:value="0.6322712" calcext:value-type="float">
            <text:p>0.6322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0.mM.Gl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5900408" calcext:value-type="float">
            <text:p>0.5900408</text:p>
          </table:table-cell>
          <table:table-cell office:value-type="float" office:value="0.1282051" calcext:value-type="float">
            <text:p>0.128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float" office:value="0.00003192923" calcext:value-type="float">
            <text:p>0.00003192923</text:p>
          </table:table-cell>
          <table:table-cell office:value-type="float" office:value="0.7948718" calcext:value-type="float">
            <text:p>0.7948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001616258" calcext:value-type="float">
            <text:p>0.001616258</text:p>
          </table:table-cell>
          <table:table-cell office:value-type="float" office:value="0.6410256" calcext:value-type="float">
            <text:p>0.6410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001616258" calcext:value-type="float">
            <text:p>0.001616258</text:p>
          </table:table-cell>
          <table:table-cell office:value-type="float" office:value="0.6410256" calcext:value-type="float">
            <text:p>0.6410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float" office:value="0.3061849" calcext:value-type="float">
            <text:p>0.3061849</text:p>
          </table:table-cell>
          <table:table-cell office:value-type="float" office:value="0.2307692" calcext:value-type="float">
            <text:p>0.2307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float" office:value="0.001197371" calcext:value-type="float">
            <text:p>0.001197371</text:p>
          </table:table-cell>
          <table:table-cell office:value-type="float" office:value="0.6838852" calcext:value-type="float">
            <text:p>0.6838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00001346583" calcext:value-type="float">
            <text:p>0.00001346583</text:p>
          </table:table-cell>
          <table:table-cell office:value-type="float" office:value="0.8205128" calcext:value-type="float">
            <text:p>0.8205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float" office:value="0.0004939859" calcext:value-type="float">
            <text:p>0.0004939859</text:p>
          </table:table-cell>
          <table:table-cell office:value-type="float" office:value="0.7354992" calcext:value-type="float">
            <text:p>0.7354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0002839785" calcext:value-type="float">
            <text:p>0.0002839785</text:p>
          </table:table-cell>
          <table:table-cell office:value-type="float" office:value="0.7179487" calcext:value-type="float">
            <text:p>0.7179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006677355" calcext:value-type="float">
            <text:p>0.006677355</text:p>
          </table:table-cell>
          <table:table-cell office:value-type="float" office:value="0.5641026" calcext:value-type="float">
            <text:p>0.5641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g</text:p>
          </table:table-cell>
          <table:table-cell office:value-type="float" office:value="0.1597766" calcext:value-type="float">
            <text:p>0.1597766</text:p>
          </table:table-cell>
          <table:table-cell office:value-type="float" office:value="0.2967804" calcext:value-type="float">
            <text:p>0.2967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r</text:p>
          </table:table-cell>
          <table:table-cell office:value-type="float" office:value="0.004289284" calcext:value-type="float">
            <text:p>0.004289284</text:p>
          </table:table-cell>
          <table:table-cell office:value-type="float" office:value="0.5897436" calcext:value-type="float">
            <text:p>0.5897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00001346583" calcext:value-type="float">
            <text:p>0.00001346583</text:p>
          </table:table-cell>
          <table:table-cell office:value-type="float" office:value="0.8205128" calcext:value-type="float">
            <text:p>0.8205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r</text:p>
          </table:table-cell>
          <table:table-cell office:value-type="float" office:value="0.004289284" calcext:value-type="float">
            <text:p>0.004289284</text:p>
          </table:table-cell>
          <table:table-cell office:value-type="float" office:value="0.5897436" calcext:value-type="float">
            <text:p>0.5897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00007030489" calcext:value-type="float">
            <text:p>0.00007030489</text:p>
          </table:table-cell>
          <table:table-cell office:value-type="float" office:value="0.7692308" calcext:value-type="float">
            <text:p>0.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0002839785" calcext:value-type="float">
            <text:p>0.0002839785</text:p>
          </table:table-cell>
          <table:table-cell office:value-type="float" office:value="0.7179487" calcext:value-type="float">
            <text:p>0.7179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g</text:p>
          </table:table-cell>
          <table:table-cell office:value-type="float" office:value="0.1634872" calcext:value-type="float">
            <text:p>0.1634872</text:p>
          </table:table-cell>
          <table:table-cell office:value-type="float" office:value="0.3076923" calcext:value-type="float">
            <text:p>0.3076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r</text:p>
          </table:table-cell>
          <table:table-cell office:value-type="float" office:value="0.008581833" calcext:value-type="float">
            <text:p>0.008581833</text:p>
          </table:table-cell>
          <table:table-cell office:value-type="float" office:value="0.5548503" calcext:value-type="float">
            <text:p>0.5548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0005287206" calcext:value-type="float">
            <text:p>0.0005287206</text:p>
          </table:table-cell>
          <table:table-cell office:value-type="float" office:value="0.6923077" calcext:value-type="float">
            <text:p>0.692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r</text:p>
          </table:table-cell>
          <table:table-cell office:value-type="float" office:value="0.008581833" calcext:value-type="float">
            <text:p>0.008581833</text:p>
          </table:table-cell>
          <table:table-cell office:value-type="float" office:value="0.5548503" calcext:value-type="float">
            <text:p>0.5548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0005287206" calcext:value-type="float">
            <text:p>0.0005287206</text:p>
          </table:table-cell>
          <table:table-cell office:value-type="float" office:value="0.6923077" calcext:value-type="float">
            <text:p>0.692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001616258" calcext:value-type="float">
            <text:p>0.001616258</text:p>
          </table:table-cell>
          <table:table-cell office:value-type="float" office:value="0.6410256" calcext:value-type="float">
            <text:p>0.6410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g</text:p>
          </table:table-cell>
          <table:table-cell office:value-type="float" office:value="0.3271869" calcext:value-type="float">
            <text:p>0.3271869</text:p>
          </table:table-cell>
          <table:table-cell office:value-type="float" office:value="0.2078097" calcext:value-type="float">
            <text:p>0.2078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r</text:p>
          </table:table-cell>
          <table:table-cell office:value-type="float" office:value="0.01996445" calcext:value-type="float">
            <text:p>0.01996445</text:p>
          </table:table-cell>
          <table:table-cell office:value-type="float" office:value="0.4935481" calcext:value-type="float">
            <text:p>0.4935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002675523" calcext:value-type="float">
            <text:p>0.002675523</text:p>
          </table:table-cell>
          <table:table-cell office:value-type="float" office:value="0.6153846" calcext:value-type="float">
            <text:p>0.6153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r</text:p>
          </table:table-cell>
          <table:table-cell office:value-type="float" office:value="0.004848763" calcext:value-type="float">
            <text:p>0.004848763</text:p>
          </table:table-cell>
          <table:table-cell office:value-type="float" office:value="0.597453" calcext:value-type="float">
            <text:p>0.597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0009425901" calcext:value-type="float">
            <text:p>0.0009425901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00.ng.ml.VEG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0009425901" calcext:value-type="float">
            <text:p>0.0009425901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float" office:value="0.7598988" calcext:value-type="float">
            <text:p>0.7598988</text:p>
          </table:table-cell>
          <table:table-cell office:value-type="float" office:value="0.06451747" calcext:value-type="float">
            <text:p>0.06451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1634872" calcext:value-type="float">
            <text:p>0.1634872</text:p>
          </table:table-cell>
          <table:table-cell office:value-type="float" office:value="0.3076923" calcext:value-type="float">
            <text:p>0.3076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float" office:value="0.000002415275" calcext:value-type="float">
            <text:p>0.0000024152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0007744993" calcext:value-type="float">
            <text:p>0.0007744993</text:p>
          </table:table-cell>
          <table:table-cell office:value-type="float" office:value="0.7096922" calcext:value-type="float">
            <text:p>0.7096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float" office:value="0.0000000003211809" calcext:value-type="float">
            <text:p>3.211809E-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g</text:p>
          </table:table-cell>
          <table:table-cell office:value-type="float" office:value="0.0001177648" calcext:value-type="float">
            <text:p>0.0001177648</text:p>
          </table:table-cell>
          <table:table-cell office:value-type="float" office:value="0.8129201" calcext:value-type="float">
            <text:p>0.8129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r</text:p>
          </table:table-cell>
          <table:table-cell office:value-type="float" office:value="0.4353804" calcext:value-type="float">
            <text:p>0.4353804</text:p>
          </table:table-cell>
          <table:table-cell office:value-type="float" office:value="0.1794872" calcext:value-type="float">
            <text:p>0.1794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3674043" calcext:value-type="float">
            <text:p>0.3674043</text:p>
          </table:table-cell>
          <table:table-cell office:value-type="float" office:value="0.2051282" calcext:value-type="float">
            <text:p>0.2051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r</text:p>
          </table:table-cell>
          <table:table-cell office:value-type="float" office:value="0.0001177648" calcext:value-type="float">
            <text:p>0.0001177648</text:p>
          </table:table-cell>
          <table:table-cell office:value-type="float" office:value="0.8129201" calcext:value-type="float">
            <text:p>0.8129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0003106634" calcext:value-type="float">
            <text:p>0.0003106634</text:p>
          </table:table-cell>
          <table:table-cell office:value-type="float" office:value="0.7613062" calcext:value-type="float">
            <text:p>0.7613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0.mM.Gluc</text:p>
          </table:table-cell>
          <table:table-cell office:value-type="string" calcext:value-type="string">
            <text:p>c</text:p>
          </table:table-cell>
          <table:table-cell office:value-type="float" office:value="0.000005202488" calcext:value-type="float">
            <text:p>0.000005202488</text:p>
          </table:table-cell>
          <table:table-cell office:value-type="float" office:value="0.8461538" calcext:value-type="float">
            <text:p>0.8461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g</text:p>
          </table:table-cell>
          <table:table-cell office:value-type="float" office:value="0.0009425901" calcext:value-type="float">
            <text:p>0.0009425901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r</text:p>
          </table:table-cell>
          <table:table-cell office:value-type="float" office:value="0.6687536" calcext:value-type="float">
            <text:p>0.6687536</text:p>
          </table:table-cell>
          <table:table-cell office:value-type="float" office:value="0.09032446" calcext:value-type="float">
            <text:p>0.09032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3061849" calcext:value-type="float">
            <text:p>0.3061849</text:p>
          </table:table-cell>
          <table:table-cell office:value-type="float" office:value="0.2307692" calcext:value-type="float">
            <text:p>0.2307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r</text:p>
          </table:table-cell>
          <table:table-cell office:value-type="float" office:value="0.0009439126" calcext:value-type="float">
            <text:p>0.0009439126</text:p>
          </table:table-cell>
          <table:table-cell office:value-type="float" office:value="0.7012987" calcext:value-type="float">
            <text:p>0.701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0004939859" calcext:value-type="float">
            <text:p>0.0004939859</text:p>
          </table:table-cell>
          <table:table-cell office:value-type="float" office:value="0.7354992" calcext:value-type="float">
            <text:p>0.7354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1.mM.Gluc</text:p>
          </table:table-cell>
          <table:table-cell office:value-type="string" calcext:value-type="string">
            <text:p>c</text:p>
          </table:table-cell>
          <table:table-cell office:value-type="float" office:value="0.0002839785" calcext:value-type="float">
            <text:p>0.0002839785</text:p>
          </table:table-cell>
          <table:table-cell office:value-type="float" office:value="0.7179487" calcext:value-type="float">
            <text:p>0.7179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g</text:p>
          </table:table-cell>
          <table:table-cell office:value-type="float" office:value="0.0001466297" calcext:value-type="float">
            <text:p>0.0001466297</text:p>
          </table:table-cell>
          <table:table-cell office:value-type="float" office:value="0.8052627" calcext:value-type="float">
            <text:p>0.8052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6754334" calcext:value-type="float">
            <text:p>0.6754334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r</text:p>
          </table:table-cell>
          <table:table-cell office:value-type="float" office:value="0.0007402559" calcext:value-type="float">
            <text:p>0.0007402559</text:p>
          </table:table-cell>
          <table:table-cell office:value-type="float" office:value="0.7189696" calcext:value-type="float">
            <text:p>0.7189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0003106634" calcext:value-type="float">
            <text:p>0.0003106634</text:p>
          </table:table-cell>
          <table:table-cell office:value-type="float" office:value="0.7613062" calcext:value-type="float">
            <text:p>0.7613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0.mM.Gluc</text:p>
          </table:table-cell>
          <table:table-cell office:value-type="string" calcext:value-type="string">
            <text:p>c</text:p>
          </table:table-cell>
          <table:table-cell office:value-type="float" office:value="0.001616258" calcext:value-type="float">
            <text:p>0.001616258</text:p>
          </table:table-cell>
          <table:table-cell office:value-type="float" office:value="0.6410256" calcext:value-type="float">
            <text:p>0.6410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float" office:value="0.000002415275" calcext:value-type="float">
            <text:p>0.0000024152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float" office:value="0.3592259" calcext:value-type="float">
            <text:p>0.3592259</text:p>
          </table:table-cell>
          <table:table-cell table:style-name="Default" office:value-type="float" office:value="0.1935524" calcext:value-type="float">
            <text:p>0.1935524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1264955" calcext:value-type="float">
            <text:p>0.1264955</text:p>
          </table:table-cell>
          <table:table-cell table:style-name="Default" office:value-type="float" office:value="0.3225874" calcext:value-type="float">
            <text:p>0.3225874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float" office:value="0.0000000003211809" calcext:value-type="float">
            <text:p>3.211809E-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00007030489" calcext:value-type="float">
            <text:p>0.00007030489</text:p>
          </table:table-cell>
          <table:table-cell table:style-name="Default" office:value-type="float" office:value="0.7692308" calcext:value-type="float">
            <text:p>0.7692308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0000000003211809" calcext:value-type="float">
            <text:p>3.211809E-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float" office:value="0.0001177648" calcext:value-type="float">
            <text:p>0.0001177648</text:p>
          </table:table-cell>
          <table:table-cell table:style-name="Default" office:value-type="float" office:value="0.8129201" calcext:value-type="float">
            <text:p>0.812920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float" office:value="0.6242144" calcext:value-type="float">
            <text:p>0.6242144</text:p>
          </table:table-cell>
          <table:table-cell table:style-name="Default" office:value-type="float" office:value="0.1038961" calcext:value-type="float">
            <text:p>0.103896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1597766" calcext:value-type="float">
            <text:p>0.1597766</text:p>
          </table:table-cell>
          <table:table-cell table:style-name="Default" office:value-type="float" office:value="0.2967804" calcext:value-type="float">
            <text:p>0.2967804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float" office:value="0.0003106634" calcext:value-type="float">
            <text:p>0.0003106634</text:p>
          </table:table-cell>
          <table:table-cell table:style-name="Default" office:value-type="float" office:value="0.7613062" calcext:value-type="float">
            <text:p>0.7613062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000145265" calcext:value-type="float">
            <text:p>0.000145265</text:p>
          </table:table-cell>
          <table:table-cell table:style-name="Default" office:value-type="float" office:value="0.7435897" calcext:value-type="float">
            <text:p>0.743589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00007030489" calcext:value-type="float">
            <text:p>0.00007030489</text:p>
          </table:table-cell>
          <table:table-cell table:style-name="Default" office:value-type="float" office:value="0.7692308" calcext:value-type="float">
            <text:p>0.7692308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float" office:value="0.00003949545" calcext:value-type="float">
            <text:p>0.00003949545</text:p>
          </table:table-cell>
          <table:table-cell table:style-name="Default" office:value-type="float" office:value="0.8758357" calcext:value-type="float">
            <text:p>0.875835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float" office:value="0.6675987" calcext:value-type="float">
            <text:p>0.6675987</text:p>
          </table:table-cell>
          <table:table-cell table:style-name="Default" office:value-type="float" office:value="0.09150522" calcext:value-type="float">
            <text:p>0.09150522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2455068" calcext:value-type="float">
            <text:p>0.2455068</text:p>
          </table:table-cell>
          <table:table-cell table:style-name="Default" office:value-type="float" office:value="0.2451664" calcext:value-type="float">
            <text:p>0.2451664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float" office:value="0.0006051723" calcext:value-type="float">
            <text:p>0.0006051723</text:p>
          </table:table-cell>
          <table:table-cell table:style-name="Default" office:value-type="float" office:value="0.7273341" calcext:value-type="float">
            <text:p>0.727334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0002839785" calcext:value-type="float">
            <text:p>0.0002839785</text:p>
          </table:table-cell>
          <table:table-cell table:style-name="Default" office:value-type="float" office:value="0.7179487" calcext:value-type="float">
            <text:p>0.717948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0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00003192923" calcext:value-type="float">
            <text:p>0.00003192923</text:p>
          </table:table-cell>
          <table:table-cell table:style-name="Default" office:value-type="float" office:value="0.7948718" calcext:value-type="float">
            <text:p>0.7948718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float" office:value="0.0000000003211809" calcext:value-type="float">
            <text:p>3.211809E-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float" office:value="0.5822476" calcext:value-type="float">
            <text:p>0.5822476</text:p>
          </table:table-cell>
          <table:table-cell table:style-name="Default" office:value-type="float" office:value="0.1161314" calcext:value-type="float">
            <text:p>0.1161314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1634872" calcext:value-type="float">
            <text:p>0.1634872</text:p>
          </table:table-cell>
          <table:table-cell table:style-name="Default" office:value-type="float" office:value="0.3076923" calcext:value-type="float">
            <text:p>0.3076923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float" office:value="0.000002415275" calcext:value-type="float">
            <text:p>0.0000024152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001825405" calcext:value-type="float">
            <text:p>0.001825405</text:p>
          </table:table-cell>
          <table:table-cell table:style-name="Default" office:value-type="float" office:value="0.6580782" calcext:value-type="float">
            <text:p>0.6580782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0000000003211809" calcext:value-type="float">
            <text:p>3.211809E-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float" office:value="0.00005307458" calcext:value-type="float">
            <text:p>0.00005307458</text:p>
          </table:table-cell>
          <table:table-cell table:style-name="Default" office:value-type="float" office:value="0.8572152" calcext:value-type="float">
            <text:p>0.8572152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float" office:value="0.6242061" calcext:value-type="float">
            <text:p>0.6242061</text:p>
          </table:table-cell>
          <table:table-cell table:style-name="Default" office:value-type="float" office:value="0.1039049" calcext:value-type="float">
            <text:p>0.1039049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2043668" calcext:value-type="float">
            <text:p>0.2043668</text:p>
          </table:table-cell>
          <table:table-cell table:style-name="Default" office:value-type="float" office:value="0.2820513" calcext:value-type="float">
            <text:p>0.2820513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float" office:value="0.0001823327" calcext:value-type="float">
            <text:p>0.0001823327</text:p>
          </table:table-cell>
          <table:table-cell table:style-name="Default" office:value-type="float" office:value="0.7974027" calcext:value-type="float">
            <text:p>0.797402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0004939859" calcext:value-type="float">
            <text:p>0.0004939859</text:p>
          </table:table-cell>
          <table:table-cell table:style-name="Default" office:value-type="float" office:value="0.7354992" calcext:value-type="float">
            <text:p>0.7354992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1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00007030489" calcext:value-type="float">
            <text:p>0.00007030489</text:p>
          </table:table-cell>
          <table:table-cell table:style-name="Default" office:value-type="float" office:value="0.7692308" calcext:value-type="float">
            <text:p>0.7692308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float" office:value="0.000002995482" calcext:value-type="float">
            <text:p>0.00000299548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float" office:value="0.9021669" calcext:value-type="float">
            <text:p>0.9021669</text:p>
          </table:table-cell>
          <table:table-cell table:style-name="Default" office:value-type="float" office:value="0.02631579" calcext:value-type="float">
            <text:p>0.02631579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g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3912673" calcext:value-type="float">
            <text:p>0.3912673</text:p>
          </table:table-cell>
          <table:table-cell table:style-name="Default" office:value-type="float" office:value="0.1818335" calcext:value-type="float">
            <text:p>0.181833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float" office:value="0.000002995482" calcext:value-type="float">
            <text:p>0.00000299548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r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0002385635" calcext:value-type="float">
            <text:p>0.0002385635</text:p>
          </table:table-cell>
          <table:table-cell table:style-name="Default" office:value-type="float" office:value="0.7792865" calcext:value-type="float">
            <text:p>0.779286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string" calcext:value-type="string">
            <text:p>X0.mM.Gluc</text:p>
          </table:table-cell>
          <table:table-cell table:style-name="ce3" office:value-type="string" calcext:value-type="string">
            <text:p>c</text:p>
          </table:table-cell>
          <table:table-cell table:style-name="Default" office:value-type="float" office:value="0.0000000003211809" calcext:value-type="float">
            <text:p>3.211809E-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calcext:conditional-formats>
          <calcext:conditional-format calcext:target-range-address="Sheet1.B2:Sheet1.B397 Sheet1.D2:Sheet1.D397">
            <calcext:condition calcext:apply-style-name="Good" calcext:value="=&quot;g&quot;" calcext:base-cell-address="Sheet1.B2"/>
            <calcext:condition calcext:apply-style-name="Bad" calcext:value="=&quot;r&quot;" calcext:base-cell-address="Sheet1.B2"/>
            <calcext:condition calcext:apply-style-name="Neutral" calcext:value="=&quot;c&quot;" calcext:base-cell-address="Sheet1.B2"/>
          </calcext:conditional-format>
        </calcext:conditional-formats>
      </table:table>
      <table:table table:name="style" table:style-name="ta1">
        <office:forms form:automatic-focus="false" form:apply-design-mode="false"/>
        <table:table-column table:style-name="co6" table:number-columns-repeated="3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default-cell-style-name="ce15"/>
        <table:table-column table:style-name="co6" table:default-cell-style-name="Default"/>
        <table:table-row table:style-name="ro1">
          <table:table-cell table:style-name="ce5" office:value-type="string" calcext:value-type="string" table:number-columns-spanned="3" table:number-rows-spanned="4">
            <text:p>Legend:</text:p>
            <text:p><text:span text:style-name="T1">italic: significant</text:span></text:p>
            <text:p>bold: relevant &amp; significant</text:p>
          </table:table-cell>
          <table:covered-table-cell table:number-columns-repeated="2"/>
          <table:table-cell table:style-name="ce9" office:value-type="string" calcext:value-type="string" table:number-columns-spanned="17" table:number-rows-spanned="1">
            <text:p>Cys</text:p>
          </table:table-cell>
          <table:covered-table-cell table:style-name="ce16"/>
          <table:covered-table-cell table:style-name="ce19"/>
          <table:covered-table-cell table:style-name="ce25"/>
          <table:covered-table-cell table:style-name="ce19"/>
          <table:covered-table-cell table:style-name="ce25"/>
          <table:covered-table-cell table:style-name="ce19"/>
          <table:covered-table-cell table:style-name="ce25"/>
          <table:covered-table-cell table:style-name="ce19"/>
          <table:covered-table-cell table:style-name="ce25"/>
          <table:covered-table-cell table:style-name="ce19"/>
          <table:covered-table-cell table:style-name="ce25"/>
          <table:covered-table-cell table:style-name="ce19"/>
          <table:covered-table-cell table:style-name="ce25"/>
          <table:covered-table-cell table:style-name="ce19"/>
          <table:covered-table-cell table:style-name="ce25"/>
          <table:covered-table-cell table:style-name="ce19"/>
          <table:table-cell table:style-name="ce25"/>
          <table:table-cell table:style-name="ce35" office:value-type="string" calcext:value-type="string" table:number-columns-spanned="18" table:number-rows-spanned="1">
            <text:p>Gln</text:p>
          </table:table-cell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covered-table-cell table:style-name="ce65"/>
          <table:covered-table-cell table:style-name="ce41"/>
          <table:table-cell table:style-name="ce66" office:value-type="string" calcext:value-type="string" table:number-columns-spanned="6" table:number-rows-spanned="1">
            <text:p>VEGF</text:p>
          </table:table-cell>
          <table:covered-table-cell table:style-name="ce71"/>
          <table:covered-table-cell table:style-name="ce74"/>
          <table:covered-table-cell table:style-name="ce71"/>
          <table:covered-table-cell table:style-name="ce81"/>
          <table:covered-table-cell table:style-name="ce71"/>
          <table:table-cell table:style-name="ce88" office:value-type="string" calcext:value-type="string" table:number-columns-spanned="6" table:number-rows-spanned="1">
            <text:p>Solvent</text:p>
          </table:table-cell>
          <table:covered-table-cell table:style-name="ce93"/>
          <table:covered-table-cell table:style-name="ce97"/>
          <table:covered-table-cell table:style-name="ce93"/>
          <table:covered-table-cell table:style-name="ce104"/>
          <table:covered-table-cell table:style-name="ce93"/>
          <table:table-cell table:style-name="ce111" office:value-type="string" calcext:value-type="string" table:number-columns-spanned="18" table:number-rows-spanned="1">
            <text:p>Gluc</text:p>
          </table:table-cell>
          <table:covered-table-cell table:style-name="ce117"/>
          <table:covered-table-cell table:style-name="ce120"/>
          <table:covered-table-cell table:style-name="ce117"/>
          <table:covered-table-cell table:style-name="ce120"/>
          <table:covered-table-cell table:style-name="ce117"/>
          <table:covered-table-cell table:style-name="ce120"/>
          <table:covered-table-cell table:style-name="ce117"/>
          <table:covered-table-cell table:style-name="ce120"/>
          <table:covered-table-cell table:style-name="ce117"/>
          <table:covered-table-cell table:style-name="ce120"/>
          <table:covered-table-cell table:style-name="ce117"/>
          <table:covered-table-cell table:style-name="ce120"/>
          <table:covered-table-cell table:style-name="ce117"/>
          <table:covered-table-cell table:style-name="ce134"/>
          <table:covered-table-cell table:style-name="ce135"/>
          <table:covered-table-cell table:style-name="ce136"/>
          <table:covered-table-cell table:style-name="ce135"/>
        </table:table-row>
        <table:table-row table:style-name="ro1">
          <table:covered-table-cell table:number-columns-repeated="3"/>
          <table:table-cell table:style-name="ce10" office:value-type="string" calcext:value-type="string" table:number-columns-spanned="6" table:number-rows-spanned="1">
            <text:p>250 µM</text:p>
          </table:table-cell>
          <table:covered-table-cell table:style-name="ce16"/>
          <table:covered-table-cell table:style-name="ce20"/>
          <table:covered-table-cell table:style-name="ce16"/>
          <table:covered-table-cell table:style-name="ce20"/>
          <table:covered-table-cell table:style-name="ce16"/>
          <table:table-cell table:style-name="ce10" office:value-type="string" calcext:value-type="string" table:number-columns-spanned="6" table:number-rows-spanned="1">
            <text:p>100 µM</text:p>
          </table:table-cell>
          <table:covered-table-cell table:style-name="ce16"/>
          <table:covered-table-cell table:style-name="ce20"/>
          <table:covered-table-cell table:style-name="ce16"/>
          <table:covered-table-cell table:style-name="ce20"/>
          <table:covered-table-cell table:style-name="ce16"/>
          <table:table-cell table:style-name="ce10" office:value-type="string" calcext:value-type="string" table:number-columns-spanned="6" table:number-rows-spanned="1">
            <text:p>0 µM</text:p>
          </table:table-cell>
          <table:covered-table-cell table:style-name="ce16"/>
          <table:covered-table-cell table:style-name="ce20"/>
          <table:covered-table-cell table:style-name="ce16"/>
          <table:covered-table-cell table:style-name="ce20"/>
          <table:covered-table-cell table:style-name="ce16"/>
          <table:table-cell table:style-name="ce36" office:value-type="string" calcext:value-type="string" table:number-columns-spanned="6" table:number-rows-spanned="1">
            <text:p>1 mM</text:p>
          </table:table-cell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table-cell table:style-name="ce36" office:value-type="string" calcext:value-type="string" table:number-columns-spanned="6" table:number-rows-spanned="1">
            <text:p>0.1 mM</text:p>
          </table:table-cell>
          <table:covered-table-cell table:style-name="ce41"/>
          <table:covered-table-cell table:style-name="ce46"/>
          <table:covered-table-cell table:style-name="ce41"/>
          <table:covered-table-cell table:style-name="ce65"/>
          <table:covered-table-cell table:style-name="ce41"/>
          <table:table-cell table:style-name="ce36" office:value-type="string" calcext:value-type="string" table:number-columns-spanned="6" table:number-rows-spanned="1">
            <text:p>0 mM</text:p>
          </table:table-cell>
          <table:covered-table-cell table:style-name="ce41"/>
          <table:covered-table-cell table:style-name="ce46"/>
          <table:covered-table-cell table:style-name="ce41"/>
          <table:covered-table-cell table:style-name="ce65"/>
          <table:covered-table-cell table:style-name="ce41"/>
          <table:table-cell table:style-name="ce66" office:value-type="string" calcext:value-type="string" table:number-columns-spanned="6" table:number-rows-spanned="1">
            <text:p>100 ng/mL</text:p>
          </table:table-cell>
          <table:covered-table-cell table:style-name="ce71"/>
          <table:covered-table-cell table:style-name="ce74"/>
          <table:covered-table-cell table:style-name="ce71"/>
          <table:covered-table-cell table:style-name="ce81"/>
          <table:covered-table-cell table:style-name="ce71"/>
          <table:table-cell table:style-name="ce88" office:value-type="string" calcext:value-type="string" table:number-columns-spanned="6" table:number-rows-spanned="1">
            <text:p>-</text:p>
          </table:table-cell>
          <table:covered-table-cell table:style-name="ce93"/>
          <table:covered-table-cell table:style-name="ce97"/>
          <table:covered-table-cell table:style-name="ce93"/>
          <table:covered-table-cell table:style-name="ce104"/>
          <table:covered-table-cell table:style-name="ce93"/>
          <table:table-cell table:style-name="ce112" office:value-type="string" calcext:value-type="string" table:number-columns-spanned="6" table:number-rows-spanned="1">
            <text:p>10 mM</text:p>
          </table:table-cell>
          <table:covered-table-cell table:style-name="ce117"/>
          <table:covered-table-cell table:style-name="ce120"/>
          <table:covered-table-cell table:style-name="ce117"/>
          <table:covered-table-cell table:style-name="ce127"/>
          <table:covered-table-cell table:style-name="ce117"/>
          <table:table-cell table:style-name="ce112" office:value-type="string" calcext:value-type="string" table:number-columns-spanned="6" table:number-rows-spanned="1">
            <text:p>1 mM</text:p>
          </table:table-cell>
          <table:covered-table-cell table:style-name="ce117"/>
          <table:covered-table-cell table:style-name="ce120"/>
          <table:covered-table-cell table:style-name="ce117"/>
          <table:covered-table-cell table:style-name="ce127"/>
          <table:covered-table-cell table:style-name="ce117"/>
          <table:table-cell table:style-name="ce112" office:value-type="string" calcext:value-type="string" table:number-columns-spanned="6" table:number-rows-spanned="1">
            <text:p>0 mM</text:p>
          </table:table-cell>
          <table:covered-table-cell table:style-name="ce117"/>
          <table:covered-table-cell table:style-name="ce120"/>
          <table:covered-table-cell table:style-name="ce117"/>
          <table:covered-table-cell table:style-name="ce127"/>
          <table:covered-table-cell table:style-name="ce117"/>
        </table:table-row>
        <table:table-row table:style-name="ro1">
          <table:covered-table-cell table:number-columns-repeated="3"/>
          <table:table-cell table:style-name="ce11" office:value-type="string" calcext:value-type="string" table:number-columns-spanned="2" table:number-rows-spanned="1">
            <text:p>g</text:p>
          </table:table-cell>
          <table:covered-table-cell table:style-name="ce17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26"/>
          <table:table-cell table:style-name="ce28" office:value-type="string" calcext:value-type="string" table:number-columns-spanned="2" table:number-rows-spanned="1">
            <text:p>c</text:p>
          </table:table-cell>
          <table:covered-table-cell table:style-name="ce32"/>
          <table:table-cell table:style-name="ce11" office:value-type="string" calcext:value-type="string" table:number-columns-spanned="2" table:number-rows-spanned="1">
            <text:p>g</text:p>
          </table:table-cell>
          <table:covered-table-cell table:style-name="ce17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26"/>
          <table:table-cell table:style-name="ce28" office:value-type="string" calcext:value-type="string" table:number-columns-spanned="2" table:number-rows-spanned="1">
            <text:p>c</text:p>
          </table:table-cell>
          <table:covered-table-cell table:style-name="ce32"/>
          <table:table-cell table:style-name="ce11" office:value-type="string" calcext:value-type="string" table:number-columns-spanned="2" table:number-rows-spanned="1">
            <text:p>g</text:p>
          </table:table-cell>
          <table:covered-table-cell table:style-name="ce17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26"/>
          <table:table-cell table:style-name="ce28" office:value-type="string" calcext:value-type="string" table:number-columns-spanned="2" table:number-rows-spanned="1">
            <text:p>c</text:p>
          </table:table-cell>
          <table:covered-table-cell table:style-name="ce32"/>
          <table:table-cell table:style-name="ce37" office:value-type="string" calcext:value-type="string" table:number-columns-spanned="2" table:number-rows-spanned="1">
            <text:p>g</text:p>
          </table:table-cell>
          <table:covered-table-cell table:style-name="ce42"/>
          <table:table-cell table:style-name="ce47" office:value-type="string" calcext:value-type="string" table:number-columns-spanned="2" table:number-rows-spanned="1">
            <text:p>r</text:p>
          </table:table-cell>
          <table:covered-table-cell table:style-name="ce52"/>
          <table:table-cell table:style-name="ce55" office:value-type="string" calcext:value-type="string" table:number-columns-spanned="2" table:number-rows-spanned="1">
            <text:p>c</text:p>
          </table:table-cell>
          <table:covered-table-cell table:style-name="ce61"/>
          <table:table-cell table:style-name="ce37" office:value-type="string" calcext:value-type="string" table:number-columns-spanned="2" table:number-rows-spanned="1">
            <text:p>g</text:p>
          </table:table-cell>
          <table:covered-table-cell table:style-name="ce42"/>
          <table:table-cell table:style-name="ce47" office:value-type="string" calcext:value-type="string" table:number-columns-spanned="2" table:number-rows-spanned="1">
            <text:p>r</text:p>
          </table:table-cell>
          <table:covered-table-cell table:style-name="ce52"/>
          <table:table-cell table:style-name="ce55" office:value-type="string" calcext:value-type="string" table:number-columns-spanned="2" table:number-rows-spanned="1">
            <text:p>c</text:p>
          </table:table-cell>
          <table:covered-table-cell table:style-name="ce61"/>
          <table:table-cell table:style-name="ce37" office:value-type="string" calcext:value-type="string" table:number-columns-spanned="2" table:number-rows-spanned="1">
            <text:p>g</text:p>
          </table:table-cell>
          <table:covered-table-cell table:style-name="ce42"/>
          <table:table-cell table:style-name="ce47" office:value-type="string" calcext:value-type="string" table:number-columns-spanned="2" table:number-rows-spanned="1">
            <text:p>r</text:p>
          </table:table-cell>
          <table:covered-table-cell table:style-name="ce52"/>
          <table:table-cell table:style-name="ce55" office:value-type="string" calcext:value-type="string" table:number-columns-spanned="2" table:number-rows-spanned="1">
            <text:p>c</text:p>
          </table:table-cell>
          <table:covered-table-cell table:style-name="ce61"/>
          <table:table-cell table:style-name="ce67" office:value-type="string" calcext:value-type="string" table:number-columns-spanned="2" table:number-rows-spanned="1">
            <text:p>g</text:p>
          </table:table-cell>
          <table:covered-table-cell table:style-name="ce72"/>
          <table:table-cell table:style-name="ce75" office:value-type="string" calcext:value-type="string" table:number-columns-spanned="2" table:number-rows-spanned="1">
            <text:p>r</text:p>
          </table:table-cell>
          <table:covered-table-cell table:style-name="ce79"/>
          <table:table-cell table:style-name="ce82" office:value-type="string" calcext:value-type="string" table:number-columns-spanned="2" table:number-rows-spanned="1">
            <text:p>c</text:p>
          </table:table-cell>
          <table:covered-table-cell table:style-name="ce86"/>
          <table:table-cell table:style-name="ce89" office:value-type="string" calcext:value-type="string" table:number-columns-spanned="2" table:number-rows-spanned="1">
            <text:p>g</text:p>
          </table:table-cell>
          <table:covered-table-cell table:style-name="ce94"/>
          <table:table-cell table:style-name="ce98" office:value-type="string" calcext:value-type="string" table:number-columns-spanned="2" table:number-rows-spanned="1">
            <text:p>r</text:p>
          </table:table-cell>
          <table:covered-table-cell table:style-name="ce102"/>
          <table:table-cell table:style-name="ce105" office:value-type="string" calcext:value-type="string" table:number-columns-spanned="2" table:number-rows-spanned="1">
            <text:p>c</text:p>
          </table:table-cell>
          <table:covered-table-cell table:style-name="ce109"/>
          <table:table-cell table:style-name="ce113" office:value-type="string" calcext:value-type="string" table:number-columns-spanned="2" table:number-rows-spanned="1">
            <text:p>g</text:p>
          </table:table-cell>
          <table:covered-table-cell table:style-name="ce118"/>
          <table:table-cell table:style-name="ce121" office:value-type="string" calcext:value-type="string" table:number-columns-spanned="2" table:number-rows-spanned="1">
            <text:p>r</text:p>
          </table:table-cell>
          <table:covered-table-cell table:style-name="ce125"/>
          <table:table-cell table:style-name="ce128" office:value-type="string" calcext:value-type="string" table:number-columns-spanned="2" table:number-rows-spanned="1">
            <text:p>c</text:p>
          </table:table-cell>
          <table:covered-table-cell table:style-name="ce132"/>
          <table:table-cell table:style-name="ce113" office:value-type="string" calcext:value-type="string" table:number-columns-spanned="2" table:number-rows-spanned="1">
            <text:p>g</text:p>
          </table:table-cell>
          <table:covered-table-cell table:style-name="ce118"/>
          <table:table-cell table:style-name="ce121" office:value-type="string" calcext:value-type="string" table:number-columns-spanned="2" table:number-rows-spanned="1">
            <text:p>r</text:p>
          </table:table-cell>
          <table:covered-table-cell table:style-name="ce125"/>
          <table:table-cell table:style-name="ce128" office:value-type="string" calcext:value-type="string" table:number-columns-spanned="2" table:number-rows-spanned="1">
            <text:p>c</text:p>
          </table:table-cell>
          <table:covered-table-cell table:style-name="ce132"/>
          <table:table-cell table:style-name="ce113" office:value-type="string" calcext:value-type="string" table:number-columns-spanned="2" table:number-rows-spanned="1">
            <text:p>g</text:p>
          </table:table-cell>
          <table:covered-table-cell table:style-name="ce118"/>
          <table:table-cell table:style-name="ce121" office:value-type="string" calcext:value-type="string" table:number-columns-spanned="2" table:number-rows-spanned="1">
            <text:p>r</text:p>
          </table:table-cell>
          <table:covered-table-cell table:style-name="ce125"/>
          <table:table-cell table:style-name="ce128" office:value-type="string" calcext:value-type="string" table:number-columns-spanned="2" table:number-rows-spanned="1">
            <text:p>c</text:p>
          </table:table-cell>
          <table:covered-table-cell table:style-name="ce132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p</text:p>
          </table:table-cell>
          <table:table-cell table:style-name="ce17" office:value-type="string" calcext:value-type="string">
            <text:p>τ</text:p>
          </table:table-cell>
          <table:table-cell table:style-name="ce22" office:value-type="string" calcext:value-type="string">
            <text:p>p</text:p>
          </table:table-cell>
          <table:table-cell table:style-name="ce26" office:value-type="string" calcext:value-type="string">
            <text:p>τ</text:p>
          </table:table-cell>
          <table:table-cell table:style-name="ce29" office:value-type="string" calcext:value-type="string">
            <text:p>p</text:p>
          </table:table-cell>
          <table:table-cell table:style-name="ce32" office:value-type="string" calcext:value-type="string">
            <text:p>τ</text:p>
          </table:table-cell>
          <table:table-cell table:style-name="ce12" office:value-type="string" calcext:value-type="string">
            <text:p>p</text:p>
          </table:table-cell>
          <table:table-cell table:style-name="ce17" office:value-type="string" calcext:value-type="string">
            <text:p>τ</text:p>
          </table:table-cell>
          <table:table-cell table:style-name="ce22" office:value-type="string" calcext:value-type="string">
            <text:p>p</text:p>
          </table:table-cell>
          <table:table-cell table:style-name="ce26" office:value-type="string" calcext:value-type="string">
            <text:p>τ</text:p>
          </table:table-cell>
          <table:table-cell table:style-name="ce29" office:value-type="string" calcext:value-type="string">
            <text:p>p</text:p>
          </table:table-cell>
          <table:table-cell table:style-name="ce32" office:value-type="string" calcext:value-type="string">
            <text:p>τ</text:p>
          </table:table-cell>
          <table:table-cell table:style-name="ce12" office:value-type="string" calcext:value-type="string">
            <text:p>p</text:p>
          </table:table-cell>
          <table:table-cell table:style-name="ce17" office:value-type="string" calcext:value-type="string">
            <text:p>τ</text:p>
          </table:table-cell>
          <table:table-cell table:style-name="ce22" office:value-type="string" calcext:value-type="string">
            <text:p>p</text:p>
          </table:table-cell>
          <table:table-cell table:style-name="ce26" office:value-type="string" calcext:value-type="string">
            <text:p>τ</text:p>
          </table:table-cell>
          <table:table-cell table:style-name="ce29" office:value-type="string" calcext:value-type="string">
            <text:p>p</text:p>
          </table:table-cell>
          <table:table-cell table:style-name="ce32" office:value-type="string" calcext:value-type="string">
            <text:p>τ</text:p>
          </table:table-cell>
          <table:table-cell table:style-name="ce38" office:value-type="string" calcext:value-type="string">
            <text:p>p</text:p>
          </table:table-cell>
          <table:table-cell table:style-name="ce43" office:value-type="string" calcext:value-type="string">
            <text:p>τ</text:p>
          </table:table-cell>
          <table:table-cell table:style-name="ce48" office:value-type="string" calcext:value-type="string">
            <text:p>p</text:p>
          </table:table-cell>
          <table:table-cell table:style-name="ce52" office:value-type="string" calcext:value-type="string">
            <text:p>τ</text:p>
          </table:table-cell>
          <table:table-cell table:style-name="ce56" office:value-type="string" calcext:value-type="string">
            <text:p>p</text:p>
          </table:table-cell>
          <table:table-cell table:style-name="ce61" office:value-type="string" calcext:value-type="string">
            <text:p>τ</text:p>
          </table:table-cell>
          <table:table-cell table:style-name="ce38" office:value-type="string" calcext:value-type="string">
            <text:p>p</text:p>
          </table:table-cell>
          <table:table-cell table:style-name="ce43" office:value-type="string" calcext:value-type="string">
            <text:p>τ</text:p>
          </table:table-cell>
          <table:table-cell table:style-name="ce48" office:value-type="string" calcext:value-type="string">
            <text:p>p</text:p>
          </table:table-cell>
          <table:table-cell table:style-name="ce52" office:value-type="string" calcext:value-type="string">
            <text:p>τ</text:p>
          </table:table-cell>
          <table:table-cell table:style-name="ce56" office:value-type="string" calcext:value-type="string">
            <text:p>p</text:p>
          </table:table-cell>
          <table:table-cell table:style-name="ce61" office:value-type="string" calcext:value-type="string">
            <text:p>τ</text:p>
          </table:table-cell>
          <table:table-cell table:style-name="ce38" office:value-type="string" calcext:value-type="string">
            <text:p>p</text:p>
          </table:table-cell>
          <table:table-cell table:style-name="ce43" office:value-type="string" calcext:value-type="string">
            <text:p>τ</text:p>
          </table:table-cell>
          <table:table-cell table:style-name="ce48" office:value-type="string" calcext:value-type="string">
            <text:p>p</text:p>
          </table:table-cell>
          <table:table-cell table:style-name="ce52" office:value-type="string" calcext:value-type="string">
            <text:p>τ</text:p>
          </table:table-cell>
          <table:table-cell table:style-name="ce56" office:value-type="string" calcext:value-type="string">
            <text:p>p</text:p>
          </table:table-cell>
          <table:table-cell table:style-name="ce61" office:value-type="string" calcext:value-type="string">
            <text:p>τ</text:p>
          </table:table-cell>
          <table:table-cell table:style-name="ce68" office:value-type="string" calcext:value-type="string">
            <text:p>p</text:p>
          </table:table-cell>
          <table:table-cell table:style-name="ce72" office:value-type="string" calcext:value-type="string">
            <text:p>τ</text:p>
          </table:table-cell>
          <table:table-cell table:style-name="ce76" office:value-type="string" calcext:value-type="string">
            <text:p>p</text:p>
          </table:table-cell>
          <table:table-cell table:style-name="ce79" office:value-type="string" calcext:value-type="string">
            <text:p>τ</text:p>
          </table:table-cell>
          <table:table-cell table:style-name="ce83" office:value-type="string" calcext:value-type="string">
            <text:p>p</text:p>
          </table:table-cell>
          <table:table-cell table:style-name="ce86" office:value-type="string" calcext:value-type="string">
            <text:p>τ</text:p>
          </table:table-cell>
          <table:table-cell table:style-name="ce90" office:value-type="string" calcext:value-type="string">
            <text:p>p</text:p>
          </table:table-cell>
          <table:table-cell table:style-name="ce94" office:value-type="string" calcext:value-type="string">
            <text:p>τ</text:p>
          </table:table-cell>
          <table:table-cell table:style-name="ce99" office:value-type="string" calcext:value-type="string">
            <text:p>p</text:p>
          </table:table-cell>
          <table:table-cell table:style-name="ce102" office:value-type="string" calcext:value-type="string">
            <text:p>τ</text:p>
          </table:table-cell>
          <table:table-cell table:style-name="ce106" office:value-type="string" calcext:value-type="string">
            <text:p>p</text:p>
          </table:table-cell>
          <table:table-cell table:style-name="ce109" office:value-type="string" calcext:value-type="string">
            <text:p>τ</text:p>
          </table:table-cell>
          <table:table-cell table:style-name="ce114" office:value-type="string" calcext:value-type="string">
            <text:p>p</text:p>
          </table:table-cell>
          <table:table-cell table:style-name="ce118" office:value-type="string" calcext:value-type="string">
            <text:p>τ</text:p>
          </table:table-cell>
          <table:table-cell table:style-name="ce122" office:value-type="string" calcext:value-type="string">
            <text:p>p</text:p>
          </table:table-cell>
          <table:table-cell table:style-name="ce125" office:value-type="string" calcext:value-type="string">
            <text:p>τ</text:p>
          </table:table-cell>
          <table:table-cell table:style-name="ce129" office:value-type="string" calcext:value-type="string">
            <text:p>p</text:p>
          </table:table-cell>
          <table:table-cell table:style-name="ce132" office:value-type="string" calcext:value-type="string">
            <text:p>τ</text:p>
          </table:table-cell>
          <table:table-cell table:style-name="ce114" office:value-type="string" calcext:value-type="string">
            <text:p>p</text:p>
          </table:table-cell>
          <table:table-cell table:style-name="ce118" office:value-type="string" calcext:value-type="string">
            <text:p>τ</text:p>
          </table:table-cell>
          <table:table-cell table:style-name="ce122" office:value-type="string" calcext:value-type="string">
            <text:p>p</text:p>
          </table:table-cell>
          <table:table-cell table:style-name="ce125" office:value-type="string" calcext:value-type="string">
            <text:p>τ</text:p>
          </table:table-cell>
          <table:table-cell table:style-name="ce129" office:value-type="string" calcext:value-type="string">
            <text:p>p</text:p>
          </table:table-cell>
          <table:table-cell table:style-name="ce132" office:value-type="string" calcext:value-type="string">
            <text:p>τ</text:p>
          </table:table-cell>
          <table:table-cell table:style-name="ce114" office:value-type="string" calcext:value-type="string">
            <text:p>p</text:p>
          </table:table-cell>
          <table:table-cell table:style-name="ce118" office:value-type="string" calcext:value-type="string">
            <text:p>τ</text:p>
          </table:table-cell>
          <table:table-cell table:style-name="ce122" office:value-type="string" calcext:value-type="string">
            <text:p>p</text:p>
          </table:table-cell>
          <table:table-cell table:style-name="ce125" office:value-type="string" calcext:value-type="string">
            <text:p>τ</text:p>
          </table:table-cell>
          <table:table-cell table:style-name="ce129" office:value-type="string" calcext:value-type="string">
            <text:p>p</text:p>
          </table:table-cell>
          <table:table-cell table:style-name="ce132" office:value-type="string" calcext:value-type="string">
            <text:p>τ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9">
            <text:p>Cys</text:p>
          </table:table-cell>
          <table:table-cell table:style-name="ce6" office:value-type="string" calcext:value-type="string" table:number-columns-spanned="1" table:number-rows-spanned="3">
            <text:p>250 µM</text:p>
          </table:table-cell>
          <table:table-cell table:style-name="ce7" office:value-type="string" calcext:value-type="string">
            <text:p>g</text:p>
          </table:table-cell>
          <table:table-cell table:style-name="ce13" office:value-type="float" office:value="0.0000000003211809" calcext:value-type="float">
            <text:p>3.211809E-1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0.0005287206" calcext:value-type="float">
            <text:p>0.0005287206</text:p>
          </table:table-cell>
          <table:table-cell table:style-name="ce27" office:value-type="float" office:value="0.6923077" calcext:value-type="float">
            <text:p>0.6923077</text:p>
          </table:table-cell>
          <table:table-cell table:style-name="ce30" office:value-type="float" office:value="0.0002839785" calcext:value-type="float">
            <text:p>0.0002839785</text:p>
          </table:table-cell>
          <table:table-cell table:style-name="ce33" office:value-type="float" office:value="0.7179487" calcext:value-type="float">
            <text:p>0.7179487</text:p>
          </table:table-cell>
          <table:table-cell table:style-name="ce13" office:value-type="float" office:value="0.2043668" calcext:value-type="float">
            <text:p>0.2043668</text:p>
          </table:table-cell>
          <table:table-cell table:style-name="ce18" office:value-type="float" office:value="-0.2820513" calcext:value-type="float">
            <text:p>-0.2820513</text:p>
          </table:table-cell>
          <table:table-cell table:style-name="ce23" office:value-type="float" office:value="0.01220944" calcext:value-type="float">
            <text:p>0.01220944</text:p>
          </table:table-cell>
          <table:table-cell table:style-name="ce27" office:value-type="float" office:value="0.5290433" calcext:value-type="float">
            <text:p>0.5290433</text:p>
          </table:table-cell>
          <table:table-cell table:style-name="ce31" office:value-type="float" office:value="0.1634872" calcext:value-type="float">
            <text:p>0.1634872</text:p>
          </table:table-cell>
          <table:table-cell table:style-name="ce33" office:value-type="float" office:value="-0.3076923" calcext:value-type="float">
            <text:p>-0.3076923</text:p>
          </table:table-cell>
          <table:table-cell table:style-name="ce13" office:value-type="float" office:value="0.9523619" calcext:value-type="float">
            <text:p>0.9523619</text:p>
          </table:table-cell>
          <table:table-cell table:style-name="ce18" office:value-type="float" office:value="-0.02564103" calcext:value-type="float">
            <text:p>-0.02564103</text:p>
          </table:table-cell>
          <table:table-cell table:style-name="ce23" office:value-type="float" office:value="0.002675523" calcext:value-type="float">
            <text:p>0.002675523</text:p>
          </table:table-cell>
          <table:table-cell table:style-name="ce27" office:value-type="float" office:value="0.6153846" calcext:value-type="float">
            <text:p>0.6153846</text:p>
          </table:table-cell>
          <table:table-cell table:style-name="ce31" office:value-type="float" office:value="0.5097746" calcext:value-type="float">
            <text:p>0.5097746</text:p>
          </table:table-cell>
          <table:table-cell table:style-name="ce33" office:value-type="float" office:value="-0.1538462" calcext:value-type="float">
            <text:p>-0.1538462</text:p>
          </table:table-cell>
          <table:table-cell table:style-name="ce39" office:value-type="float" office:value="0.00003192923" calcext:value-type="float">
            <text:p>0.00003192923</text:p>
          </table:table-cell>
          <table:table-cell table:style-name="ce44" office:value-type="float" office:value="0.7948718" calcext:value-type="float">
            <text:p>0.7948718</text:p>
          </table:table-cell>
          <table:table-cell table:style-name="ce49" office:value-type="float" office:value="0.01495009" calcext:value-type="float">
            <text:p>0.01495009</text:p>
          </table:table-cell>
          <table:table-cell table:style-name="ce53" office:value-type="float" office:value="0.5128205" calcext:value-type="float">
            <text:p>0.5128205</text:p>
          </table:table-cell>
          <table:table-cell table:style-name="ce57" office:value-type="float" office:value="0.002675523" calcext:value-type="float">
            <text:p>0.002675523</text:p>
          </table:table-cell>
          <table:table-cell table:style-name="ce62" office:value-type="float" office:value="0.6153846" calcext:value-type="float">
            <text:p>0.6153846</text:p>
          </table:table-cell>
          <table:table-cell table:style-name="ce40" office:value-type="float" office:value="0.5900408" calcext:value-type="float">
            <text:p>0.5900408</text:p>
          </table:table-cell>
          <table:table-cell table:style-name="ce45" office:value-type="float" office:value="-0.1282051" calcext:value-type="float">
            <text:p>-0.1282051</text:p>
          </table:table-cell>
          <table:table-cell table:style-name="ce51" office:value-type="float" office:value="0.1113469" calcext:value-type="float">
            <text:p>0.1113469</text:p>
          </table:table-cell>
          <table:table-cell table:style-name="ce54" office:value-type="float" office:value="0.3376908" calcext:value-type="float">
            <text:p>0.3376908</text:p>
          </table:table-cell>
          <table:table-cell table:style-name="ce59" office:value-type="float" office:value="0.2043668" calcext:value-type="float">
            <text:p>0.2043668</text:p>
          </table:table-cell>
          <table:table-cell table:style-name="ce62" office:value-type="float" office:value="-0.2820513" calcext:value-type="float">
            <text:p>-0.2820513</text:p>
          </table:table-cell>
          <table:table-cell table:style-name="ce40" office:value-type="float" office:value="0.5097746" calcext:value-type="float">
            <text:p>0.5097746</text:p>
          </table:table-cell>
          <table:table-cell table:style-name="ce45" office:value-type="float" office:value="-0.1538462" calcext:value-type="float">
            <text:p>-0.1538462</text:p>
          </table:table-cell>
          <table:table-cell table:style-name="ce51" office:value-type="float" office:value="0.05811823" calcext:value-type="float">
            <text:p>0.05811823</text:p>
          </table:table-cell>
          <table:table-cell table:style-name="ce54" office:value-type="float" office:value="0.4000083" calcext:value-type="float">
            <text:p>0.4000083</text:p>
          </table:table-cell>
          <table:table-cell table:style-name="ce59" office:value-type="float" office:value="0.1288514" calcext:value-type="float">
            <text:p>0.1288514</text:p>
          </table:table-cell>
          <table:table-cell table:style-name="ce62" office:value-type="float" office:value="-0.3333333" calcext:value-type="float">
            <text:p>-0.3333333</text:p>
          </table:table-cell>
          <table:table-cell table:style-name="ce69" office:value-type="float" office:value="0.002675523" calcext:value-type="float">
            <text:p>0.002675523</text:p>
          </table:table-cell>
          <table:table-cell table:style-name="ce73" office:value-type="float" office:value="0.6153846" calcext:value-type="float">
            <text:p>0.6153846</text:p>
          </table:table-cell>
          <table:table-cell table:style-name="ce77" office:value-type="float" office:value="0.01495009" calcext:value-type="float">
            <text:p>0.01495009</text:p>
          </table:table-cell>
          <table:table-cell table:style-name="ce80" office:value-type="float" office:value="0.5128205" calcext:value-type="float">
            <text:p>0.5128205</text:p>
          </table:table-cell>
          <table:table-cell table:style-name="ce84" office:value-type="float" office:value="0.2518576" calcext:value-type="float">
            <text:p>0.2518576</text:p>
          </table:table-cell>
          <table:table-cell table:style-name="ce87" office:value-type="float" office:value="0.2564103" calcext:value-type="float">
            <text:p>0.2564103</text:p>
          </table:table-cell>
          <table:table-cell table:style-name="ce91" office:value-type="float" office:value="0.05725683" calcext:value-type="float">
            <text:p>0.05725683</text:p>
          </table:table-cell>
          <table:table-cell table:style-name="ce95" office:value-type="float" office:value="0.4102564" calcext:value-type="float">
            <text:p>0.4102564</text:p>
          </table:table-cell>
          <table:table-cell table:style-name="ce100" office:value-type="float" office:value="0.0988787" calcext:value-type="float">
            <text:p>0.0988787</text:p>
          </table:table-cell>
          <table:table-cell table:style-name="ce103" office:value-type="float" office:value="0.3483943" calcext:value-type="float">
            <text:p>0.3483943</text:p>
          </table:table-cell>
          <table:table-cell table:style-name="ce107" office:value-type="float" office:value="0.0101174" calcext:value-type="float">
            <text:p>0.0101174</text:p>
          </table:table-cell>
          <table:table-cell table:style-name="ce110" office:value-type="float" office:value="0.5384615" calcext:value-type="float">
            <text:p>0.5384615</text:p>
          </table:table-cell>
          <table:table-cell table:style-name="ce115" office:value-type="float" office:value="0.02372574" calcext:value-type="float">
            <text:p>0.02372574</text:p>
          </table:table-cell>
          <table:table-cell table:style-name="ce119" office:value-type="float" office:value="0.4774293" calcext:value-type="float">
            <text:p>0.4774293</text:p>
          </table:table-cell>
          <table:table-cell table:style-name="ce123" office:value-type="float" office:value="0.09998026" calcext:value-type="float">
            <text:p>0.09998026</text:p>
          </table:table-cell>
          <table:table-cell table:style-name="ce126" office:value-type="float" office:value="0.3589744" calcext:value-type="float">
            <text:p>0.3589744</text:p>
          </table:table-cell>
          <table:table-cell table:style-name="ce130" office:value-type="float" office:value="0.02158161" calcext:value-type="float">
            <text:p>0.02158161</text:p>
          </table:table-cell>
          <table:table-cell table:style-name="ce133" office:value-type="float" office:value="0.4871795" calcext:value-type="float">
            <text:p>0.4871795</text:p>
          </table:table-cell>
          <table:table-cell table:style-name="ce115" office:value-type="float" office:value="0.07631654" calcext:value-type="float">
            <text:p>0.07631654</text:p>
          </table:table-cell>
          <table:table-cell table:style-name="ce119" office:value-type="float" office:value="0.3846154" calcext:value-type="float">
            <text:p>0.3846154</text:p>
          </table:table-cell>
          <table:table-cell table:style-name="ce123" office:value-type="float" office:value="0.1264955" calcext:value-type="float">
            <text:p>0.1264955</text:p>
          </table:table-cell>
          <table:table-cell table:style-name="ce126" office:value-type="float" office:value="0.3225874" calcext:value-type="float">
            <text:p>0.3225874</text:p>
          </table:table-cell>
          <table:table-cell table:style-name="ce130" office:value-type="float" office:value="0.01495009" calcext:value-type="float">
            <text:p>0.01495009</text:p>
          </table:table-cell>
          <table:table-cell table:style-name="ce133" office:value-type="float" office:value="0.5128205" calcext:value-type="float">
            <text:p>0.5128205</text:p>
          </table:table-cell>
          <table:table-cell table:style-name="ce115" office:value-type="float" office:value="0.1113469" calcext:value-type="float">
            <text:p>0.1113469</text:p>
          </table:table-cell>
          <table:table-cell table:style-name="ce119" office:value-type="float" office:value="0.3376908" calcext:value-type="float">
            <text:p>0.3376908</text:p>
          </table:table-cell>
          <table:table-cell table:style-name="ce123" office:value-type="float" office:value="0.2206714" calcext:value-type="float">
            <text:p>0.2206714</text:p>
          </table:table-cell>
          <table:table-cell table:style-name="ce126" office:value-type="float" office:value="0.2597622" calcext:value-type="float">
            <text:p>0.2597622</text:p>
          </table:table-cell>
          <table:table-cell table:style-name="ce130" office:value-type="float" office:value="0.1288514" calcext:value-type="float">
            <text:p>0.1288514</text:p>
          </table:table-cell>
          <table:table-cell table:style-name="ce133" office:value-type="float" office:value="0.3333333" calcext:value-type="float">
            <text:p>0.3333333</text:p>
          </table:table-cell>
        </table:table-row>
        <table:table-row table:style-name="ro1">
          <table:covered-table-cell table:style-name="ce7"/>
          <table:covered-table-cell table:style-name="ce6"/>
          <table:table-cell table:style-name="ce7" office:value-type="string" calcext:value-type="string">
            <text:p>r</text:p>
          </table:table-cell>
          <table:table-cell table:style-name="ce13"/>
          <table:table-cell table:style-name="ce18"/>
          <table:table-cell table:style-name="ce24" office:value-type="float" office:value="0.0000000003211809" calcext:value-type="float">
            <text:p>3.211809E-10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0.000000004175351" calcext:value-type="float">
            <text:p>0.000000004175351</text:p>
          </table:table-cell>
          <table:table-cell table:style-name="ce33" office:value-type="float" office:value="0.974359" calcext:value-type="float">
            <text:p>0.974359</text:p>
          </table:table-cell>
          <table:table-cell table:style-name="ce13"/>
          <table:table-cell table:style-name="ce18"/>
          <table:table-cell table:style-name="ce23" office:value-type="float" office:value="0.002744318" calcext:value-type="float">
            <text:p>0.002744318</text:p>
          </table:table-cell>
          <table:table-cell table:style-name="ce27" office:value-type="float" office:value="0.6322712" calcext:value-type="float">
            <text:p>0.6322712</text:p>
          </table:table-cell>
          <table:table-cell table:style-name="ce31" office:value-type="float" office:value="0.09998026" calcext:value-type="float">
            <text:p>0.09998026</text:p>
          </table:table-cell>
          <table:table-cell table:style-name="ce33" office:value-type="float" office:value="-0.3589744" calcext:value-type="float">
            <text:p>-0.3589744</text:p>
          </table:table-cell>
          <table:table-cell table:style-name="ce13"/>
          <table:table-cell table:style-name="ce18"/>
          <table:table-cell table:style-name="ce23" office:value-type="float" office:value="0.0002839785" calcext:value-type="float">
            <text:p>0.0002839785</text:p>
          </table:table-cell>
          <table:table-cell table:style-name="ce27" office:value-type="float" office:value="0.7179487" calcext:value-type="float">
            <text:p>0.7179487</text:p>
          </table:table-cell>
          <table:table-cell table:style-name="ce31" office:value-type="float" office:value="0.6754334" calcext:value-type="float">
            <text:p>0.6754334</text:p>
          </table:table-cell>
          <table:table-cell table:style-name="ce33" office:value-type="float" office:value="-0.1025641" calcext:value-type="float">
            <text:p>-0.1025641</text:p>
          </table:table-cell>
          <table:table-cell table:style-name="ce39"/>
          <table:table-cell table:style-name="ce44"/>
          <table:table-cell table:style-name="ce49" office:value-type="float" office:value="0.00007030489" calcext:value-type="float">
            <text:p>0.00007030489</text:p>
          </table:table-cell>
          <table:table-cell table:style-name="ce53" office:value-type="float" office:value="0.7692308" calcext:value-type="float">
            <text:p>0.7692308</text:p>
          </table:table-cell>
          <table:table-cell table:style-name="ce57" office:value-type="float" office:value="0.000001807927" calcext:value-type="float">
            <text:p>0.000001807927</text:p>
          </table:table-cell>
          <table:table-cell table:style-name="ce62" office:value-type="float" office:value="0.8717949" calcext:value-type="float">
            <text:p>0.8717949</text:p>
          </table:table-cell>
          <table:table-cell table:style-name="ce40"/>
          <table:table-cell table:style-name="ce45"/>
          <table:table-cell table:style-name="ce51" office:value-type="float" office:value="0.01996445" calcext:value-type="float">
            <text:p>0.01996445</text:p>
          </table:table-cell>
          <table:table-cell table:style-name="ce54" office:value-type="float" office:value="0.4935481" calcext:value-type="float">
            <text:p>0.4935481</text:p>
          </table:table-cell>
          <table:table-cell table:style-name="ce59" office:value-type="float" office:value="0.4353804" calcext:value-type="float">
            <text:p>0.4353804</text:p>
          </table:table-cell>
          <table:table-cell table:style-name="ce62" office:value-type="float" office:value="-0.1794872" calcext:value-type="float">
            <text:p>-0.1794872</text:p>
          </table:table-cell>
          <table:table-cell table:style-name="ce40"/>
          <table:table-cell table:style-name="ce45"/>
          <table:table-cell table:style-name="ce51" office:value-type="float" office:value="0.001825405" calcext:value-type="float">
            <text:p>0.001825405</text:p>
          </table:table-cell>
          <table:table-cell table:style-name="ce54" office:value-type="float" office:value="0.6580782" calcext:value-type="float">
            <text:p>0.6580782</text:p>
          </table:table-cell>
          <table:table-cell table:style-name="ce59" office:value-type="float" office:value="0.3061849" calcext:value-type="float">
            <text:p>0.3061849</text:p>
          </table:table-cell>
          <table:table-cell table:style-name="ce62" office:value-type="float" office:value="-0.2307692" calcext:value-type="float">
            <text:p>-0.2307692</text:p>
          </table:table-cell>
          <table:table-cell table:style-name="ce70"/>
          <table:table-cell table:style-name="ce73"/>
          <table:table-cell table:style-name="ce77" office:value-type="float" office:value="0.002675523" calcext:value-type="float">
            <text:p>0.002675523</text:p>
          </table:table-cell>
          <table:table-cell table:style-name="ce80" office:value-type="float" office:value="0.6153846" calcext:value-type="float">
            <text:p>0.6153846</text:p>
          </table:table-cell>
          <table:table-cell table:style-name="ce84" office:value-type="float" office:value="0.09998026" calcext:value-type="float">
            <text:p>0.09998026</text:p>
          </table:table-cell>
          <table:table-cell table:style-name="ce87" office:value-type="float" office:value="0.3589744" calcext:value-type="float">
            <text:p>0.3589744</text:p>
          </table:table-cell>
          <table:table-cell table:style-name="ce91"/>
          <table:table-cell table:style-name="ce95"/>
          <table:table-cell table:style-name="ce101" office:value-type="float" office:value="0.008581833" calcext:value-type="float">
            <text:p>0.008581833</text:p>
          </table:table-cell>
          <table:table-cell table:style-name="ce103" office:value-type="float" office:value="0.5548503" calcext:value-type="float">
            <text:p>0.5548503</text:p>
          </table:table-cell>
          <table:table-cell table:style-name="ce107" office:value-type="float" office:value="0.00003192923" calcext:value-type="float">
            <text:p>0.00003192923</text:p>
          </table:table-cell>
          <table:table-cell table:style-name="ce110" office:value-type="float" office:value="0.7948718" calcext:value-type="float">
            <text:p>0.7948718</text:p>
          </table:table-cell>
          <table:table-cell table:style-name="ce115"/>
          <table:table-cell table:style-name="ce119"/>
          <table:table-cell table:style-name="ce123" office:value-type="float" office:value="0.01495009" calcext:value-type="float">
            <text:p>0.01495009</text:p>
          </table:table-cell>
          <table:table-cell table:style-name="ce126" office:value-type="float" office:value="0.5128205" calcext:value-type="float">
            <text:p>0.5128205</text:p>
          </table:table-cell>
          <table:table-cell table:style-name="ce130" office:value-type="float" office:value="0.001616258" calcext:value-type="float">
            <text:p>0.001616258</text:p>
          </table:table-cell>
          <table:table-cell table:style-name="ce133" office:value-type="float" office:value="0.6410256" calcext:value-type="float">
            <text:p>0.6410256</text:p>
          </table:table-cell>
          <table:table-cell table:style-name="ce115"/>
          <table:table-cell table:style-name="ce119"/>
          <table:table-cell table:style-name="ce123" office:value-type="float" office:value="0.07630171" calcext:value-type="float">
            <text:p>0.07630171</text:p>
          </table:table-cell>
          <table:table-cell table:style-name="ce126" office:value-type="float" office:value="0.3742013" calcext:value-type="float">
            <text:p>0.3742013</text:p>
          </table:table-cell>
          <table:table-cell table:style-name="ce130" office:value-type="float" office:value="0.002675523" calcext:value-type="float">
            <text:p>0.002675523</text:p>
          </table:table-cell>
          <table:table-cell table:style-name="ce133" office:value-type="float" office:value="0.6153846" calcext:value-type="float">
            <text:p>0.6153846</text:p>
          </table:table-cell>
          <table:table-cell table:style-name="ce115"/>
          <table:table-cell table:style-name="ce119"/>
          <table:table-cell table:style-name="ce123" office:value-type="float" office:value="0.08641073" calcext:value-type="float">
            <text:p>0.08641073</text:p>
          </table:table-cell>
          <table:table-cell table:style-name="ce126" office:value-type="float" office:value="0.363667" calcext:value-type="float">
            <text:p>0.363667</text:p>
          </table:table-cell>
          <table:table-cell table:style-name="ce130" office:value-type="float" office:value="0.02158161" calcext:value-type="float">
            <text:p>0.02158161</text:p>
          </table:table-cell>
          <table:table-cell table:style-name="ce133" office:value-type="float" office:value="0.4871795" calcext:value-type="float">
            <text:p>0.4871795</text:p>
          </table:table-cell>
        </table:table-row>
        <table:table-row table:style-name="ro1">
          <table:covered-table-cell table:style-name="ce7"/>
          <table:covered-table-cell table:style-name="ce6"/>
          <table:table-cell table:style-name="ce7" office:value-type="string" calcext:value-type="string">
            <text:p>c</text:p>
          </table:table-cell>
          <table:table-cell table:style-name="ce13"/>
          <table:table-cell table:style-name="ce18"/>
          <table:table-cell table:style-name="ce24"/>
          <table:table-cell table:style-name="ce27"/>
          <table:table-cell table:style-name="ce31" office:value-type="float" office:value="0.0000000003211809" calcext:value-type="float">
            <text:p>3.211809E-10</text:p>
          </table:table-cell>
          <table:table-cell table:style-name="ce33" office:value-type="float" office:value="1" calcext:value-type="float">
            <text:p>1</text:p>
          </table:table-cell>
          <table:table-cell table:style-name="ce13"/>
          <table:table-cell table:style-name="ce18"/>
          <table:table-cell table:style-name="ce24"/>
          <table:table-cell table:style-name="ce27"/>
          <table:table-cell table:style-name="ce31" office:value-type="float" office:value="0.07631654" calcext:value-type="float">
            <text:p>0.07631654</text:p>
          </table:table-cell>
          <table:table-cell table:style-name="ce33" office:value-type="float" office:value="-0.3846154" calcext:value-type="float">
            <text:p>-0.3846154</text:p>
          </table:table-cell>
          <table:table-cell table:style-name="ce13"/>
          <table:table-cell table:style-name="ce18"/>
          <table:table-cell table:style-name="ce24"/>
          <table:table-cell table:style-name="ce27"/>
          <table:table-cell table:style-name="ce31" office:value-type="float" office:value="0.5900408" calcext:value-type="float">
            <text:p>0.5900408</text:p>
          </table:table-cell>
          <table:table-cell table:style-name="ce33" office:value-type="float" office:value="-0.1282051" calcext:value-type="float">
            <text:p>-0.1282051</text:p>
          </table:table-cell>
          <table:table-cell table:style-name="ce39"/>
          <table:table-cell table:style-name="ce44"/>
          <table:table-cell table:style-name="ce49"/>
          <table:table-cell table:style-name="ce53"/>
          <table:table-cell table:style-name="ce57" office:value-type="float" office:value="0.000005202488" calcext:value-type="float">
            <text:p>0.000005202488</text:p>
          </table:table-cell>
          <table:table-cell table:style-name="ce62" office:value-type="float" office:value="0.8461538" calcext:value-type="float">
            <text:p>0.8461538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3674043" calcext:value-type="float">
            <text:p>0.3674043</text:p>
          </table:table-cell>
          <table:table-cell table:style-name="ce62" office:value-type="float" office:value="-0.2051282" calcext:value-type="float">
            <text:p>-0.2051282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2518576" calcext:value-type="float">
            <text:p>0.2518576</text:p>
          </table:table-cell>
          <table:table-cell table:style-name="ce62" office:value-type="float" office:value="-0.2564103" calcext:value-type="float">
            <text:p>-0.2564103</text:p>
          </table:table-cell>
          <table:table-cell table:style-name="ce70"/>
          <table:table-cell table:style-name="ce73"/>
          <table:table-cell table:style-name="ce78"/>
          <table:table-cell table:style-name="ce80"/>
          <table:table-cell table:style-name="ce84" office:value-type="float" office:value="0.1288514" calcext:value-type="float">
            <text:p>0.1288514</text:p>
          </table:table-cell>
          <table:table-cell table:style-name="ce87" office:value-type="float" office:value="0.3333333" calcext:value-type="float">
            <text:p>0.3333333</text:p>
          </table:table-cell>
          <table:table-cell table:style-name="ce91"/>
          <table:table-cell table:style-name="ce95"/>
          <table:table-cell table:style-name="ce100"/>
          <table:table-cell table:style-name="ce103"/>
          <table:table-cell table:style-name="ce107" office:value-type="float" office:value="0.00007030489" calcext:value-type="float">
            <text:p>0.00007030489</text:p>
          </table:table-cell>
          <table:table-cell table:style-name="ce110" office:value-type="float" office:value="0.7692308" calcext:value-type="float">
            <text:p>0.7692308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002675523" calcext:value-type="float">
            <text:p>0.002675523</text:p>
          </table:table-cell>
          <table:table-cell table:style-name="ce133" office:value-type="float" office:value="0.6153846" calcext:value-type="float">
            <text:p>0.6153846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004289284" calcext:value-type="float">
            <text:p>0.004289284</text:p>
          </table:table-cell>
          <table:table-cell table:style-name="ce133" office:value-type="float" office:value="0.5897436" calcext:value-type="float">
            <text:p>0.5897436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03048244" calcext:value-type="float">
            <text:p>0.03048244</text:p>
          </table:table-cell>
          <table:table-cell table:style-name="ce133" office:value-type="float" office:value="0.4615385" calcext:value-type="float">
            <text:p>0.4615385</text:p>
          </table:table-cell>
        </table:table-row>
        <table:table-row table:style-name="ro1">
          <table:covered-table-cell table:style-name="ce7"/>
          <table:table-cell table:style-name="ce6" office:value-type="string" calcext:value-type="string" table:number-columns-spanned="1" table:number-rows-spanned="3">
            <text:p>100 µM</text:p>
          </table:table-cell>
          <table:table-cell table:style-name="ce7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3" office:value-type="float" office:value="0.0000000003211809" calcext:value-type="float">
            <text:p>3.211809E-1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0.0324117" calcext:value-type="float">
            <text:p>0.0324117</text:p>
          </table:table-cell>
          <table:table-cell table:style-name="ce27" office:value-type="float" office:value="-0.4516223" calcext:value-type="float">
            <text:p>-0.4516223</text:p>
          </table:table-cell>
          <table:table-cell table:style-name="ce31" office:value-type="float" office:value="0.1634872" calcext:value-type="float">
            <text:p>0.1634872</text:p>
          </table:table-cell>
          <table:table-cell table:style-name="ce33" office:value-type="float" office:value="0.3076923" calcext:value-type="float">
            <text:p>0.3076923</text:p>
          </table:table-cell>
          <table:table-cell table:style-name="ce34" office:value-type="float" office:value="0.000145265" calcext:value-type="float">
            <text:p>0.000145265</text:p>
          </table:table-cell>
          <table:table-cell table:style-name="ce18" office:value-type="float" office:value="0.7435897" calcext:value-type="float">
            <text:p>0.7435897</text:p>
          </table:table-cell>
          <table:table-cell table:style-name="ce24" office:value-type="float" office:value="0.2518576" calcext:value-type="float">
            <text:p>0.2518576</text:p>
          </table:table-cell>
          <table:table-cell table:style-name="ce27" office:value-type="float" office:value="-0.2564103" calcext:value-type="float">
            <text:p>-0.2564103</text:p>
          </table:table-cell>
          <table:table-cell table:style-name="ce31" office:value-type="float" office:value="0.5097746" calcext:value-type="float">
            <text:p>0.5097746</text:p>
          </table:table-cell>
          <table:table-cell table:style-name="ce33" office:value-type="float" office:value="0.1538462" calcext:value-type="float">
            <text:p>0.1538462</text:p>
          </table:table-cell>
          <table:table-cell table:style-name="ce39" office:value-type="float" office:value="0.4353804" calcext:value-type="float">
            <text:p>0.4353804</text:p>
          </table:table-cell>
          <table:table-cell table:style-name="ce44" office:value-type="float" office:value="-0.1794872" calcext:value-type="float">
            <text:p>-0.1794872</text:p>
          </table:table-cell>
          <table:table-cell table:style-name="ce49" office:value-type="float" office:value="0.3674043" calcext:value-type="float">
            <text:p>0.3674043</text:p>
          </table:table-cell>
          <table:table-cell table:style-name="ce53" office:value-type="float" office:value="-0.2051282" calcext:value-type="float">
            <text:p>-0.2051282</text:p>
          </table:table-cell>
          <table:table-cell table:style-name="ce57" office:value-type="float" office:value="0.2518576" calcext:value-type="float">
            <text:p>0.2518576</text:p>
          </table:table-cell>
          <table:table-cell table:style-name="ce62" office:value-type="float" office:value="-0.2564103" calcext:value-type="float">
            <text:p>-0.2564103</text:p>
          </table:table-cell>
          <table:table-cell table:style-name="ce64" office:value-type="float" office:value="0.000005202488" calcext:value-type="float">
            <text:p>0.000005202488</text:p>
          </table:table-cell>
          <table:table-cell table:style-name="ce45" office:value-type="float" office:value="0.8461538" calcext:value-type="float">
            <text:p>0.8461538</text:p>
          </table:table-cell>
          <table:table-cell table:style-name="ce50" office:value-type="float" office:value="0.03733642" calcext:value-type="float">
            <text:p>0.03733642</text:p>
          </table:table-cell>
          <table:table-cell table:style-name="ce54" office:value-type="float" office:value="-0.4415957" calcext:value-type="float">
            <text:p>-0.4415957</text:p>
          </table:table-cell>
          <table:table-cell table:style-name="ce59" office:value-type="float" office:value="0.1288514" calcext:value-type="float">
            <text:p>0.1288514</text:p>
          </table:table-cell>
          <table:table-cell table:style-name="ce62" office:value-type="float" office:value="0.3333333" calcext:value-type="float">
            <text:p>0.3333333</text:p>
          </table:table-cell>
          <table:table-cell table:style-name="ce40" office:value-type="float" office:value="0.000001807927" calcext:value-type="float">
            <text:p>0.000001807927</text:p>
          </table:table-cell>
          <table:table-cell table:style-name="ce45" office:value-type="float" office:value="0.8717949" calcext:value-type="float">
            <text:p>0.8717949</text:p>
          </table:table-cell>
          <table:table-cell table:style-name="ce51" office:value-type="float" office:value="0.2987644" calcext:value-type="float">
            <text:p>0.2987644</text:p>
          </table:table-cell>
          <table:table-cell table:style-name="ce54" office:value-type="float" office:value="-0.2193594" calcext:value-type="float">
            <text:p>-0.2193594</text:p>
          </table:table-cell>
          <table:table-cell table:style-name="ce59" office:value-type="float" office:value="0.07631654" calcext:value-type="float">
            <text:p>0.07631654</text:p>
          </table:table-cell>
          <table:table-cell table:style-name="ce62" office:value-type="float" office:value="0.3846154" calcext:value-type="float">
            <text:p>0.3846154</text:p>
          </table:table-cell>
          <table:table-cell table:style-name="ce70" office:value-type="float" office:value="0.5097746" calcext:value-type="float">
            <text:p>0.5097746</text:p>
          </table:table-cell>
          <table:table-cell table:style-name="ce73" office:value-type="float" office:value="-0.1538462" calcext:value-type="float">
            <text:p>-0.1538462</text:p>
          </table:table-cell>
          <table:table-cell table:style-name="ce78" office:value-type="float" office:value="0.5097746" calcext:value-type="float">
            <text:p>0.5097746</text:p>
          </table:table-cell>
          <table:table-cell table:style-name="ce80" office:value-type="float" office:value="-0.1538462" calcext:value-type="float">
            <text:p>-0.1538462</text:p>
          </table:table-cell>
          <table:table-cell table:style-name="ce84" office:value-type="float" office:value="0.8577338" calcext:value-type="float">
            <text:p>0.8577338</text:p>
          </table:table-cell>
          <table:table-cell table:style-name="ce87" office:value-type="float" office:value="-0.05128205" calcext:value-type="float">
            <text:p>-0.05128205</text:p>
          </table:table-cell>
          <table:table-cell table:style-name="ce91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00" office:value-type="float" office:value="0.2987644" calcext:value-type="float">
            <text:p>0.2987644</text:p>
          </table:table-cell>
          <table:table-cell table:style-name="ce103" office:value-type="float" office:value="-0.2193594" calcext:value-type="float">
            <text:p>-0.2193594</text:p>
          </table:table-cell>
          <table:table-cell table:style-name="ce108" office:value-type="float" office:value="0.4353804" calcext:value-type="float">
            <text:p>0.4353804</text:p>
          </table:table-cell>
          <table:table-cell table:style-name="ce110" office:value-type="float" office:value="-0.1794872" calcext:value-type="float">
            <text:p>-0.1794872</text:p>
          </table:table-cell>
          <table:table-cell table:style-name="ce115" office:value-type="float" office:value="0.8545091" calcext:value-type="float">
            <text:p>0.8545091</text:p>
          </table:table-cell>
          <table:table-cell table:style-name="ce119" office:value-type="float" office:value="0.03871048" calcext:value-type="float">
            <text:p>0.03871048</text:p>
          </table:table-cell>
          <table:table-cell table:style-name="ce123" office:value-type="float" office:value="0.3674043" calcext:value-type="float">
            <text:p>0.3674043</text:p>
          </table:table-cell>
          <table:table-cell table:style-name="ce126" office:value-type="float" office:value="-0.2051282" calcext:value-type="float">
            <text:p>-0.2051282</text:p>
          </table:table-cell>
          <table:table-cell table:style-name="ce130" office:value-type="float" office:value="0.9523619" calcext:value-type="float">
            <text:p>0.9523619</text:p>
          </table:table-cell>
          <table:table-cell table:style-name="ce133" office:value-type="float" office:value="-0.02564103" calcext:value-type="float">
            <text:p>-0.02564103</text:p>
          </table:table-cell>
          <table:table-cell table:style-name="ce115" office:value-type="float" office:value="0.7650248" calcext:value-type="float">
            <text:p>0.7650248</text:p>
          </table:table-cell>
          <table:table-cell table:style-name="ce119" office:value-type="float" office:value="0.07692308" calcext:value-type="float">
            <text:p>0.07692308</text:p>
          </table:table-cell>
          <table:table-cell table:style-name="ce123" office:value-type="float" office:value="0.5013608" calcext:value-type="float">
            <text:p>0.5013608</text:p>
          </table:table-cell>
          <table:table-cell table:style-name="ce126" office:value-type="float" office:value="-0.1419384" calcext:value-type="float">
            <text:p>-0.1419384</text:p>
          </table:table-cell>
          <table:table-cell table:style-name="ce130" office:value-type="float" office:value="0.5097746" calcext:value-type="float">
            <text:p>0.5097746</text:p>
          </table:table-cell>
          <table:table-cell table:style-name="ce133" office:value-type="float" office:value="-0.1538462" calcext:value-type="float">
            <text:p>-0.1538462</text:p>
          </table:table-cell>
          <table:table-cell table:style-name="ce115" office:value-type="float" office:value="0.5402914" calcext:value-type="float">
            <text:p>0.5402914</text:p>
          </table:table-cell>
          <table:table-cell table:style-name="ce119" office:value-type="float" office:value="0.1298811" calcext:value-type="float">
            <text:p>0.1298811</text:p>
          </table:table-cell>
          <table:table-cell table:style-name="ce123" office:value-type="float" office:value="0.7133032" calcext:value-type="float">
            <text:p>0.7133032</text:p>
          </table:table-cell>
          <table:table-cell table:style-name="ce126" office:value-type="float" office:value="-0.07792865" calcext:value-type="float">
            <text:p>-0.07792865</text:p>
          </table:table-cell>
          <table:table-cell table:style-name="ce130" office:value-type="float" office:value="0.9523619" calcext:value-type="float">
            <text:p>0.9523619</text:p>
          </table:table-cell>
          <table:table-cell table:style-name="ce133" office:value-type="float" office:value="0.02564103" calcext:value-type="float">
            <text:p>0.02564103</text:p>
          </table:table-cell>
        </table:table-row>
        <table:table-row table:style-name="ro1">
          <table:covered-table-cell table:style-name="ce7"/>
          <table:covered-table-cell table:style-name="ce6"/>
          <table:table-cell table:style-name="ce7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3"/>
          <table:table-cell table:style-name="ce18"/>
          <table:table-cell table:style-name="ce24" office:value-type="float" office:value="0.000002415275" calcext:value-type="float">
            <text:p>0.000002415275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0.3592259" calcext:value-type="float">
            <text:p>0.3592259</text:p>
          </table:table-cell>
          <table:table-cell table:style-name="ce33" office:value-type="float" office:value="-0.1935524" calcext:value-type="float">
            <text:p>-0.1935524</text:p>
          </table:table-cell>
          <table:table-cell table:style-name="ce13"/>
          <table:table-cell table:style-name="ce18"/>
          <table:table-cell table:style-name="ce23" office:value-type="float" office:value="0.0007744993" calcext:value-type="float">
            <text:p>0.0007744993</text:p>
          </table:table-cell>
          <table:table-cell table:style-name="ce27" office:value-type="float" office:value="0.7096922" calcext:value-type="float">
            <text:p>0.7096922</text:p>
          </table:table-cell>
          <table:table-cell table:style-name="ce31" office:value-type="float" office:value="0.9512615" calcext:value-type="float">
            <text:p>0.9512615</text:p>
          </table:table-cell>
          <table:table-cell table:style-name="ce33" office:value-type="float" office:value="0.01290349" calcext:value-type="float">
            <text:p>0.01290349</text:p>
          </table:table-cell>
          <table:table-cell table:style-name="ce39"/>
          <table:table-cell table:style-name="ce44"/>
          <table:table-cell table:style-name="ce49" office:value-type="float" office:value="0.01713551" calcext:value-type="float">
            <text:p>0.01713551</text:p>
          </table:table-cell>
          <table:table-cell table:style-name="ce53" office:value-type="float" office:value="0.5032363" calcext:value-type="float">
            <text:p>0.5032363</text:p>
          </table:table-cell>
          <table:table-cell table:style-name="ce57" office:value-type="float" office:value="0.008581833" calcext:value-type="float">
            <text:p>0.008581833</text:p>
          </table:table-cell>
          <table:table-cell table:style-name="ce62" office:value-type="float" office:value="0.5548503" calcext:value-type="float">
            <text:p>0.5548503</text:p>
          </table:table-cell>
          <table:table-cell table:style-name="ce40"/>
          <table:table-cell table:style-name="ce45"/>
          <table:table-cell table:style-name="ce50" office:value-type="float" office:value="0.001147899" calcext:value-type="float">
            <text:p>0.001147899</text:p>
          </table:table-cell>
          <table:table-cell table:style-name="ce54" office:value-type="float" office:value="0.6928253" calcext:value-type="float">
            <text:p>0.6928253</text:p>
          </table:table-cell>
          <table:table-cell table:style-name="ce59" office:value-type="float" office:value="0.4268487" calcext:value-type="float">
            <text:p>0.4268487</text:p>
          </table:table-cell>
          <table:table-cell table:style-name="ce62" office:value-type="float" office:value="-0.1677454" calcext:value-type="float">
            <text:p>-0.1677454</text:p>
          </table:table-cell>
          <table:table-cell table:style-name="ce40"/>
          <table:table-cell table:style-name="ce45"/>
          <table:table-cell table:style-name="ce51" office:value-type="float" office:value="0.002200188" calcext:value-type="float">
            <text:p>0.002200188</text:p>
          </table:table-cell>
          <table:table-cell table:style-name="ce54" office:value-type="float" office:value="0.6493506" calcext:value-type="float">
            <text:p>0.6493506</text:p>
          </table:table-cell>
          <table:table-cell table:style-name="ce59" office:value-type="float" office:value="0.2987644" calcext:value-type="float">
            <text:p>0.2987644</text:p>
          </table:table-cell>
          <table:table-cell table:style-name="ce62" office:value-type="float" office:value="-0.2193594" calcext:value-type="float">
            <text:p>-0.2193594</text:p>
          </table:table-cell>
          <table:table-cell table:style-name="ce70"/>
          <table:table-cell table:style-name="ce73"/>
          <table:table-cell table:style-name="ce77" office:value-type="float" office:value="0.01713551" calcext:value-type="float">
            <text:p>0.01713551</text:p>
          </table:table-cell>
          <table:table-cell table:style-name="ce80" office:value-type="float" office:value="0.5032363" calcext:value-type="float">
            <text:p>0.5032363</text:p>
          </table:table-cell>
          <table:table-cell table:style-name="ce84" office:value-type="float" office:value="0.1597766" calcext:value-type="float">
            <text:p>0.1597766</text:p>
          </table:table-cell>
          <table:table-cell table:style-name="ce87" office:value-type="float" office:value="0.2967804" calcext:value-type="float">
            <text:p>0.2967804</text:p>
          </table:table-cell>
          <table:table-cell table:style-name="ce91"/>
          <table:table-cell table:style-name="ce95"/>
          <table:table-cell table:style-name="ce101" office:value-type="float" office:value="0.02749006" calcext:value-type="float">
            <text:p>0.02749006</text:p>
          </table:table-cell>
          <table:table-cell table:style-name="ce103" office:value-type="float" office:value="0.4675325" calcext:value-type="float">
            <text:p>0.4675325</text:p>
          </table:table-cell>
          <table:table-cell table:style-name="ce107" office:value-type="float" office:value="0.01220944" calcext:value-type="float">
            <text:p>0.01220944</text:p>
          </table:table-cell>
          <table:table-cell table:style-name="ce110" office:value-type="float" office:value="0.5290433" calcext:value-type="float">
            <text:p>0.5290433</text:p>
          </table:table-cell>
          <table:table-cell table:style-name="ce115"/>
          <table:table-cell table:style-name="ce119"/>
          <table:table-cell table:style-name="ce123" office:value-type="float" office:value="0.008581833" calcext:value-type="float">
            <text:p>0.008581833</text:p>
          </table:table-cell>
          <table:table-cell table:style-name="ce126" office:value-type="float" office:value="0.5548503" calcext:value-type="float">
            <text:p>0.5548503</text:p>
          </table:table-cell>
          <table:table-cell table:style-name="ce130" office:value-type="float" office:value="0.04369023" calcext:value-type="float">
            <text:p>0.04369023</text:p>
          </table:table-cell>
          <table:table-cell table:style-name="ce133" office:value-type="float" office:value="0.4258153" calcext:value-type="float">
            <text:p>0.4258153</text:p>
          </table:table-cell>
          <table:table-cell table:style-name="ce115"/>
          <table:table-cell table:style-name="ce119"/>
          <table:table-cell table:style-name="ce123" office:value-type="float" office:value="0.0661991" calcext:value-type="float">
            <text:p>0.0661991</text:p>
          </table:table-cell>
          <table:table-cell table:style-name="ce126" office:value-type="float" office:value="0.3896104" calcext:value-type="float">
            <text:p>0.3896104</text:p>
          </table:table-cell>
          <table:table-cell table:style-name="ce130" office:value-type="float" office:value="0.004068915" calcext:value-type="float">
            <text:p>0.004068915</text:p>
          </table:table-cell>
          <table:table-cell table:style-name="ce133" office:value-type="float" office:value="0.6064642" calcext:value-type="float">
            <text:p>0.6064642</text:p>
          </table:table-cell>
          <table:table-cell table:style-name="ce115"/>
          <table:table-cell table:style-name="ce119"/>
          <table:table-cell table:style-name="ce123" office:value-type="float" office:value="0.1250947" calcext:value-type="float">
            <text:p>0.1250947</text:p>
          </table:table-cell>
          <table:table-cell table:style-name="ce126" office:value-type="float" office:value="0.3268044" calcext:value-type="float">
            <text:p>0.3268044</text:p>
          </table:table-cell>
          <table:table-cell table:style-name="ce130" office:value-type="float" office:value="0.07630171" calcext:value-type="float">
            <text:p>0.07630171</text:p>
          </table:table-cell>
          <table:table-cell table:style-name="ce133" office:value-type="float" office:value="0.3742013" calcext:value-type="float">
            <text:p>0.3742013</text:p>
          </table:table-cell>
        </table:table-row>
        <table:table-row table:style-name="ro1">
          <table:covered-table-cell table:style-name="ce7"/>
          <table:covered-table-cell table:style-name="ce6"/>
          <table:table-cell table:style-name="ce7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3"/>
          <table:table-cell table:style-name="ce18"/>
          <table:table-cell table:style-name="ce24"/>
          <table:table-cell table:style-name="ce27"/>
          <table:table-cell table:style-name="ce31" office:value-type="float" office:value="0.0000000003211809" calcext:value-type="float">
            <text:p>3.211809E-10</text:p>
          </table:table-cell>
          <table:table-cell table:style-name="ce33" office:value-type="float" office:value="1" calcext:value-type="float">
            <text:p>1</text:p>
          </table:table-cell>
          <table:table-cell table:style-name="ce13"/>
          <table:table-cell table:style-name="ce18"/>
          <table:table-cell table:style-name="ce24"/>
          <table:table-cell table:style-name="ce27"/>
          <table:table-cell table:style-name="ce30" office:value-type="float" office:value="0.004289284" calcext:value-type="float">
            <text:p>0.004289284</text:p>
          </table:table-cell>
          <table:table-cell table:style-name="ce33" office:value-type="float" office:value="0.5897436" calcext:value-type="float">
            <text:p>0.5897436</text:p>
          </table:table-cell>
          <table:table-cell table:style-name="ce39"/>
          <table:table-cell table:style-name="ce44"/>
          <table:table-cell table:style-name="ce49"/>
          <table:table-cell table:style-name="ce53"/>
          <table:table-cell table:style-name="ce57" office:value-type="float" office:value="0.07631654" calcext:value-type="float">
            <text:p>0.07631654</text:p>
          </table:table-cell>
          <table:table-cell table:style-name="ce62" office:value-type="float" office:value="-0.3846154" calcext:value-type="float">
            <text:p>-0.3846154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8" office:value-type="float" office:value="0.00007030489" calcext:value-type="float">
            <text:p>0.00007030489</text:p>
          </table:table-cell>
          <table:table-cell table:style-name="ce62" office:value-type="float" office:value="0.7692308" calcext:value-type="float">
            <text:p>0.7692308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000001807927" calcext:value-type="float">
            <text:p>0.000001807927</text:p>
          </table:table-cell>
          <table:table-cell table:style-name="ce62" office:value-type="float" office:value="0.8717949" calcext:value-type="float">
            <text:p>0.8717949</text:p>
          </table:table-cell>
          <table:table-cell table:style-name="ce70"/>
          <table:table-cell table:style-name="ce73"/>
          <table:table-cell table:style-name="ce78"/>
          <table:table-cell table:style-name="ce80"/>
          <table:table-cell table:style-name="ce84" office:value-type="float" office:value="0.5900408" calcext:value-type="float">
            <text:p>0.5900408</text:p>
          </table:table-cell>
          <table:table-cell table:style-name="ce87" office:value-type="float" office:value="0.1282051" calcext:value-type="float">
            <text:p>0.1282051</text:p>
          </table:table-cell>
          <table:table-cell table:style-name="ce91"/>
          <table:table-cell table:style-name="ce95"/>
          <table:table-cell table:style-name="ce100"/>
          <table:table-cell table:style-name="ce103"/>
          <table:table-cell table:style-name="ce108" office:value-type="float" office:value="0.2518576" calcext:value-type="float">
            <text:p>0.2518576</text:p>
          </table:table-cell>
          <table:table-cell table:style-name="ce110" office:value-type="float" office:value="-0.2564103" calcext:value-type="float">
            <text:p>-0.2564103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6754334" calcext:value-type="float">
            <text:p>0.6754334</text:p>
          </table:table-cell>
          <table:table-cell table:style-name="ce133" office:value-type="float" office:value="-0.1025641" calcext:value-type="float">
            <text:p>-0.1025641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7650248" calcext:value-type="float">
            <text:p>0.7650248</text:p>
          </table:table-cell>
          <table:table-cell table:style-name="ce133" office:value-type="float" office:value="-0.07692308" calcext:value-type="float">
            <text:p>-0.07692308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</table:table-row>
        <table:table-row table:style-name="ro1">
          <table:covered-table-cell table:style-name="ce7"/>
          <table:table-cell table:style-name="ce6" office:value-type="string" calcext:value-type="string" table:number-columns-spanned="1" table:number-rows-spanned="3">
            <text:p>0 µM</text:p>
          </table:table-cell>
          <table:table-cell table:style-name="ce7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3" office:value-type="float" office:value="0.0000000003211809" calcext:value-type="float">
            <text:p>3.211809E-1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.8577338" calcext:value-type="float">
            <text:p>0.8577338</text:p>
          </table:table-cell>
          <table:table-cell table:style-name="ce27" office:value-type="float" office:value="-0.05128205" calcext:value-type="float">
            <text:p>-0.05128205</text:p>
          </table:table-cell>
          <table:table-cell table:style-name="ce31" office:value-type="float" office:value="0.5097746" calcext:value-type="float">
            <text:p>0.5097746</text:p>
          </table:table-cell>
          <table:table-cell table:style-name="ce33" office:value-type="float" office:value="0.1538462" calcext:value-type="float">
            <text:p>0.1538462</text:p>
          </table:table-cell>
          <table:table-cell table:style-name="ce39" office:value-type="float" office:value="0.7650248" calcext:value-type="float">
            <text:p>0.7650248</text:p>
          </table:table-cell>
          <table:table-cell table:style-name="ce44" office:value-type="float" office:value="0.07692308" calcext:value-type="float">
            <text:p>0.07692308</text:p>
          </table:table-cell>
          <table:table-cell table:style-name="ce49" office:value-type="float" office:value="0.8577338" calcext:value-type="float">
            <text:p>0.8577338</text:p>
          </table:table-cell>
          <table:table-cell table:style-name="ce53" office:value-type="float" office:value="0.05128205" calcext:value-type="float">
            <text:p>0.05128205</text:p>
          </table:table-cell>
          <table:table-cell table:style-name="ce57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40" office:value-type="float" office:value="0.00003192923" calcext:value-type="float">
            <text:p>0.00003192923</text:p>
          </table:table-cell>
          <table:table-cell table:style-name="ce45" office:value-type="float" office:value="0.7948718" calcext:value-type="float">
            <text:p>0.7948718</text:p>
          </table:table-cell>
          <table:table-cell table:style-name="ce51" office:value-type="float" office:value="0.2703441" calcext:value-type="float">
            <text:p>0.2703441</text:p>
          </table:table-cell>
          <table:table-cell table:style-name="ce54" office:value-type="float" office:value="-0.233786" calcext:value-type="float">
            <text:p>-0.233786</text:p>
          </table:table-cell>
          <table:table-cell table:style-name="ce59" office:value-type="float" office:value="0.2043668" calcext:value-type="float">
            <text:p>0.2043668</text:p>
          </table:table-cell>
          <table:table-cell table:style-name="ce62" office:value-type="float" office:value="0.2820513" calcext:value-type="float">
            <text:p>0.2820513</text:p>
          </table:table-cell>
          <table:table-cell table:style-name="ce64" office:value-type="float" office:value="0.000001807927" calcext:value-type="float">
            <text:p>0.000001807927</text:p>
          </table:table-cell>
          <table:table-cell table:style-name="ce45" office:value-type="float" office:value="0.8717949" calcext:value-type="float">
            <text:p>0.8717949</text:p>
          </table:table-cell>
          <table:table-cell table:style-name="ce51" office:value-type="float" office:value="0.9512615" calcext:value-type="float">
            <text:p>0.9512615</text:p>
          </table:table-cell>
          <table:table-cell table:style-name="ce54" office:value-type="float" office:value="-0.01290349" calcext:value-type="float">
            <text:p>-0.01290349</text:p>
          </table:table-cell>
          <table:table-cell table:style-name="ce59" office:value-type="float" office:value="0.1288514" calcext:value-type="float">
            <text:p>0.1288514</text:p>
          </table:table-cell>
          <table:table-cell table:style-name="ce62" office:value-type="float" office:value="0.3333333" calcext:value-type="float">
            <text:p>0.3333333</text:p>
          </table:table-cell>
          <table:table-cell table:style-name="ce70" office:value-type="float" office:value="0.6754334" calcext:value-type="float">
            <text:p>0.6754334</text:p>
          </table:table-cell>
          <table:table-cell table:style-name="ce73" office:value-type="float" office:value="0.1025641" calcext:value-type="float">
            <text:p>0.1025641</text:p>
          </table:table-cell>
          <table:table-cell table:style-name="ce78" office:value-type="float" office:value="0.8577338" calcext:value-type="float">
            <text:p>0.8577338</text:p>
          </table:table-cell>
          <table:table-cell table:style-name="ce80" office:value-type="float" office:value="0.05128205" calcext:value-type="float">
            <text:p>0.05128205</text:p>
          </table:table-cell>
          <table:table-cell table:style-name="ce84" office:value-type="float" office:value="0.5097746" calcext:value-type="float">
            <text:p>0.5097746</text:p>
          </table:table-cell>
          <table:table-cell table:style-name="ce87" office:value-type="float" office:value="0.1538462" calcext:value-type="float">
            <text:p>0.1538462</text:p>
          </table:table-cell>
          <table:table-cell table:style-name="ce91" office:value-type="float" office:value="0.6754334" calcext:value-type="float">
            <text:p>0.6754334</text:p>
          </table:table-cell>
          <table:table-cell table:style-name="ce95" office:value-type="float" office:value="0.1025641" calcext:value-type="float">
            <text:p>0.1025641</text:p>
          </table:table-cell>
          <table:table-cell table:style-name="ce100" office:value-type="float" office:value="0.9512615" calcext:value-type="float">
            <text:p>0.9512615</text:p>
          </table:table-cell>
          <table:table-cell table:style-name="ce103" office:value-type="float" office:value="-0.01290349" calcext:value-type="float">
            <text:p>-0.01290349</text:p>
          </table:table-cell>
          <table:table-cell table:style-name="ce108" office:value-type="float" office:value="0.7650248" calcext:value-type="float">
            <text:p>0.7650248</text:p>
          </table:table-cell>
          <table:table-cell table:style-name="ce110" office:value-type="float" office:value="0.07692308" calcext:value-type="float">
            <text:p>0.07692308</text:p>
          </table:table-cell>
          <table:table-cell table:style-name="ce115" office:value-type="float" office:value="0.2455068" calcext:value-type="float">
            <text:p>0.2455068</text:p>
          </table:table-cell>
          <table:table-cell table:style-name="ce119" office:value-type="float" office:value="0.2451664" calcext:value-type="float">
            <text:p>0.2451664</text:p>
          </table:table-cell>
          <table:table-cell table:style-name="ce123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30" office:value-type="float" office:value="0.4353804" calcext:value-type="float">
            <text:p>0.4353804</text:p>
          </table:table-cell>
          <table:table-cell table:style-name="ce133" office:value-type="float" office:value="0.1794872" calcext:value-type="float">
            <text:p>0.1794872</text:p>
          </table:table-cell>
          <table:table-cell table:style-name="ce115" office:value-type="float" office:value="0.3061849" calcext:value-type="float">
            <text:p>0.3061849</text:p>
          </table:table-cell>
          <table:table-cell table:style-name="ce119" office:value-type="float" office:value="0.2307692" calcext:value-type="float">
            <text:p>0.2307692</text:p>
          </table:table-cell>
          <table:table-cell table:style-name="ce123" office:value-type="float" office:value="0.7598988" calcext:value-type="float">
            <text:p>0.7598988</text:p>
          </table:table-cell>
          <table:table-cell table:style-name="ce126" office:value-type="float" office:value="0.06451747" calcext:value-type="float">
            <text:p>0.06451747</text:p>
          </table:table-cell>
          <table:table-cell table:style-name="ce130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15" office:value-type="float" office:value="0.3271869" calcext:value-type="float">
            <text:p>0.3271869</text:p>
          </table:table-cell>
          <table:table-cell table:style-name="ce119" office:value-type="float" office:value="0.2078097" calcext:value-type="float">
            <text:p>0.2078097</text:p>
          </table:table-cell>
          <table:table-cell table:style-name="ce123" office:value-type="float" office:value="0.5402914" calcext:value-type="float">
            <text:p>0.5402914</text:p>
          </table:table-cell>
          <table:table-cell table:style-name="ce126" office:value-type="float" office:value="0.1298811" calcext:value-type="float">
            <text:p>0.1298811</text:p>
          </table:table-cell>
          <table:table-cell table:style-name="ce130" office:value-type="float" office:value="0.4353804" calcext:value-type="float">
            <text:p>0.4353804</text:p>
          </table:table-cell>
          <table:table-cell table:style-name="ce133" office:value-type="float" office:value="0.1794872" calcext:value-type="float">
            <text:p>0.1794872</text:p>
          </table:table-cell>
        </table:table-row>
        <table:table-row table:style-name="ro1">
          <table:covered-table-cell table:style-name="ce7"/>
          <table:covered-table-cell table:style-name="ce6"/>
          <table:table-cell table:style-name="ce7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3"/>
          <table:table-cell table:style-name="ce18"/>
          <table:table-cell table:style-name="ce24" office:value-type="float" office:value="0.0000000003211809" calcext:value-type="float">
            <text:p>3.211809E-10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0.7650248" calcext:value-type="float">
            <text:p>0.7650248</text:p>
          </table:table-cell>
          <table:table-cell table:style-name="ce33" office:value-type="float" office:value="0.07692308" calcext:value-type="float">
            <text:p>0.07692308</text:p>
          </table:table-cell>
          <table:table-cell table:style-name="ce39"/>
          <table:table-cell table:style-name="ce44"/>
          <table:table-cell table:style-name="ce49" office:value-type="float" office:value="0.000145265" calcext:value-type="float">
            <text:p>0.000145265</text:p>
          </table:table-cell>
          <table:table-cell table:style-name="ce53" office:value-type="float" office:value="0.7435897" calcext:value-type="float">
            <text:p>0.7435897</text:p>
          </table:table-cell>
          <table:table-cell table:style-name="ce57" office:value-type="float" office:value="0.0005287206" calcext:value-type="float">
            <text:p>0.0005287206</text:p>
          </table:table-cell>
          <table:table-cell table:style-name="ce62" office:value-type="float" office:value="0.6923077" calcext:value-type="float">
            <text:p>0.6923077</text:p>
          </table:table-cell>
          <table:table-cell table:style-name="ce40"/>
          <table:table-cell table:style-name="ce45"/>
          <table:table-cell table:style-name="ce51" office:value-type="float" office:value="0.0006051723" calcext:value-type="float">
            <text:p>0.0006051723</text:p>
          </table:table-cell>
          <table:table-cell table:style-name="ce54" office:value-type="float" office:value="0.7273341" calcext:value-type="float">
            <text:p>0.7273341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40"/>
          <table:table-cell table:style-name="ce45"/>
          <table:table-cell table:style-name="ce50" office:value-type="float" office:value="0.0001926325" calcext:value-type="float">
            <text:p>0.0001926325</text:p>
          </table:table-cell>
          <table:table-cell table:style-name="ce54" office:value-type="float" office:value="0.7871132" calcext:value-type="float">
            <text:p>0.7871132</text:p>
          </table:table-cell>
          <table:table-cell table:style-name="ce59" office:value-type="float" office:value="0.8577338" calcext:value-type="float">
            <text:p>0.8577338</text:p>
          </table:table-cell>
          <table:table-cell table:style-name="ce62" office:value-type="float" office:value="-0.05128205" calcext:value-type="float">
            <text:p>-0.05128205</text:p>
          </table:table-cell>
          <table:table-cell table:style-name="ce70"/>
          <table:table-cell table:style-name="ce73"/>
          <table:table-cell table:style-name="ce77" office:value-type="float" office:value="0.000145265" calcext:value-type="float">
            <text:p>0.000145265</text:p>
          </table:table-cell>
          <table:table-cell table:style-name="ce80" office:value-type="float" office:value="0.7435897" calcext:value-type="float">
            <text:p>0.7435897</text:p>
          </table:table-cell>
          <table:table-cell table:style-name="ce85" office:value-type="float" office:value="0.004289284" calcext:value-type="float">
            <text:p>0.004289284</text:p>
          </table:table-cell>
          <table:table-cell table:style-name="ce87" office:value-type="float" office:value="0.5897436" calcext:value-type="float">
            <text:p>0.5897436</text:p>
          </table:table-cell>
          <table:table-cell table:style-name="ce91"/>
          <table:table-cell table:style-name="ce95"/>
          <table:table-cell table:style-name="ce101" office:value-type="float" office:value="0.0004939859" calcext:value-type="float">
            <text:p>0.0004939859</text:p>
          </table:table-cell>
          <table:table-cell table:style-name="ce103" office:value-type="float" office:value="0.7354992" calcext:value-type="float">
            <text:p>0.7354992</text:p>
          </table:table-cell>
          <table:table-cell table:style-name="ce107" office:value-type="float" office:value="0.00007030489" calcext:value-type="float">
            <text:p>0.00007030489</text:p>
          </table:table-cell>
          <table:table-cell table:style-name="ce110" office:value-type="float" office:value="0.7692308" calcext:value-type="float">
            <text:p>0.7692308</text:p>
          </table:table-cell>
          <table:table-cell table:style-name="ce115"/>
          <table:table-cell table:style-name="ce119"/>
          <table:table-cell table:style-name="ce123" office:value-type="float" office:value="0.0005287206" calcext:value-type="float">
            <text:p>0.0005287206</text:p>
          </table:table-cell>
          <table:table-cell table:style-name="ce126" office:value-type="float" office:value="0.6923077" calcext:value-type="float">
            <text:p>0.6923077</text:p>
          </table:table-cell>
          <table:table-cell table:style-name="ce130" office:value-type="float" office:value="0.0002839785" calcext:value-type="float">
            <text:p>0.0002839785</text:p>
          </table:table-cell>
          <table:table-cell table:style-name="ce133" office:value-type="float" office:value="0.7179487" calcext:value-type="float">
            <text:p>0.7179487</text:p>
          </table:table-cell>
          <table:table-cell table:style-name="ce115"/>
          <table:table-cell table:style-name="ce119"/>
          <table:table-cell table:style-name="ce123" office:value-type="float" office:value="0.004068915" calcext:value-type="float">
            <text:p>0.004068915</text:p>
          </table:table-cell>
          <table:table-cell table:style-name="ce126" office:value-type="float" office:value="0.6064642" calcext:value-type="float">
            <text:p>0.6064642</text:p>
          </table:table-cell>
          <table:table-cell table:style-name="ce130" office:value-type="float" office:value="0.0000005508252" calcext:value-type="float">
            <text:p>0.0000005508252</text:p>
          </table:table-cell>
          <table:table-cell table:style-name="ce133" office:value-type="float" office:value="0.8974359" calcext:value-type="float">
            <text:p>0.8974359</text:p>
          </table:table-cell>
          <table:table-cell table:style-name="ce115"/>
          <table:table-cell table:style-name="ce119"/>
          <table:table-cell table:style-name="ce124" office:value-type="float" office:value="0.01011233" calcext:value-type="float">
            <text:p>0.01011233</text:p>
          </table:table-cell>
          <table:table-cell table:style-name="ce126" office:value-type="float" office:value="0.5455006" calcext:value-type="float">
            <text:p>0.5455006</text:p>
          </table:table-cell>
          <table:table-cell table:style-name="ce131" office:value-type="float" office:value="0.0009425901" calcext:value-type="float">
            <text:p>0.0009425901</text:p>
          </table:table-cell>
          <table:table-cell table:style-name="ce133" office:value-type="float" office:value="0.6666667" calcext:value-type="float">
            <text:p>0.6666667</text:p>
          </table:table-cell>
        </table:table-row>
        <table:table-row table:style-name="ro1">
          <table:covered-table-cell table:style-name="ce7"/>
          <table:covered-table-cell table:style-name="ce6"/>
          <table:table-cell table:style-name="ce7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3"/>
          <table:table-cell table:style-name="ce18"/>
          <table:table-cell table:style-name="ce24"/>
          <table:table-cell table:style-name="ce27"/>
          <table:table-cell table:style-name="ce31" office:value-type="float" office:value="0.0000000003211809" calcext:value-type="float">
            <text:p>3.211809E-10</text:p>
          </table:table-cell>
          <table:table-cell table:style-name="ce33" office:value-type="float" office:value="1" calcext:value-type="float">
            <text:p>1</text:p>
          </table:table-cell>
          <table:table-cell table:style-name="ce39"/>
          <table:table-cell table:style-name="ce44"/>
          <table:table-cell table:style-name="ce49"/>
          <table:table-cell table:style-name="ce53"/>
          <table:table-cell table:style-name="ce57" office:value-type="float" office:value="0.7650248" calcext:value-type="float">
            <text:p>0.7650248</text:p>
          </table:table-cell>
          <table:table-cell table:style-name="ce62" office:value-type="float" office:value="-0.07692308" calcext:value-type="float">
            <text:p>-0.07692308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00007030489" calcext:value-type="float">
            <text:p>0.00007030489</text:p>
          </table:table-cell>
          <table:table-cell table:style-name="ce62" office:value-type="float" office:value="0.7692308" calcext:value-type="float">
            <text:p>0.7692308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8" office:value-type="float" office:value="0.0009425901" calcext:value-type="float">
            <text:p>0.0009425901</text:p>
          </table:table-cell>
          <table:table-cell table:style-name="ce62" office:value-type="float" office:value="0.6666667" calcext:value-type="float">
            <text:p>0.6666667</text:p>
          </table:table-cell>
          <table:table-cell table:style-name="ce70"/>
          <table:table-cell table:style-name="ce73"/>
          <table:table-cell table:style-name="ce78"/>
          <table:table-cell table:style-name="ce80"/>
          <table:table-cell table:style-name="ce84" office:value-type="float" office:value="0.2043668" calcext:value-type="float">
            <text:p>0.2043668</text:p>
          </table:table-cell>
          <table:table-cell table:style-name="ce87" office:value-type="float" office:value="0.2820513" calcext:value-type="float">
            <text:p>0.2820513</text:p>
          </table:table-cell>
          <table:table-cell table:style-name="ce91"/>
          <table:table-cell table:style-name="ce95"/>
          <table:table-cell table:style-name="ce100"/>
          <table:table-cell table:style-name="ce103"/>
          <table:table-cell table:style-name="ce108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5097746" calcext:value-type="float">
            <text:p>0.5097746</text:p>
          </table:table-cell>
          <table:table-cell table:style-name="ce133" office:value-type="float" office:value="0.1538462" calcext:value-type="float">
            <text:p>0.1538462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5900408" calcext:value-type="float">
            <text:p>0.5900408</text:p>
          </table:table-cell>
          <table:table-cell table:style-name="ce133" office:value-type="float" office:value="0.1282051" calcext:value-type="float">
            <text:p>0.1282051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1634872" calcext:value-type="float">
            <text:p>0.1634872</text:p>
          </table:table-cell>
          <table:table-cell table:style-name="ce133" office:value-type="float" office:value="0.3076923" calcext:value-type="float">
            <text:p>0.3076923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9">
            <text:p>Gln</text:p>
          </table:table-cell>
          <table:table-cell table:style-name="ce6" office:value-type="string" calcext:value-type="string" table:number-columns-spanned="1" table:number-rows-spanned="3">
            <text:p>1 mM</text:p>
          </table:table-cell>
          <table:table-cell table:style-name="ce8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40" office:value-type="float" office:value="0.0000000003211809" calcext:value-type="float">
            <text:p>3.211809E-1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float" office:value="0.0009425901" calcext:value-type="float">
            <text:p>0.0009425901</text:p>
          </table:table-cell>
          <table:table-cell table:style-name="ce54" office:value-type="float" office:value="0.6666667" calcext:value-type="float">
            <text:p>0.6666667</text:p>
          </table:table-cell>
          <table:table-cell table:style-name="ce58" office:value-type="float" office:value="0.002675523" calcext:value-type="float">
            <text:p>0.002675523</text:p>
          </table:table-cell>
          <table:table-cell table:style-name="ce62" office:value-type="float" office:value="0.6153846" calcext:value-type="float">
            <text:p>0.6153846</text:p>
          </table:table-cell>
          <table:table-cell table:style-name="ce40" office:value-type="float" office:value="0.9523619" calcext:value-type="float">
            <text:p>0.9523619</text:p>
          </table:table-cell>
          <table:table-cell table:style-name="ce45" office:value-type="float" office:value="-0.02564103" calcext:value-type="float">
            <text:p>-0.02564103</text:p>
          </table:table-cell>
          <table:table-cell table:style-name="ce50" office:value-type="float" office:value="0.01011233" calcext:value-type="float">
            <text:p>0.01011233</text:p>
          </table:table-cell>
          <table:table-cell table:style-name="ce54" office:value-type="float" office:value="0.5455006" calcext:value-type="float">
            <text:p>0.5455006</text:p>
          </table:table-cell>
          <table:table-cell table:style-name="ce59" office:value-type="float" office:value="0.7650248" calcext:value-type="float">
            <text:p>0.7650248</text:p>
          </table:table-cell>
          <table:table-cell table:style-name="ce62" office:value-type="float" office:value="-0.07692308" calcext:value-type="float">
            <text:p>-0.07692308</text:p>
          </table:table-cell>
          <table:table-cell table:style-name="ce40" office:value-type="float" office:value="0.8577338" calcext:value-type="float">
            <text:p>0.8577338</text:p>
          </table:table-cell>
          <table:table-cell table:style-name="ce45" office:value-type="float" office:value="-0.05128205" calcext:value-type="float">
            <text:p>-0.05128205</text:p>
          </table:table-cell>
          <table:table-cell table:style-name="ce50" office:value-type="float" office:value="0.004068915" calcext:value-type="float">
            <text:p>0.004068915</text:p>
          </table:table-cell>
          <table:table-cell table:style-name="ce54" office:value-type="float" office:value="0.6064642" calcext:value-type="float">
            <text:p>0.6064642</text:p>
          </table:table-cell>
          <table:table-cell table:style-name="ce59" office:value-type="float" office:value="0.5900408" calcext:value-type="float">
            <text:p>0.5900408</text:p>
          </table:table-cell>
          <table:table-cell table:style-name="ce62" office:value-type="float" office:value="-0.1282051" calcext:value-type="float">
            <text:p>-0.1282051</text:p>
          </table:table-cell>
          <table:table-cell table:style-name="ce69" office:value-type="float" office:value="0.00007030489" calcext:value-type="float">
            <text:p>0.00007030489</text:p>
          </table:table-cell>
          <table:table-cell table:style-name="ce73" office:value-type="float" office:value="0.7692308" calcext:value-type="float">
            <text:p>0.7692308</text:p>
          </table:table-cell>
          <table:table-cell table:style-name="ce77" office:value-type="float" office:value="0.002675523" calcext:value-type="float">
            <text:p>0.002675523</text:p>
          </table:table-cell>
          <table:table-cell table:style-name="ce80" office:value-type="float" office:value="0.6153846" calcext:value-type="float">
            <text:p>0.6153846</text:p>
          </table:table-cell>
          <table:table-cell table:style-name="ce85" office:value-type="float" office:value="0.03048244" calcext:value-type="float">
            <text:p>0.03048244</text:p>
          </table:table-cell>
          <table:table-cell table:style-name="ce87" office:value-type="float" office:value="0.4615385" calcext:value-type="float">
            <text:p>0.4615385</text:p>
          </table:table-cell>
          <table:table-cell table:style-name="ce91" office:value-type="float" office:value="0.1634872" calcext:value-type="float">
            <text:p>0.1634872</text:p>
          </table:table-cell>
          <table:table-cell table:style-name="ce95" office:value-type="float" office:value="0.3076923" calcext:value-type="float">
            <text:p>0.3076923</text:p>
          </table:table-cell>
          <table:table-cell table:style-name="ce101" office:value-type="float" office:value="0.008581833" calcext:value-type="float">
            <text:p>0.008581833</text:p>
          </table:table-cell>
          <table:table-cell table:style-name="ce103" office:value-type="float" office:value="0.5548503" calcext:value-type="float">
            <text:p>0.5548503</text:p>
          </table:table-cell>
          <table:table-cell table:style-name="ce107" office:value-type="float" office:value="0.0005287206" calcext:value-type="float">
            <text:p>0.0005287206</text:p>
          </table:table-cell>
          <table:table-cell table:style-name="ce110" office:value-type="float" office:value="0.6923077" calcext:value-type="float">
            <text:p>0.6923077</text:p>
          </table:table-cell>
          <table:table-cell table:style-name="ce115" office:value-type="float" office:value="0.07630171" calcext:value-type="float">
            <text:p>0.07630171</text:p>
          </table:table-cell>
          <table:table-cell table:style-name="ce119" office:value-type="float" office:value="0.3742013" calcext:value-type="float">
            <text:p>0.3742013</text:p>
          </table:table-cell>
          <table:table-cell table:style-name="ce123" office:value-type="float" office:value="0.01495009" calcext:value-type="float">
            <text:p>0.01495009</text:p>
          </table:table-cell>
          <table:table-cell table:style-name="ce126" office:value-type="float" office:value="0.5128205" calcext:value-type="float">
            <text:p>0.5128205</text:p>
          </table:table-cell>
          <table:table-cell table:style-name="ce130" office:value-type="float" office:value="0.0005287206" calcext:value-type="float">
            <text:p>0.0005287206</text:p>
          </table:table-cell>
          <table:table-cell table:style-name="ce133" office:value-type="float" office:value="0.6923077" calcext:value-type="float">
            <text:p>0.6923077</text:p>
          </table:table-cell>
          <table:table-cell table:style-name="ce115" office:value-type="float" office:value="0.07631654" calcext:value-type="float">
            <text:p>0.07631654</text:p>
          </table:table-cell>
          <table:table-cell table:style-name="ce119" office:value-type="float" office:value="0.3846154" calcext:value-type="float">
            <text:p>0.3846154</text:p>
          </table:table-cell>
          <table:table-cell table:style-name="ce124" office:value-type="float" office:value="0.02372574" calcext:value-type="float">
            <text:p>0.02372574</text:p>
          </table:table-cell>
          <table:table-cell table:style-name="ce126" office:value-type="float" office:value="0.4774293" calcext:value-type="float">
            <text:p>0.4774293</text:p>
          </table:table-cell>
          <table:table-cell table:style-name="ce131" office:value-type="float" office:value="0.0002839785" calcext:value-type="float">
            <text:p>0.0002839785</text:p>
          </table:table-cell>
          <table:table-cell table:style-name="ce133" office:value-type="float" office:value="0.7179487" calcext:value-type="float">
            <text:p>0.7179487</text:p>
          </table:table-cell>
          <table:table-cell table:style-name="ce115" office:value-type="float" office:value="0.1779096" calcext:value-type="float">
            <text:p>0.1779096</text:p>
          </table:table-cell>
          <table:table-cell table:style-name="ce119" office:value-type="float" office:value="0.2857384" calcext:value-type="float">
            <text:p>0.2857384</text:p>
          </table:table-cell>
          <table:table-cell table:style-name="ce123" office:value-type="float" office:value="0.05004352" calcext:value-type="float">
            <text:p>0.05004352</text:p>
          </table:table-cell>
          <table:table-cell table:style-name="ce126" office:value-type="float" office:value="0.4156195" calcext:value-type="float">
            <text:p>0.4156195</text:p>
          </table:table-cell>
          <table:table-cell table:style-name="ce130" office:value-type="float" office:value="0.0101174" calcext:value-type="float">
            <text:p>0.0101174</text:p>
          </table:table-cell>
          <table:table-cell table:style-name="ce133" office:value-type="float" office:value="0.5384615" calcext:value-type="float">
            <text:p>0.5384615</text:p>
          </table:table-cell>
        </table:table-row>
        <table:table-row table:style-name="ro1">
          <table:covered-table-cell table:number-columns-repeated="2" table:style-name="ce6"/>
          <table:table-cell table:style-name="ce8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40"/>
          <table:table-cell table:style-name="ce45"/>
          <table:table-cell table:style-name="ce51" office:value-type="float" office:value="0.0000000003211809" calcext:value-type="float">
            <text:p>3.211809E-10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float" office:value="0.00003192923" calcext:value-type="float">
            <text:p>0.00003192923</text:p>
          </table:table-cell>
          <table:table-cell table:style-name="ce62" office:value-type="float" office:value="0.7948718" calcext:value-type="float">
            <text:p>0.7948718</text:p>
          </table:table-cell>
          <table:table-cell table:style-name="ce40"/>
          <table:table-cell table:style-name="ce45"/>
          <table:table-cell table:style-name="ce50" office:value-type="float" office:value="0.01430588" calcext:value-type="float">
            <text:p>0.01430588</text:p>
          </table:table-cell>
          <table:table-cell table:style-name="ce54" office:value-type="float" office:value="0.5195243" calcext:value-type="float">
            <text:p>0.5195243</text:p>
          </table:table-cell>
          <table:table-cell table:style-name="ce59" office:value-type="float" office:value="0.6754334" calcext:value-type="float">
            <text:p>0.6754334</text:p>
          </table:table-cell>
          <table:table-cell table:style-name="ce62" office:value-type="float" office:value="-0.1025641" calcext:value-type="float">
            <text:p>-0.1025641</text:p>
          </table:table-cell>
          <table:table-cell table:style-name="ce40"/>
          <table:table-cell table:style-name="ce45"/>
          <table:table-cell table:style-name="ce50" office:value-type="float" office:value="0.002744318" calcext:value-type="float">
            <text:p>0.002744318</text:p>
          </table:table-cell>
          <table:table-cell table:style-name="ce54" office:value-type="float" office:value="0.6322712" calcext:value-type="float">
            <text:p>0.6322712</text:p>
          </table:table-cell>
          <table:table-cell table:style-name="ce59" office:value-type="float" office:value="0.5097746" calcext:value-type="float">
            <text:p>0.5097746</text:p>
          </table:table-cell>
          <table:table-cell table:style-name="ce62" office:value-type="float" office:value="-0.1538462" calcext:value-type="float">
            <text:p>-0.1538462</text:p>
          </table:table-cell>
          <table:table-cell table:style-name="ce70"/>
          <table:table-cell table:style-name="ce73"/>
          <table:table-cell table:style-name="ce77" office:value-type="float" office:value="0.000145265" calcext:value-type="float">
            <text:p>0.000145265</text:p>
          </table:table-cell>
          <table:table-cell table:style-name="ce80" office:value-type="float" office:value="0.7435897" calcext:value-type="float">
            <text:p>0.7435897</text:p>
          </table:table-cell>
          <table:table-cell table:style-name="ce85" office:value-type="float" office:value="0.004289284" calcext:value-type="float">
            <text:p>0.004289284</text:p>
          </table:table-cell>
          <table:table-cell table:style-name="ce87" office:value-type="float" office:value="0.5897436" calcext:value-type="float">
            <text:p>0.5897436</text:p>
          </table:table-cell>
          <table:table-cell table:style-name="ce91"/>
          <table:table-cell table:style-name="ce95"/>
          <table:table-cell table:style-name="ce101" office:value-type="float" office:value="0.001197371" calcext:value-type="float">
            <text:p>0.001197371</text:p>
          </table:table-cell>
          <table:table-cell table:style-name="ce103" office:value-type="float" office:value="0.6838852" calcext:value-type="float">
            <text:p>0.6838852</text:p>
          </table:table-cell>
          <table:table-cell table:style-name="ce107" office:value-type="float" office:value="0.000000004175351" calcext:value-type="float">
            <text:p>0.000000004175351</text:p>
          </table:table-cell>
          <table:table-cell table:style-name="ce110" office:value-type="float" office:value="0.974359" calcext:value-type="float">
            <text:p>0.974359</text:p>
          </table:table-cell>
          <table:table-cell table:style-name="ce115"/>
          <table:table-cell table:style-name="ce119"/>
          <table:table-cell table:style-name="ce123" office:value-type="float" office:value="0.001616258" calcext:value-type="float">
            <text:p>0.001616258</text:p>
          </table:table-cell>
          <table:table-cell table:style-name="ce126" office:value-type="float" office:value="0.6410256" calcext:value-type="float">
            <text:p>0.6410256</text:p>
          </table:table-cell>
          <table:table-cell table:style-name="ce130" office:value-type="float" office:value="0.00001346583" calcext:value-type="float">
            <text:p>0.00001346583</text:p>
          </table:table-cell>
          <table:table-cell table:style-name="ce133" office:value-type="float" office:value="0.8205128" calcext:value-type="float">
            <text:p>0.8205128</text:p>
          </table:table-cell>
          <table:table-cell table:style-name="ce115"/>
          <table:table-cell table:style-name="ce119"/>
          <table:table-cell table:style-name="ce124" office:value-type="float" office:value="0.01713551" calcext:value-type="float">
            <text:p>0.01713551</text:p>
          </table:table-cell>
          <table:table-cell table:style-name="ce126" office:value-type="float" office:value="0.5032363" calcext:value-type="float">
            <text:p>0.5032363</text:p>
          </table:table-cell>
          <table:table-cell table:style-name="ce131" office:value-type="float" office:value="0.0005287206" calcext:value-type="float">
            <text:p>0.0005287206</text:p>
          </table:table-cell>
          <table:table-cell table:style-name="ce133" office:value-type="float" office:value="0.6923077" calcext:value-type="float">
            <text:p>0.6923077</text:p>
          </table:table-cell>
          <table:table-cell table:style-name="ce115"/>
          <table:table-cell table:style-name="ce119"/>
          <table:table-cell table:style-name="ce123" office:value-type="float" office:value="0.01996445" calcext:value-type="float">
            <text:p>0.01996445</text:p>
          </table:table-cell>
          <table:table-cell table:style-name="ce126" office:value-type="float" office:value="0.4935481" calcext:value-type="float">
            <text:p>0.4935481</text:p>
          </table:table-cell>
          <table:table-cell table:style-name="ce130" office:value-type="float" office:value="0.002675523" calcext:value-type="float">
            <text:p>0.002675523</text:p>
          </table:table-cell>
          <table:table-cell table:style-name="ce133" office:value-type="float" office:value="0.6153846" calcext:value-type="float">
            <text:p>0.6153846</text:p>
          </table:table-cell>
        </table:table-row>
        <table:table-row table:style-name="ro1">
          <table:covered-table-cell table:number-columns-repeated="2" table:style-name="ce6"/>
          <table:table-cell table:style-name="ce8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0000000003211809" calcext:value-type="float">
            <text:p>3.211809E-10</text:p>
          </table:table-cell>
          <table:table-cell table:style-name="ce62" office:value-type="float" office:value="1" calcext:value-type="float">
            <text:p>1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5097746" calcext:value-type="float">
            <text:p>0.5097746</text:p>
          </table:table-cell>
          <table:table-cell table:style-name="ce62" office:value-type="float" office:value="-0.1538462" calcext:value-type="float">
            <text:p>-0.1538462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2518576" calcext:value-type="float">
            <text:p>0.2518576</text:p>
          </table:table-cell>
          <table:table-cell table:style-name="ce62" office:value-type="float" office:value="-0.2564103" calcext:value-type="float">
            <text:p>-0.2564103</text:p>
          </table:table-cell>
          <table:table-cell table:style-name="ce70"/>
          <table:table-cell table:style-name="ce73"/>
          <table:table-cell table:style-name="ce78"/>
          <table:table-cell table:style-name="ce80"/>
          <table:table-cell table:style-name="ce84" office:value-type="float" office:value="0.07631654" calcext:value-type="float">
            <text:p>0.07631654</text:p>
          </table:table-cell>
          <table:table-cell table:style-name="ce87" office:value-type="float" office:value="0.3846154" calcext:value-type="float">
            <text:p>0.3846154</text:p>
          </table:table-cell>
          <table:table-cell table:style-name="ce91"/>
          <table:table-cell table:style-name="ce95"/>
          <table:table-cell table:style-name="ce100"/>
          <table:table-cell table:style-name="ce103"/>
          <table:table-cell table:style-name="ce107" office:value-type="float" office:value="0.00001346583" calcext:value-type="float">
            <text:p>0.00001346583</text:p>
          </table:table-cell>
          <table:table-cell table:style-name="ce110" office:value-type="float" office:value="0.8205128" calcext:value-type="float">
            <text:p>0.8205128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0009425901" calcext:value-type="float">
            <text:p>0.0009425901</text:p>
          </table:table-cell>
          <table:table-cell table:style-name="ce133" office:value-type="float" office:value="0.6666667" calcext:value-type="float">
            <text:p>0.6666667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1616258" calcext:value-type="float">
            <text:p>0.001616258</text:p>
          </table:table-cell>
          <table:table-cell table:style-name="ce133" office:value-type="float" office:value="0.6410256" calcext:value-type="float">
            <text:p>0.6410256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006677355" calcext:value-type="float">
            <text:p>0.006677355</text:p>
          </table:table-cell>
          <table:table-cell table:style-name="ce133" office:value-type="float" office:value="0.5641026" calcext:value-type="float">
            <text:p>0.5641026</text:p>
          </table:table-cell>
        </table:table-row>
        <table:table-row table:style-name="ro1">
          <table:covered-table-cell table:style-name="ce6"/>
          <table:table-cell table:style-name="ce6" office:value-type="string" calcext:value-type="string" table:number-columns-spanned="1" table:number-rows-spanned="3">
            <text:p>0.1 mM</text:p>
          </table:table-cell>
          <table:table-cell table:style-name="ce8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40" office:value-type="float" office:value="0.0000000003211809" calcext:value-type="float">
            <text:p>3.211809E-10</text:p>
          </table:table-cell>
          <table:table-cell table:style-name="ce45" office:value-type="float" office:value="1" calcext:value-type="float">
            <text:p>1</text:p>
          </table:table-cell>
          <table:table-cell table:style-name="ce51" office:value-type="float" office:value="0.1113469" calcext:value-type="float">
            <text:p>0.1113469</text:p>
          </table:table-cell>
          <table:table-cell table:style-name="ce54" office:value-type="float" office:value="-0.3376908" calcext:value-type="float">
            <text:p>-0.3376908</text:p>
          </table:table-cell>
          <table:table-cell table:style-name="ce59" office:value-type="float" office:value="0.1288514" calcext:value-type="float">
            <text:p>0.1288514</text:p>
          </table:table-cell>
          <table:table-cell table:style-name="ce62" office:value-type="float" office:value="0.3333333" calcext:value-type="float">
            <text:p>0.3333333</text:p>
          </table:table-cell>
          <table:table-cell table:style-name="ce64" office:value-type="float" office:value="0.000001807927" calcext:value-type="float">
            <text:p>0.000001807927</text:p>
          </table:table-cell>
          <table:table-cell table:style-name="ce45" office:value-type="float" office:value="0.8717949" calcext:value-type="float">
            <text:p>0.8717949</text:p>
          </table:table-cell>
          <table:table-cell table:style-name="ce51" office:value-type="float" office:value="0.4268487" calcext:value-type="float">
            <text:p>0.4268487</text:p>
          </table:table-cell>
          <table:table-cell table:style-name="ce54" office:value-type="float" office:value="-0.1677454" calcext:value-type="float">
            <text:p>-0.1677454</text:p>
          </table:table-cell>
          <table:table-cell table:style-name="ce59" office:value-type="float" office:value="0.07631654" calcext:value-type="float">
            <text:p>0.07631654</text:p>
          </table:table-cell>
          <table:table-cell table:style-name="ce62" office:value-type="float" office:value="0.3846154" calcext:value-type="float">
            <text:p>0.3846154</text:p>
          </table:table-cell>
          <table:table-cell table:style-name="ce70" office:value-type="float" office:value="0.6754334" calcext:value-type="float">
            <text:p>0.6754334</text:p>
          </table:table-cell>
          <table:table-cell table:style-name="ce73" office:value-type="float" office:value="-0.1025641" calcext:value-type="float">
            <text:p>-0.1025641</text:p>
          </table:table-cell>
          <table:table-cell table:style-name="ce78" office:value-type="float" office:value="0.8577338" calcext:value-type="float">
            <text:p>0.8577338</text:p>
          </table:table-cell>
          <table:table-cell table:style-name="ce80" office:value-type="float" office:value="-0.05128205" calcext:value-type="float">
            <text:p>-0.05128205</text:p>
          </table:table-cell>
          <table:table-cell table:style-name="ce84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00" office:value-type="float" office:value="0.4268487" calcext:value-type="float">
            <text:p>0.4268487</text:p>
          </table:table-cell>
          <table:table-cell table:style-name="ce103" office:value-type="float" office:value="-0.1677454" calcext:value-type="float">
            <text:p>-0.1677454</text:p>
          </table:table-cell>
          <table:table-cell table:style-name="ce108" office:value-type="float" office:value="0.5900408" calcext:value-type="float">
            <text:p>0.5900408</text:p>
          </table:table-cell>
          <table:table-cell table:style-name="ce110" office:value-type="float" office:value="-0.1282051" calcext:value-type="float">
            <text:p>-0.1282051</text:p>
          </table:table-cell>
          <table:table-cell table:style-name="ce115" office:value-type="float" office:value="0.6687536" calcext:value-type="float">
            <text:p>0.6687536</text:p>
          </table:table-cell>
          <table:table-cell table:style-name="ce119" office:value-type="float" office:value="0.09032446" calcext:value-type="float">
            <text:p>0.09032446</text:p>
          </table:table-cell>
          <table:table-cell table:style-name="ce123" office:value-type="float" office:value="0.5097746" calcext:value-type="float">
            <text:p>0.5097746</text:p>
          </table:table-cell>
          <table:table-cell table:style-name="ce126" office:value-type="float" office:value="-0.1538462" calcext:value-type="float">
            <text:p>-0.1538462</text:p>
          </table:table-cell>
          <table:table-cell table:style-name="ce130" office:value-type="float" office:value="0.9523619" calcext:value-type="float">
            <text:p>0.9523619</text:p>
          </table:table-cell>
          <table:table-cell table:style-name="ce133" office:value-type="float" office:value="0.02564103" calcext:value-type="float">
            <text:p>0.02564103</text:p>
          </table:table-cell>
          <table:table-cell table:style-name="ce115" office:value-type="float" office:value="0.5900408" calcext:value-type="float">
            <text:p>0.5900408</text:p>
          </table:table-cell>
          <table:table-cell table:style-name="ce119" office:value-type="float" office:value="0.1282051" calcext:value-type="float">
            <text:p>0.1282051</text:p>
          </table:table-cell>
          <table:table-cell table:style-name="ce123" office:value-type="float" office:value="0.6687536" calcext:value-type="float">
            <text:p>0.6687536</text:p>
          </table:table-cell>
          <table:table-cell table:style-name="ce126" office:value-type="float" office:value="-0.09032446" calcext:value-type="float">
            <text:p>-0.09032446</text:p>
          </table:table-cell>
          <table:table-cell table:style-name="ce130" office:value-type="float" office:value="0.6754334" calcext:value-type="float">
            <text:p>0.6754334</text:p>
          </table:table-cell>
          <table:table-cell table:style-name="ce133" office:value-type="float" office:value="-0.1025641" calcext:value-type="float">
            <text:p>-0.1025641</text:p>
          </table:table-cell>
          <table:table-cell table:style-name="ce115" office:value-type="float" office:value="0.4624327" calcext:value-type="float">
            <text:p>0.4624327</text:p>
          </table:table-cell>
          <table:table-cell table:style-name="ce119" office:value-type="float" office:value="0.1558573" calcext:value-type="float">
            <text:p>0.1558573</text:p>
          </table:table-cell>
          <table:table-cell table:style-name="ce123" office:value-type="float" office:value="0.9025233" calcext:value-type="float">
            <text:p>0.9025233</text:p>
          </table:table-cell>
          <table:table-cell table:style-name="ce126" office:value-type="float" office:value="-0.02597622" calcext:value-type="float">
            <text:p>-0.02597622</text:p>
          </table:table-cell>
          <table:table-cell table:style-name="ce130" office:value-type="float" office:value="0.9523619" calcext:value-type="float">
            <text:p>0.9523619</text:p>
          </table:table-cell>
          <table:table-cell table:style-name="ce133" office:value-type="float" office:value="0.02564103" calcext:value-type="float">
            <text:p>0.02564103</text:p>
          </table:table-cell>
        </table:table-row>
        <table:table-row table:style-name="ro1">
          <table:covered-table-cell table:number-columns-repeated="2" table:style-name="ce6"/>
          <table:table-cell table:style-name="ce8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40"/>
          <table:table-cell table:style-name="ce45"/>
          <table:table-cell table:style-name="ce51" office:value-type="float" office:value="0.000002995482" calcext:value-type="float">
            <text:p>0.000002995482</text:p>
          </table:table-cell>
          <table:table-cell table:style-name="ce54" office:value-type="float" office:value="1" calcext:value-type="float">
            <text:p>1</text:p>
          </table:table-cell>
          <table:table-cell table:style-name="ce59" office:value-type="float" office:value="0.9025233" calcext:value-type="float">
            <text:p>0.9025233</text:p>
          </table:table-cell>
          <table:table-cell table:style-name="ce62" office:value-type="float" office:value="0.02597622" calcext:value-type="float">
            <text:p>0.02597622</text:p>
          </table:table-cell>
          <table:table-cell table:style-name="ce40"/>
          <table:table-cell table:style-name="ce45"/>
          <table:table-cell table:style-name="ce50" office:value-type="float" office:value="0.0001823327" calcext:value-type="float">
            <text:p>0.0001823327</text:p>
          </table:table-cell>
          <table:table-cell table:style-name="ce54" office:value-type="float" office:value="0.7974027" calcext:value-type="float">
            <text:p>0.7974027</text:p>
          </table:table-cell>
          <table:table-cell table:style-name="ce59" office:value-type="float" office:value="0.7133032" calcext:value-type="float">
            <text:p>0.7133032</text:p>
          </table:table-cell>
          <table:table-cell table:style-name="ce62" office:value-type="float" office:value="-0.07792865" calcext:value-type="float">
            <text:p>-0.07792865</text:p>
          </table:table-cell>
          <table:table-cell table:style-name="ce70"/>
          <table:table-cell table:style-name="ce73"/>
          <table:table-cell table:style-name="ce77" office:value-type="float" office:value="0.01430588" calcext:value-type="float">
            <text:p>0.01430588</text:p>
          </table:table-cell>
          <table:table-cell table:style-name="ce80" office:value-type="float" office:value="0.5195243" calcext:value-type="float">
            <text:p>0.5195243</text:p>
          </table:table-cell>
          <table:table-cell table:style-name="ce85" office:value-type="float" office:value="0.02748634" calcext:value-type="float">
            <text:p>0.02748634</text:p>
          </table:table-cell>
          <table:table-cell table:style-name="ce87" office:value-type="float" office:value="0.4675719" calcext:value-type="float">
            <text:p>0.4675719</text:p>
          </table:table-cell>
          <table:table-cell table:style-name="ce91"/>
          <table:table-cell table:style-name="ce95"/>
          <table:table-cell table:style-name="ce101" office:value-type="float" office:value="0.0004706677" calcext:value-type="float">
            <text:p>0.0004706677</text:p>
          </table:table-cell>
          <table:table-cell table:style-name="ce103" office:value-type="float" office:value="0.745114" calcext:value-type="float">
            <text:p>0.745114</text:p>
          </table:table-cell>
          <table:table-cell table:style-name="ce107" office:value-type="float" office:value="0.01011233" calcext:value-type="float">
            <text:p>0.01011233</text:p>
          </table:table-cell>
          <table:table-cell table:style-name="ce110" office:value-type="float" office:value="0.5455006" calcext:value-type="float">
            <text:p>0.5455006</text:p>
          </table:table-cell>
          <table:table-cell table:style-name="ce115"/>
          <table:table-cell table:style-name="ce119"/>
          <table:table-cell table:style-name="ce123" office:value-type="float" office:value="0.0006051723" calcext:value-type="float">
            <text:p>0.0006051723</text:p>
          </table:table-cell>
          <table:table-cell table:style-name="ce126" office:value-type="float" office:value="0.7273341" calcext:value-type="float">
            <text:p>0.7273341</text:p>
          </table:table-cell>
          <table:table-cell table:style-name="ce130" office:value-type="float" office:value="0.01011233" calcext:value-type="float">
            <text:p>0.01011233</text:p>
          </table:table-cell>
          <table:table-cell table:style-name="ce133" office:value-type="float" office:value="0.5455006" calcext:value-type="float">
            <text:p>0.5455006</text:p>
          </table:table-cell>
          <table:table-cell table:style-name="ce115"/>
          <table:table-cell table:style-name="ce119"/>
          <table:table-cell table:style-name="ce123" office:value-type="float" office:value="0.01973869" calcext:value-type="float">
            <text:p>0.01973869</text:p>
          </table:table-cell>
          <table:table-cell table:style-name="ce126" office:value-type="float" office:value="0.4967426" calcext:value-type="float">
            <text:p>0.4967426</text:p>
          </table:table-cell>
          <table:table-cell table:style-name="ce130" office:value-type="float" office:value="0.001450862" calcext:value-type="float">
            <text:p>0.001450862</text:p>
          </table:table-cell>
          <table:table-cell table:style-name="ce133" office:value-type="float" office:value="0.6753816" calcext:value-type="float">
            <text:p>0.6753816</text:p>
          </table:table-cell>
          <table:table-cell table:style-name="ce115"/>
          <table:table-cell table:style-name="ce119"/>
          <table:table-cell table:style-name="ce123" office:value-type="float" office:value="0.009839661" calcext:value-type="float">
            <text:p>0.009839661</text:p>
          </table:table-cell>
          <table:table-cell table:style-name="ce126" office:value-type="float" office:value="0.5526316" calcext:value-type="float">
            <text:p>0.5526316</text:p>
          </table:table-cell>
          <table:table-cell table:style-name="ce130" office:value-type="float" office:value="0.01011233" calcext:value-type="float">
            <text:p>0.01011233</text:p>
          </table:table-cell>
          <table:table-cell table:style-name="ce133" office:value-type="float" office:value="0.5455006" calcext:value-type="float">
            <text:p>0.5455006</text:p>
          </table:table-cell>
        </table:table-row>
        <table:table-row table:style-name="ro1">
          <table:covered-table-cell table:number-columns-repeated="2" table:style-name="ce6"/>
          <table:table-cell table:style-name="ce8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0000000003211809" calcext:value-type="float">
            <text:p>3.211809E-10</text:p>
          </table:table-cell>
          <table:table-cell table:style-name="ce62" office:value-type="float" office:value="1" calcext:value-type="float">
            <text:p>1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0000005508252" calcext:value-type="float">
            <text:p>0.0000005508252</text:p>
          </table:table-cell>
          <table:table-cell table:style-name="ce62" office:value-type="float" office:value="0.8974359" calcext:value-type="float">
            <text:p>0.8974359</text:p>
          </table:table-cell>
          <table:table-cell table:style-name="ce70"/>
          <table:table-cell table:style-name="ce73"/>
          <table:table-cell table:style-name="ce78"/>
          <table:table-cell table:style-name="ce80"/>
          <table:table-cell table:style-name="ce84" office:value-type="float" office:value="0.2518576" calcext:value-type="float">
            <text:p>0.2518576</text:p>
          </table:table-cell>
          <table:table-cell table:style-name="ce87" office:value-type="float" office:value="0.2564103" calcext:value-type="float">
            <text:p>0.2564103</text:p>
          </table:table-cell>
          <table:table-cell table:style-name="ce91"/>
          <table:table-cell table:style-name="ce95"/>
          <table:table-cell table:style-name="ce100"/>
          <table:table-cell table:style-name="ce103"/>
          <table:table-cell table:style-name="ce108" office:value-type="float" office:value="0.7650248" calcext:value-type="float">
            <text:p>0.7650248</text:p>
          </table:table-cell>
          <table:table-cell table:style-name="ce110" office:value-type="float" office:value="-0.07692308" calcext:value-type="float">
            <text:p>-0.07692308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7650248" calcext:value-type="float">
            <text:p>0.7650248</text:p>
          </table:table-cell>
          <table:table-cell table:style-name="ce133" office:value-type="float" office:value="0.07692308" calcext:value-type="float">
            <text:p>0.07692308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8577338" calcext:value-type="float">
            <text:p>0.8577338</text:p>
          </table:table-cell>
          <table:table-cell table:style-name="ce133" office:value-type="float" office:value="0.05128205" calcext:value-type="float">
            <text:p>0.05128205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3061849" calcext:value-type="float">
            <text:p>0.3061849</text:p>
          </table:table-cell>
          <table:table-cell table:style-name="ce133" office:value-type="float" office:value="0.2307692" calcext:value-type="float">
            <text:p>0.2307692</text:p>
          </table:table-cell>
        </table:table-row>
        <table:table-row table:style-name="ro1">
          <table:covered-table-cell table:style-name="ce6"/>
          <table:table-cell table:style-name="ce6" office:value-type="string" calcext:value-type="string" table:number-columns-spanned="1" table:number-rows-spanned="3">
            <text:p>0 mM</text:p>
          </table:table-cell>
          <table:table-cell table:style-name="ce8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40" office:value-type="float" office:value="0.0000000003211809" calcext:value-type="float">
            <text:p>3.211809E-10</text:p>
          </table:table-cell>
          <table:table-cell table:style-name="ce45" office:value-type="float" office:value="1" calcext:value-type="float">
            <text:p>1</text:p>
          </table:table-cell>
          <table:table-cell table:style-name="ce51" office:value-type="float" office:value="0.5013608" calcext:value-type="float">
            <text:p>0.5013608</text:p>
          </table:table-cell>
          <table:table-cell table:style-name="ce54" office:value-type="float" office:value="-0.1419384" calcext:value-type="float">
            <text:p>-0.1419384</text:p>
          </table:table-cell>
          <table:table-cell table:style-name="ce59" office:value-type="float" office:value="0.05725683" calcext:value-type="float">
            <text:p>0.05725683</text:p>
          </table:table-cell>
          <table:table-cell table:style-name="ce62" office:value-type="float" office:value="0.4102564" calcext:value-type="float">
            <text:p>0.4102564</text:p>
          </table:table-cell>
          <table:table-cell table:style-name="ce70" office:value-type="float" office:value="0.9523619" calcext:value-type="float">
            <text:p>0.9523619</text:p>
          </table:table-cell>
          <table:table-cell table:style-name="ce73" office:value-type="float" office:value="-0.02564103" calcext:value-type="float">
            <text:p>-0.02564103</text:p>
          </table:table-cell>
          <table:table-cell table:style-name="ce78" office:value-type="float" office:value="0.7650248" calcext:value-type="float">
            <text:p>0.7650248</text:p>
          </table:table-cell>
          <table:table-cell table:style-name="ce80" office:value-type="float" office:value="-0.07692308" calcext:value-type="float">
            <text:p>-0.07692308</text:p>
          </table:table-cell>
          <table:table-cell table:style-name="ce84" office:value-type="float" office:value="0.9523619" calcext:value-type="float">
            <text:p>0.9523619</text:p>
          </table:table-cell>
          <table:table-cell table:style-name="ce87" office:value-type="float" office:value="0.02564103" calcext:value-type="float">
            <text:p>0.02564103</text:p>
          </table:table-cell>
          <table:table-cell table:style-name="ce91" office:value-type="float" office:value="0.9523619" calcext:value-type="float">
            <text:p>0.9523619</text:p>
          </table:table-cell>
          <table:table-cell table:style-name="ce95" office:value-type="float" office:value="0.02564103" calcext:value-type="float">
            <text:p>0.02564103</text:p>
          </table:table-cell>
          <table:table-cell table:style-name="ce100" office:value-type="float" office:value="0.5013608" calcext:value-type="float">
            <text:p>0.5013608</text:p>
          </table:table-cell>
          <table:table-cell table:style-name="ce103" office:value-type="float" office:value="-0.1419384" calcext:value-type="float">
            <text:p>-0.1419384</text:p>
          </table:table-cell>
          <table:table-cell table:style-name="ce108" office:value-type="float" office:value="0.8577338" calcext:value-type="float">
            <text:p>0.8577338</text:p>
          </table:table-cell>
          <table:table-cell table:style-name="ce110" office:value-type="float" office:value="-0.05128205" calcext:value-type="float">
            <text:p>-0.05128205</text:p>
          </table:table-cell>
          <table:table-cell table:style-name="ce115" office:value-type="float" office:value="0.5822476" calcext:value-type="float">
            <text:p>0.5822476</text:p>
          </table:table-cell>
          <table:table-cell table:style-name="ce119" office:value-type="float" office:value="0.1161314" calcext:value-type="float">
            <text:p>0.1161314</text:p>
          </table:table-cell>
          <table:table-cell table:style-name="ce123" office:value-type="float" office:value="0.5900408" calcext:value-type="float">
            <text:p>0.5900408</text:p>
          </table:table-cell>
          <table:table-cell table:style-name="ce126" office:value-type="float" office:value="-0.1282051" calcext:value-type="float">
            <text:p>-0.1282051</text:p>
          </table:table-cell>
          <table:table-cell table:style-name="ce130" office:value-type="float" office:value="0.8577338" calcext:value-type="float">
            <text:p>0.8577338</text:p>
          </table:table-cell>
          <table:table-cell table:style-name="ce133" office:value-type="float" office:value="0.05128205" calcext:value-type="float">
            <text:p>0.05128205</text:p>
          </table:table-cell>
          <table:table-cell table:style-name="ce115" office:value-type="float" office:value="0.5097746" calcext:value-type="float">
            <text:p>0.5097746</text:p>
          </table:table-cell>
          <table:table-cell table:style-name="ce119" office:value-type="float" office:value="0.1538462" calcext:value-type="float">
            <text:p>0.1538462</text:p>
          </table:table-cell>
          <table:table-cell table:style-name="ce123" office:value-type="float" office:value="0.7598988" calcext:value-type="float">
            <text:p>0.7598988</text:p>
          </table:table-cell>
          <table:table-cell table:style-name="ce126" office:value-type="float" office:value="-0.06451747" calcext:value-type="float">
            <text:p>-0.06451747</text:p>
          </table:table-cell>
          <table:table-cell table:style-name="ce130" office:value-type="float" office:value="0.5900408" calcext:value-type="float">
            <text:p>0.5900408</text:p>
          </table:table-cell>
          <table:table-cell table:style-name="ce133" office:value-type="float" office:value="-0.1282051" calcext:value-type="float">
            <text:p>-0.1282051</text:p>
          </table:table-cell>
          <table:table-cell table:style-name="ce115" office:value-type="float" office:value="0.3912673" calcext:value-type="float">
            <text:p>0.3912673</text:p>
          </table:table-cell>
          <table:table-cell table:style-name="ce119" office:value-type="float" office:value="0.1818335" calcext:value-type="float">
            <text:p>0.1818335</text:p>
          </table:table-cell>
          <table:table-cell table:style-name="ce123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30" office:value-type="float" office:value="0.8577338" calcext:value-type="float">
            <text:p>0.8577338</text:p>
          </table:table-cell>
          <table:table-cell table:style-name="ce133" office:value-type="float" office:value="0.05128205" calcext:value-type="float">
            <text:p>0.05128205</text:p>
          </table:table-cell>
        </table:table-row>
        <table:table-row table:style-name="ro1">
          <table:covered-table-cell table:number-columns-repeated="2" table:style-name="ce6"/>
          <table:table-cell table:style-name="ce8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40"/>
          <table:table-cell table:style-name="ce45"/>
          <table:table-cell table:style-name="ce51" office:value-type="float" office:value="0.000002415275" calcext:value-type="float">
            <text:p>0.000002415275</text:p>
          </table:table-cell>
          <table:table-cell table:style-name="ce54" office:value-type="float" office:value="1" calcext:value-type="float">
            <text:p>1</text:p>
          </table:table-cell>
          <table:table-cell table:style-name="ce59" office:value-type="float" office:value="0.7598988" calcext:value-type="float">
            <text:p>0.7598988</text:p>
          </table:table-cell>
          <table:table-cell table:style-name="ce62" office:value-type="float" office:value="-0.06451747" calcext:value-type="float">
            <text:p>-0.06451747</text:p>
          </table:table-cell>
          <table:table-cell table:style-name="ce70"/>
          <table:table-cell table:style-name="ce73"/>
          <table:table-cell table:style-name="ce77" office:value-type="float" office:value="0.005950011" calcext:value-type="float">
            <text:p>0.005950011</text:p>
          </table:table-cell>
          <table:table-cell table:style-name="ce80" office:value-type="float" office:value="0.5806572" calcext:value-type="float">
            <text:p>0.5806572</text:p>
          </table:table-cell>
          <table:table-cell table:style-name="ce85" office:value-type="float" office:value="0.01220944" calcext:value-type="float">
            <text:p>0.01220944</text:p>
          </table:table-cell>
          <table:table-cell table:style-name="ce87" office:value-type="float" office:value="0.5290433" calcext:value-type="float">
            <text:p>0.5290433</text:p>
          </table:table-cell>
          <table:table-cell table:style-name="ce91"/>
          <table:table-cell table:style-name="ce95"/>
          <table:table-cell table:style-name="ce101" office:value-type="float" office:value="0.000238646" calcext:value-type="float">
            <text:p>0.000238646</text:p>
          </table:table-cell>
          <table:table-cell table:style-name="ce103" office:value-type="float" office:value="0.7792208" calcext:value-type="float">
            <text:p>0.7792208</text:p>
          </table:table-cell>
          <table:table-cell table:style-name="ce107" office:value-type="float" office:value="0.001825405" calcext:value-type="float">
            <text:p>0.001825405</text:p>
          </table:table-cell>
          <table:table-cell table:style-name="ce110" office:value-type="float" office:value="0.6580782" calcext:value-type="float">
            <text:p>0.6580782</text:p>
          </table:table-cell>
          <table:table-cell table:style-name="ce115"/>
          <table:table-cell table:style-name="ce119"/>
          <table:table-cell table:style-name="ce123" office:value-type="float" office:value="0.0001926325" calcext:value-type="float">
            <text:p>0.0001926325</text:p>
          </table:table-cell>
          <table:table-cell table:style-name="ce126" office:value-type="float" office:value="0.7871132" calcext:value-type="float">
            <text:p>0.7871132</text:p>
          </table:table-cell>
          <table:table-cell table:style-name="ce130" office:value-type="float" office:value="0.001825405" calcext:value-type="float">
            <text:p>0.001825405</text:p>
          </table:table-cell>
          <table:table-cell table:style-name="ce133" office:value-type="float" office:value="0.6580782" calcext:value-type="float">
            <text:p>0.6580782</text:p>
          </table:table-cell>
          <table:table-cell table:style-name="ce115"/>
          <table:table-cell table:style-name="ce119"/>
          <table:table-cell table:style-name="ce123" office:value-type="float" office:value="0.01011414" calcext:value-type="float">
            <text:p>0.01011414</text:p>
          </table:table-cell>
          <table:table-cell table:style-name="ce126" office:value-type="float" office:value="0.5454545" calcext:value-type="float">
            <text:p>0.5454545</text:p>
          </table:table-cell>
          <table:table-cell table:style-name="ce130" office:value-type="float" office:value="0.0004939859" calcext:value-type="float">
            <text:p>0.0004939859</text:p>
          </table:table-cell>
          <table:table-cell table:style-name="ce133" office:value-type="float" office:value="0.7354992" calcext:value-type="float">
            <text:p>0.7354992</text:p>
          </table:table-cell>
          <table:table-cell table:style-name="ce115"/>
          <table:table-cell table:style-name="ce119"/>
          <table:table-cell table:style-name="ce124" office:value-type="float" office:value="0.002646029" calcext:value-type="float">
            <text:p>0.002646029</text:p>
          </table:table-cell>
          <table:table-cell table:style-name="ce126" office:value-type="float" office:value="0.6405366" calcext:value-type="float">
            <text:p>0.6405366</text:p>
          </table:table-cell>
          <table:table-cell table:style-name="ce131" office:value-type="float" office:value="0.002744318" calcext:value-type="float">
            <text:p>0.002744318</text:p>
          </table:table-cell>
          <table:table-cell table:style-name="ce133" office:value-type="float" office:value="0.6322712" calcext:value-type="float">
            <text:p>0.6322712</text:p>
          </table:table-cell>
        </table:table-row>
        <table:table-row table:style-name="ro1">
          <table:covered-table-cell table:number-columns-repeated="2" table:style-name="ce6"/>
          <table:table-cell table:style-name="ce8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0000000003211809" calcext:value-type="float">
            <text:p>3.211809E-10</text:p>
          </table:table-cell>
          <table:table-cell table:style-name="ce62" office:value-type="float" office:value="1" calcext:value-type="float">
            <text:p>1</text:p>
          </table:table-cell>
          <table:table-cell table:style-name="ce70"/>
          <table:table-cell table:style-name="ce73"/>
          <table:table-cell table:style-name="ce78"/>
          <table:table-cell table:style-name="ce80"/>
          <table:table-cell table:style-name="ce84" office:value-type="float" office:value="0.3674043" calcext:value-type="float">
            <text:p>0.3674043</text:p>
          </table:table-cell>
          <table:table-cell table:style-name="ce87" office:value-type="float" office:value="0.2051282" calcext:value-type="float">
            <text:p>0.2051282</text:p>
          </table:table-cell>
          <table:table-cell table:style-name="ce91"/>
          <table:table-cell table:style-name="ce95"/>
          <table:table-cell table:style-name="ce100"/>
          <table:table-cell table:style-name="ce103"/>
          <table:table-cell table:style-name="ce108" office:value-type="float" office:value="0.5900408" calcext:value-type="float">
            <text:p>0.5900408</text:p>
          </table:table-cell>
          <table:table-cell table:style-name="ce110" office:value-type="float" office:value="-0.1282051" calcext:value-type="float">
            <text:p>-0.1282051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9523619" calcext:value-type="float">
            <text:p>0.9523619</text:p>
          </table:table-cell>
          <table:table-cell table:style-name="ce133" office:value-type="float" office:value="0.02564103" calcext:value-type="float">
            <text:p>0.02564103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5900408" calcext:value-type="float">
            <text:p>0.5900408</text:p>
          </table:table-cell>
          <table:table-cell table:style-name="ce133" office:value-type="float" office:value="0.1282051" calcext:value-type="float">
            <text:p>0.1282051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VEGF</text:p>
          </table:table-cell>
          <table:table-cell table:style-name="ce6" office:value-type="string" calcext:value-type="string" table:number-columns-spanned="1" table:number-rows-spanned="3">
            <text:p>100 ng/mL</text:p>
          </table:table-cell>
          <table:table-cell table:style-name="ce8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70" office:value-type="float" office:value="0.0000000003211809" calcext:value-type="float">
            <text:p>3.211809E-10</text:p>
          </table:table-cell>
          <table:table-cell table:style-name="ce73" office:value-type="float" office:value="1" calcext:value-type="float">
            <text:p>1</text:p>
          </table:table-cell>
          <table:table-cell table:style-name="ce77" office:value-type="float" office:value="0.00003192923" calcext:value-type="float">
            <text:p>0.00003192923</text:p>
          </table:table-cell>
          <table:table-cell table:style-name="ce80" office:value-type="float" office:value="0.7948718" calcext:value-type="float">
            <text:p>0.7948718</text:p>
          </table:table-cell>
          <table:table-cell table:style-name="ce85" office:value-type="float" office:value="0.001616258" calcext:value-type="float">
            <text:p>0.001616258</text:p>
          </table:table-cell>
          <table:table-cell table:style-name="ce87" office:value-type="float" office:value="0.6410256" calcext:value-type="float">
            <text:p>0.6410256</text:p>
          </table:table-cell>
          <table:table-cell table:style-name="ce91" office:value-type="float" office:value="0.3061849" calcext:value-type="float">
            <text:p>0.3061849</text:p>
          </table:table-cell>
          <table:table-cell table:style-name="ce95" office:value-type="float" office:value="0.2307692" calcext:value-type="float">
            <text:p>0.2307692</text:p>
          </table:table-cell>
          <table:table-cell table:style-name="ce101" office:value-type="float" office:value="0.001197371" calcext:value-type="float">
            <text:p>0.001197371</text:p>
          </table:table-cell>
          <table:table-cell table:style-name="ce103" office:value-type="float" office:value="0.6838852" calcext:value-type="float">
            <text:p>0.6838852</text:p>
          </table:table-cell>
          <table:table-cell table:style-name="ce107" office:value-type="float" office:value="0.00001346583" calcext:value-type="float">
            <text:p>0.00001346583</text:p>
          </table:table-cell>
          <table:table-cell table:style-name="ce110" office:value-type="float" office:value="0.8205128" calcext:value-type="float">
            <text:p>0.8205128</text:p>
          </table:table-cell>
          <table:table-cell table:style-name="ce115" office:value-type="float" office:value="0.1597766" calcext:value-type="float">
            <text:p>0.1597766</text:p>
          </table:table-cell>
          <table:table-cell table:style-name="ce119" office:value-type="float" office:value="0.2967804" calcext:value-type="float">
            <text:p>0.2967804</text:p>
          </table:table-cell>
          <table:table-cell table:style-name="ce124" office:value-type="float" office:value="0.004289284" calcext:value-type="float">
            <text:p>0.004289284</text:p>
          </table:table-cell>
          <table:table-cell table:style-name="ce126" office:value-type="float" office:value="0.5897436" calcext:value-type="float">
            <text:p>0.5897436</text:p>
          </table:table-cell>
          <table:table-cell table:style-name="ce131" office:value-type="float" office:value="0.00001346583" calcext:value-type="float">
            <text:p>0.00001346583</text:p>
          </table:table-cell>
          <table:table-cell table:style-name="ce133" office:value-type="float" office:value="0.8205128" calcext:value-type="float">
            <text:p>0.8205128</text:p>
          </table:table-cell>
          <table:table-cell table:style-name="ce115" office:value-type="float" office:value="0.1634872" calcext:value-type="float">
            <text:p>0.1634872</text:p>
          </table:table-cell>
          <table:table-cell table:style-name="ce119" office:value-type="float" office:value="0.3076923" calcext:value-type="float">
            <text:p>0.3076923</text:p>
          </table:table-cell>
          <table:table-cell table:style-name="ce124" office:value-type="float" office:value="0.008581833" calcext:value-type="float">
            <text:p>0.008581833</text:p>
          </table:table-cell>
          <table:table-cell table:style-name="ce126" office:value-type="float" office:value="0.5548503" calcext:value-type="float">
            <text:p>0.5548503</text:p>
          </table:table-cell>
          <table:table-cell table:style-name="ce131" office:value-type="float" office:value="0.0005287206" calcext:value-type="float">
            <text:p>0.0005287206</text:p>
          </table:table-cell>
          <table:table-cell table:style-name="ce133" office:value-type="float" office:value="0.6923077" calcext:value-type="float">
            <text:p>0.6923077</text:p>
          </table:table-cell>
          <table:table-cell table:style-name="ce115" office:value-type="float" office:value="0.3271869" calcext:value-type="float">
            <text:p>0.3271869</text:p>
          </table:table-cell>
          <table:table-cell table:style-name="ce119" office:value-type="float" office:value="0.2078097" calcext:value-type="float">
            <text:p>0.2078097</text:p>
          </table:table-cell>
          <table:table-cell table:style-name="ce124" office:value-type="float" office:value="0.01996445" calcext:value-type="float">
            <text:p>0.01996445</text:p>
          </table:table-cell>
          <table:table-cell table:style-name="ce126" office:value-type="float" office:value="0.4935481" calcext:value-type="float">
            <text:p>0.4935481</text:p>
          </table:table-cell>
          <table:table-cell table:style-name="ce131" office:value-type="float" office:value="0.002675523" calcext:value-type="float">
            <text:p>0.002675523</text:p>
          </table:table-cell>
          <table:table-cell table:style-name="ce133" office:value-type="float" office:value="0.6153846" calcext:value-type="float">
            <text:p>0.6153846</text:p>
          </table:table-cell>
        </table:table-row>
        <table:table-row table:style-name="ro1">
          <table:covered-table-cell table:number-columns-repeated="2" table:style-name="ce6"/>
          <table:table-cell table:style-name="ce8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70"/>
          <table:table-cell table:style-name="ce73"/>
          <table:table-cell table:style-name="ce78" office:value-type="float" office:value="0.0000000003211809" calcext:value-type="float">
            <text:p>3.211809E-1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.001616258" calcext:value-type="float">
            <text:p>0.001616258</text:p>
          </table:table-cell>
          <table:table-cell table:style-name="ce87" office:value-type="float" office:value="0.6410256" calcext:value-type="float">
            <text:p>0.6410256</text:p>
          </table:table-cell>
          <table:table-cell table:style-name="ce91"/>
          <table:table-cell table:style-name="ce95"/>
          <table:table-cell table:style-name="ce101" office:value-type="float" office:value="0.0004939859" calcext:value-type="float">
            <text:p>0.0004939859</text:p>
          </table:table-cell>
          <table:table-cell table:style-name="ce103" office:value-type="float" office:value="0.7354992" calcext:value-type="float">
            <text:p>0.7354992</text:p>
          </table:table-cell>
          <table:table-cell table:style-name="ce107" office:value-type="float" office:value="0.0002839785" calcext:value-type="float">
            <text:p>0.0002839785</text:p>
          </table:table-cell>
          <table:table-cell table:style-name="ce110" office:value-type="float" office:value="0.7179487" calcext:value-type="float">
            <text:p>0.7179487</text:p>
          </table:table-cell>
          <table:table-cell table:style-name="ce115"/>
          <table:table-cell table:style-name="ce119"/>
          <table:table-cell table:style-name="ce124" office:value-type="float" office:value="0.004289284" calcext:value-type="float">
            <text:p>0.004289284</text:p>
          </table:table-cell>
          <table:table-cell table:style-name="ce126" office:value-type="float" office:value="0.5897436" calcext:value-type="float">
            <text:p>0.5897436</text:p>
          </table:table-cell>
          <table:table-cell table:style-name="ce131" office:value-type="float" office:value="0.00007030489" calcext:value-type="float">
            <text:p>0.00007030489</text:p>
          </table:table-cell>
          <table:table-cell table:style-name="ce133" office:value-type="float" office:value="0.7692308" calcext:value-type="float">
            <text:p>0.7692308</text:p>
          </table:table-cell>
          <table:table-cell table:style-name="ce115"/>
          <table:table-cell table:style-name="ce119"/>
          <table:table-cell table:style-name="ce124" office:value-type="float" office:value="0.008581833" calcext:value-type="float">
            <text:p>0.008581833</text:p>
          </table:table-cell>
          <table:table-cell table:style-name="ce126" office:value-type="float" office:value="0.5548503" calcext:value-type="float">
            <text:p>0.5548503</text:p>
          </table:table-cell>
          <table:table-cell table:style-name="ce131" office:value-type="float" office:value="0.0005287206" calcext:value-type="float">
            <text:p>0.0005287206</text:p>
          </table:table-cell>
          <table:table-cell table:style-name="ce133" office:value-type="float" office:value="0.6923077" calcext:value-type="float">
            <text:p>0.6923077</text:p>
          </table:table-cell>
          <table:table-cell table:style-name="ce115"/>
          <table:table-cell table:style-name="ce119"/>
          <table:table-cell table:style-name="ce124" office:value-type="float" office:value="0.004848763" calcext:value-type="float">
            <text:p>0.004848763</text:p>
          </table:table-cell>
          <table:table-cell table:style-name="ce126" office:value-type="float" office:value="0.597453" calcext:value-type="float">
            <text:p>0.597453</text:p>
          </table:table-cell>
          <table:table-cell table:style-name="ce131" office:value-type="float" office:value="0.0009425901" calcext:value-type="float">
            <text:p>0.0009425901</text:p>
          </table:table-cell>
          <table:table-cell table:style-name="ce133" office:value-type="float" office:value="0.6666667" calcext:value-type="float">
            <text:p>0.6666667</text:p>
          </table:table-cell>
        </table:table-row>
        <table:table-row table:style-name="ro1">
          <table:covered-table-cell table:number-columns-repeated="2" table:style-name="ce6"/>
          <table:table-cell table:style-name="ce8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70"/>
          <table:table-cell table:style-name="ce73"/>
          <table:table-cell table:style-name="ce78"/>
          <table:table-cell table:style-name="ce80"/>
          <table:table-cell table:style-name="ce84" office:value-type="float" office:value="0.0000000003211809" calcext:value-type="float">
            <text:p>3.211809E-10</text:p>
          </table:table-cell>
          <table:table-cell table:style-name="ce87" office:value-type="float" office:value="1" calcext:value-type="float">
            <text:p>1</text:p>
          </table:table-cell>
          <table:table-cell table:style-name="ce91"/>
          <table:table-cell table:style-name="ce95"/>
          <table:table-cell table:style-name="ce100"/>
          <table:table-cell table:style-name="ce103"/>
          <table:table-cell table:style-name="ce107" office:value-type="float" office:value="0.006677355" calcext:value-type="float">
            <text:p>0.006677355</text:p>
          </table:table-cell>
          <table:table-cell table:style-name="ce110" office:value-type="float" office:value="0.5641026" calcext:value-type="float">
            <text:p>0.5641026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02839785" calcext:value-type="float">
            <text:p>0.0002839785</text:p>
          </table:table-cell>
          <table:table-cell table:style-name="ce133" office:value-type="float" office:value="0.7179487" calcext:value-type="float">
            <text:p>0.7179487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1616258" calcext:value-type="float">
            <text:p>0.001616258</text:p>
          </table:table-cell>
          <table:table-cell table:style-name="ce133" office:value-type="float" office:value="0.6410256" calcext:value-type="float">
            <text:p>0.6410256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09425901" calcext:value-type="float">
            <text:p>0.0009425901</text:p>
          </table:table-cell>
          <table:table-cell table:style-name="ce133" office:value-type="float" office:value="0.6666667" calcext:value-type="float">
            <text:p>0.6666667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Solvent</text:p>
          </table:table-cell>
          <table:table-cell table:style-name="ce6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1" office:value-type="float" office:value="0.0000000003211809" calcext:value-type="float">
            <text:p>3.211809E-10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float" office:value="0.7598988" calcext:value-type="float">
            <text:p>0.7598988</text:p>
          </table:table-cell>
          <table:table-cell table:style-name="ce103" office:value-type="float" office:value="0.06451747" calcext:value-type="float">
            <text:p>0.06451747</text:p>
          </table:table-cell>
          <table:table-cell table:style-name="ce108" office:value-type="float" office:value="0.1634872" calcext:value-type="float">
            <text:p>0.1634872</text:p>
          </table:table-cell>
          <table:table-cell table:style-name="ce110" office:value-type="float" office:value="0.3076923" calcext:value-type="float">
            <text:p>0.3076923</text:p>
          </table:table-cell>
          <table:table-cell table:style-name="ce116" office:value-type="float" office:value="0.0001177648" calcext:value-type="float">
            <text:p>0.0001177648</text:p>
          </table:table-cell>
          <table:table-cell table:style-name="ce119" office:value-type="float" office:value="0.8129201" calcext:value-type="float">
            <text:p>0.8129201</text:p>
          </table:table-cell>
          <table:table-cell table:style-name="ce123" office:value-type="float" office:value="0.4353804" calcext:value-type="float">
            <text:p>0.4353804</text:p>
          </table:table-cell>
          <table:table-cell table:style-name="ce126" office:value-type="float" office:value="0.1794872" calcext:value-type="float">
            <text:p>0.1794872</text:p>
          </table:table-cell>
          <table:table-cell table:style-name="ce130" office:value-type="float" office:value="0.3674043" calcext:value-type="float">
            <text:p>0.3674043</text:p>
          </table:table-cell>
          <table:table-cell table:style-name="ce133" office:value-type="float" office:value="0.2051282" calcext:value-type="float">
            <text:p>0.2051282</text:p>
          </table:table-cell>
          <table:table-cell table:style-name="ce116" office:value-type="float" office:value="0.0009425901" calcext:value-type="float">
            <text:p>0.0009425901</text:p>
          </table:table-cell>
          <table:table-cell table:style-name="ce119" office:value-type="float" office:value="0.6666667" calcext:value-type="float">
            <text:p>0.6666667</text:p>
          </table:table-cell>
          <table:table-cell table:style-name="ce123" office:value-type="float" office:value="0.6687536" calcext:value-type="float">
            <text:p>0.6687536</text:p>
          </table:table-cell>
          <table:table-cell table:style-name="ce126" office:value-type="float" office:value="0.09032446" calcext:value-type="float">
            <text:p>0.09032446</text:p>
          </table:table-cell>
          <table:table-cell table:style-name="ce130" office:value-type="float" office:value="0.3061849" calcext:value-type="float">
            <text:p>0.3061849</text:p>
          </table:table-cell>
          <table:table-cell table:style-name="ce133" office:value-type="float" office:value="0.2307692" calcext:value-type="float">
            <text:p>0.2307692</text:p>
          </table:table-cell>
          <table:table-cell table:style-name="ce116" office:value-type="float" office:value="0.0001466297" calcext:value-type="float">
            <text:p>0.0001466297</text:p>
          </table:table-cell>
          <table:table-cell table:style-name="ce119" office:value-type="float" office:value="0.8052627" calcext:value-type="float">
            <text:p>0.8052627</text:p>
          </table:table-cell>
          <table:table-cell table:style-name="ce123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30" office:value-type="float" office:value="0.6754334" calcext:value-type="float">
            <text:p>0.6754334</text:p>
          </table:table-cell>
          <table:table-cell table:style-name="ce133" office:value-type="float" office:value="0.1025641" calcext:value-type="float">
            <text:p>0.1025641</text:p>
          </table:table-cell>
        </table:table-row>
        <table:table-row table:style-name="ro1">
          <table:covered-table-cell table:number-columns-repeated="2" table:style-name="ce6"/>
          <table:table-cell table:style-name="ce8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1"/>
          <table:table-cell table:style-name="ce95"/>
          <table:table-cell table:style-name="ce100" office:value-type="float" office:value="0.000002415275" calcext:value-type="float">
            <text:p>0.000002415275</text:p>
          </table:table-cell>
          <table:table-cell table:style-name="ce103" office:value-type="float" office:value="1" calcext:value-type="float">
            <text:p>1</text:p>
          </table:table-cell>
          <table:table-cell table:style-name="ce107" office:value-type="float" office:value="0.0007744993" calcext:value-type="float">
            <text:p>0.0007744993</text:p>
          </table:table-cell>
          <table:table-cell table:style-name="ce110" office:value-type="float" office:value="0.7096922" calcext:value-type="float">
            <text:p>0.7096922</text:p>
          </table:table-cell>
          <table:table-cell table:style-name="ce115"/>
          <table:table-cell table:style-name="ce119"/>
          <table:table-cell table:style-name="ce124" office:value-type="float" office:value="0.0001177648" calcext:value-type="float">
            <text:p>0.0001177648</text:p>
          </table:table-cell>
          <table:table-cell table:style-name="ce126" office:value-type="float" office:value="0.8129201" calcext:value-type="float">
            <text:p>0.8129201</text:p>
          </table:table-cell>
          <table:table-cell table:style-name="ce131" office:value-type="float" office:value="0.0003106634" calcext:value-type="float">
            <text:p>0.0003106634</text:p>
          </table:table-cell>
          <table:table-cell table:style-name="ce133" office:value-type="float" office:value="0.7613062" calcext:value-type="float">
            <text:p>0.7613062</text:p>
          </table:table-cell>
          <table:table-cell table:style-name="ce115"/>
          <table:table-cell table:style-name="ce119"/>
          <table:table-cell table:style-name="ce124" office:value-type="float" office:value="0.0009439126" calcext:value-type="float">
            <text:p>0.0009439126</text:p>
          </table:table-cell>
          <table:table-cell table:style-name="ce126" office:value-type="float" office:value="0.7012987" calcext:value-type="float">
            <text:p>0.7012987</text:p>
          </table:table-cell>
          <table:table-cell table:style-name="ce131" office:value-type="float" office:value="0.0004939859" calcext:value-type="float">
            <text:p>0.0004939859</text:p>
          </table:table-cell>
          <table:table-cell table:style-name="ce133" office:value-type="float" office:value="0.7354992" calcext:value-type="float">
            <text:p>0.7354992</text:p>
          </table:table-cell>
          <table:table-cell table:style-name="ce115"/>
          <table:table-cell table:style-name="ce119"/>
          <table:table-cell table:style-name="ce124" office:value-type="float" office:value="0.0007402559" calcext:value-type="float">
            <text:p>0.0007402559</text:p>
          </table:table-cell>
          <table:table-cell table:style-name="ce126" office:value-type="float" office:value="0.7189696" calcext:value-type="float">
            <text:p>0.7189696</text:p>
          </table:table-cell>
          <table:table-cell table:style-name="ce131" office:value-type="float" office:value="0.0003106634" calcext:value-type="float">
            <text:p>0.0003106634</text:p>
          </table:table-cell>
          <table:table-cell table:style-name="ce133" office:value-type="float" office:value="0.7613062" calcext:value-type="float">
            <text:p>0.7613062</text:p>
          </table:table-cell>
        </table:table-row>
        <table:table-row table:style-name="ro1">
          <table:covered-table-cell table:number-columns-repeated="2" table:style-name="ce6"/>
          <table:table-cell table:style-name="ce8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1"/>
          <table:table-cell table:style-name="ce95"/>
          <table:table-cell table:style-name="ce100"/>
          <table:table-cell table:style-name="ce103"/>
          <table:table-cell table:style-name="ce108" office:value-type="float" office:value="0.0000000003211809" calcext:value-type="float">
            <text:p>3.211809E-10</text:p>
          </table:table-cell>
          <table:table-cell table:style-name="ce110" office:value-type="float" office:value="1" calcext:value-type="float">
            <text:p>1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0005202488" calcext:value-type="float">
            <text:p>0.000005202488</text:p>
          </table:table-cell>
          <table:table-cell table:style-name="ce133" office:value-type="float" office:value="0.8461538" calcext:value-type="float">
            <text:p>0.8461538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02839785" calcext:value-type="float">
            <text:p>0.0002839785</text:p>
          </table:table-cell>
          <table:table-cell table:style-name="ce133" office:value-type="float" office:value="0.7179487" calcext:value-type="float">
            <text:p>0.7179487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1616258" calcext:value-type="float">
            <text:p>0.001616258</text:p>
          </table:table-cell>
          <table:table-cell table:style-name="ce133" office:value-type="float" office:value="0.6410256" calcext:value-type="float">
            <text:p>0.6410256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9">
            <text:p>Gluc</text:p>
          </table:table-cell>
          <table:table-cell table:style-name="ce6" office:value-type="string" calcext:value-type="string" table:number-columns-spanned="1" table:number-rows-spanned="3">
            <text:p>10 mM</text:p>
          </table:table-cell>
          <table:table-cell table:style-name="ce8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15" office:value-type="float" office:value="0.000002415275" calcext:value-type="float">
            <text:p>0.000002415275</text:p>
          </table:table-cell>
          <table:table-cell table:style-name="ce119" office:value-type="float" office:value="1" calcext:value-type="float">
            <text:p>1</text:p>
          </table:table-cell>
          <table:table-cell table:style-name="ce123" office:value-type="float" office:value="0.3592259" calcext:value-type="float">
            <text:p>0.3592259</text:p>
          </table:table-cell>
          <table:table-cell table:style-name="ce126" office:value-type="float" office:value="0.1935524" calcext:value-type="float">
            <text:p>0.1935524</text:p>
          </table:table-cell>
          <table:table-cell table:style-name="ce130" office:value-type="float" office:value="0.1264955" calcext:value-type="float">
            <text:p>0.1264955</text:p>
          </table:table-cell>
          <table:table-cell table:style-name="ce133" office:value-type="float" office:value="0.3225874" calcext:value-type="float">
            <text:p>0.3225874</text:p>
          </table:table-cell>
          <table:table-cell table:style-name="ce116" office:value-type="float" office:value="0.0001177648" calcext:value-type="float">
            <text:p>0.0001177648</text:p>
          </table:table-cell>
          <table:table-cell table:style-name="ce119" office:value-type="float" office:value="0.8129201" calcext:value-type="float">
            <text:p>0.8129201</text:p>
          </table:table-cell>
          <table:table-cell table:style-name="ce123" office:value-type="float" office:value="0.6242144" calcext:value-type="float">
            <text:p>0.6242144</text:p>
          </table:table-cell>
          <table:table-cell table:style-name="ce126" office:value-type="float" office:value="0.1038961" calcext:value-type="float">
            <text:p>0.1038961</text:p>
          </table:table-cell>
          <table:table-cell table:style-name="ce130" office:value-type="float" office:value="0.1597766" calcext:value-type="float">
            <text:p>0.1597766</text:p>
          </table:table-cell>
          <table:table-cell table:style-name="ce133" office:value-type="float" office:value="0.2967804" calcext:value-type="float">
            <text:p>0.2967804</text:p>
          </table:table-cell>
          <table:table-cell table:style-name="ce116" office:value-type="float" office:value="0.00003949545" calcext:value-type="float">
            <text:p>0.00003949545</text:p>
          </table:table-cell>
          <table:table-cell table:style-name="ce119" office:value-type="float" office:value="0.8758357" calcext:value-type="float">
            <text:p>0.8758357</text:p>
          </table:table-cell>
          <table:table-cell table:style-name="ce123" office:value-type="float" office:value="0.6675987" calcext:value-type="float">
            <text:p>0.6675987</text:p>
          </table:table-cell>
          <table:table-cell table:style-name="ce126" office:value-type="float" office:value="0.09150522" calcext:value-type="float">
            <text:p>0.09150522</text:p>
          </table:table-cell>
          <table:table-cell table:style-name="ce130" office:value-type="float" office:value="0.2455068" calcext:value-type="float">
            <text:p>0.2455068</text:p>
          </table:table-cell>
          <table:table-cell table:style-name="ce133" office:value-type="float" office:value="0.2451664" calcext:value-type="float">
            <text:p>0.2451664</text:p>
          </table:table-cell>
        </table:table-row>
        <table:table-row table:style-name="ro1">
          <table:covered-table-cell table:number-columns-repeated="2" table:style-name="ce6"/>
          <table:table-cell table:style-name="ce8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15"/>
          <table:table-cell table:style-name="ce119"/>
          <table:table-cell table:style-name="ce123" office:value-type="float" office:value="0.0000000003211809" calcext:value-type="float">
            <text:p>3.211809E-10</text:p>
          </table:table-cell>
          <table:table-cell table:style-name="ce126" office:value-type="float" office:value="1" calcext:value-type="float">
            <text:p>1</text:p>
          </table:table-cell>
          <table:table-cell table:style-name="ce131" office:value-type="float" office:value="0.00007030489" calcext:value-type="float">
            <text:p>0.00007030489</text:p>
          </table:table-cell>
          <table:table-cell table:style-name="ce133" office:value-type="float" office:value="0.7692308" calcext:value-type="float">
            <text:p>0.7692308</text:p>
          </table:table-cell>
          <table:table-cell table:style-name="ce115"/>
          <table:table-cell table:style-name="ce119"/>
          <table:table-cell table:style-name="ce124" office:value-type="float" office:value="0.0003106634" calcext:value-type="float">
            <text:p>0.0003106634</text:p>
          </table:table-cell>
          <table:table-cell table:style-name="ce126" office:value-type="float" office:value="0.7613062" calcext:value-type="float">
            <text:p>0.7613062</text:p>
          </table:table-cell>
          <table:table-cell table:style-name="ce131" office:value-type="float" office:value="0.000145265" calcext:value-type="float">
            <text:p>0.000145265</text:p>
          </table:table-cell>
          <table:table-cell table:style-name="ce133" office:value-type="float" office:value="0.7435897" calcext:value-type="float">
            <text:p>0.7435897</text:p>
          </table:table-cell>
          <table:table-cell table:style-name="ce115"/>
          <table:table-cell table:style-name="ce119"/>
          <table:table-cell table:style-name="ce124" office:value-type="float" office:value="0.0006051723" calcext:value-type="float">
            <text:p>0.0006051723</text:p>
          </table:table-cell>
          <table:table-cell table:style-name="ce126" office:value-type="float" office:value="0.7273341" calcext:value-type="float">
            <text:p>0.7273341</text:p>
          </table:table-cell>
          <table:table-cell table:style-name="ce131" office:value-type="float" office:value="0.0002839785" calcext:value-type="float">
            <text:p>0.0002839785</text:p>
          </table:table-cell>
          <table:table-cell table:style-name="ce133" office:value-type="float" office:value="0.7179487" calcext:value-type="float">
            <text:p>0.7179487</text:p>
          </table:table-cell>
        </table:table-row>
        <table:table-row table:style-name="ro1">
          <table:covered-table-cell table:number-columns-repeated="2" table:style-name="ce6"/>
          <table:table-cell table:style-name="ce8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0000000003211809" calcext:value-type="float">
            <text:p>3.211809E-10</text:p>
          </table:table-cell>
          <table:table-cell table:style-name="ce133" office:value-type="float" office:value="1" calcext:value-type="float">
            <text:p>1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007030489" calcext:value-type="float">
            <text:p>0.00007030489</text:p>
          </table:table-cell>
          <table:table-cell table:style-name="ce133" office:value-type="float" office:value="0.7692308" calcext:value-type="float">
            <text:p>0.7692308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003192923" calcext:value-type="float">
            <text:p>0.00003192923</text:p>
          </table:table-cell>
          <table:table-cell table:style-name="ce133" office:value-type="float" office:value="0.7948718" calcext:value-type="float">
            <text:p>0.7948718</text:p>
          </table:table-cell>
        </table:table-row>
        <table:table-row table:style-name="ro1">
          <table:covered-table-cell table:style-name="ce6"/>
          <table:table-cell table:style-name="ce6" office:value-type="string" calcext:value-type="string" table:number-columns-spanned="1" table:number-rows-spanned="3">
            <text:p>1 mM</text:p>
          </table:table-cell>
          <table:table-cell table:style-name="ce8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15" office:value-type="float" office:value="0.0000000003211809" calcext:value-type="float">
            <text:p>3.211809E-10</text:p>
          </table:table-cell>
          <table:table-cell table:style-name="ce119" office:value-type="float" office:value="1" calcext:value-type="float">
            <text:p>1</text:p>
          </table:table-cell>
          <table:table-cell table:style-name="ce123" office:value-type="float" office:value="0.5822476" calcext:value-type="float">
            <text:p>0.5822476</text:p>
          </table:table-cell>
          <table:table-cell table:style-name="ce126" office:value-type="float" office:value="0.1161314" calcext:value-type="float">
            <text:p>0.1161314</text:p>
          </table:table-cell>
          <table:table-cell table:style-name="ce130" office:value-type="float" office:value="0.1634872" calcext:value-type="float">
            <text:p>0.1634872</text:p>
          </table:table-cell>
          <table:table-cell table:style-name="ce133" office:value-type="float" office:value="0.3076923" calcext:value-type="float">
            <text:p>0.3076923</text:p>
          </table:table-cell>
          <table:table-cell table:style-name="ce116" office:value-type="float" office:value="0.00005307458" calcext:value-type="float">
            <text:p>0.00005307458</text:p>
          </table:table-cell>
          <table:table-cell table:style-name="ce119" office:value-type="float" office:value="0.8572152" calcext:value-type="float">
            <text:p>0.8572152</text:p>
          </table:table-cell>
          <table:table-cell table:style-name="ce123" office:value-type="float" office:value="0.6242061" calcext:value-type="float">
            <text:p>0.6242061</text:p>
          </table:table-cell>
          <table:table-cell table:style-name="ce126" office:value-type="float" office:value="0.1039049" calcext:value-type="float">
            <text:p>0.1039049</text:p>
          </table:table-cell>
          <table:table-cell table:style-name="ce130" office:value-type="float" office:value="0.2043668" calcext:value-type="float">
            <text:p>0.2043668</text:p>
          </table:table-cell>
          <table:table-cell table:style-name="ce133" office:value-type="float" office:value="0.2820513" calcext:value-type="float">
            <text:p>0.2820513</text:p>
          </table:table-cell>
        </table:table-row>
        <table:table-row table:style-name="ro1">
          <table:covered-table-cell table:number-columns-repeated="2" table:style-name="ce6"/>
          <table:table-cell table:style-name="ce8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15"/>
          <table:table-cell table:style-name="ce119"/>
          <table:table-cell table:style-name="ce123" office:value-type="float" office:value="0.000002415275" calcext:value-type="float">
            <text:p>0.000002415275</text:p>
          </table:table-cell>
          <table:table-cell table:style-name="ce126" office:value-type="float" office:value="1" calcext:value-type="float">
            <text:p>1</text:p>
          </table:table-cell>
          <table:table-cell table:style-name="ce130" office:value-type="float" office:value="0.001825405" calcext:value-type="float">
            <text:p>0.001825405</text:p>
          </table:table-cell>
          <table:table-cell table:style-name="ce133" office:value-type="float" office:value="0.6580782" calcext:value-type="float">
            <text:p>0.6580782</text:p>
          </table:table-cell>
          <table:table-cell table:style-name="ce115"/>
          <table:table-cell table:style-name="ce119"/>
          <table:table-cell table:style-name="ce124" office:value-type="float" office:value="0.0001823327" calcext:value-type="float">
            <text:p>0.0001823327</text:p>
          </table:table-cell>
          <table:table-cell table:style-name="ce126" office:value-type="float" office:value="0.7974027" calcext:value-type="float">
            <text:p>0.7974027</text:p>
          </table:table-cell>
          <table:table-cell table:style-name="ce131" office:value-type="float" office:value="0.0004939859" calcext:value-type="float">
            <text:p>0.0004939859</text:p>
          </table:table-cell>
          <table:table-cell table:style-name="ce133" office:value-type="float" office:value="0.7354992" calcext:value-type="float">
            <text:p>0.7354992</text:p>
          </table:table-cell>
        </table:table-row>
        <table:table-row table:style-name="ro1">
          <table:covered-table-cell table:number-columns-repeated="2" table:style-name="ce6"/>
          <table:table-cell table:style-name="ce8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0000000003211809" calcext:value-type="float">
            <text:p>3.211809E-10</text:p>
          </table:table-cell>
          <table:table-cell table:style-name="ce133" office:value-type="float" office:value="1" calcext:value-type="float">
            <text:p>1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007030489" calcext:value-type="float">
            <text:p>0.00007030489</text:p>
          </table:table-cell>
          <table:table-cell table:style-name="ce133" office:value-type="float" office:value="0.7692308" calcext:value-type="float">
            <text:p>0.7692308</text:p>
          </table:table-cell>
        </table:table-row>
        <table:table-row table:style-name="ro1">
          <table:covered-table-cell table:style-name="ce6"/>
          <table:table-cell table:style-name="ce6" office:value-type="string" calcext:value-type="string" table:number-columns-spanned="1" table:number-rows-spanned="3">
            <text:p>0 mM</text:p>
          </table:table-cell>
          <table:table-cell table:style-name="ce8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15" office:value-type="float" office:value="0.000002995482" calcext:value-type="float">
            <text:p>0.000002995482</text:p>
          </table:table-cell>
          <table:table-cell table:style-name="ce119" office:value-type="float" office:value="1" calcext:value-type="float">
            <text:p>1</text:p>
          </table:table-cell>
          <table:table-cell table:style-name="ce123" office:value-type="float" office:value="0.9021669" calcext:value-type="float">
            <text:p>0.9021669</text:p>
          </table:table-cell>
          <table:table-cell table:style-name="ce126" office:value-type="float" office:value="0.02631579" calcext:value-type="float">
            <text:p>0.02631579</text:p>
          </table:table-cell>
          <table:table-cell table:style-name="ce130" office:value-type="float" office:value="0.3912673" calcext:value-type="float">
            <text:p>0.3912673</text:p>
          </table:table-cell>
          <table:table-cell table:style-name="ce133" office:value-type="float" office:value="0.1818335" calcext:value-type="float">
            <text:p>0.1818335</text:p>
          </table:table-cell>
        </table:table-row>
        <table:table-row table:style-name="ro1">
          <table:covered-table-cell table:style-name="ce7"/>
          <table:covered-table-cell table:style-name="ce6"/>
          <table:table-cell table:style-name="ce8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15"/>
          <table:table-cell table:style-name="ce119"/>
          <table:table-cell table:style-name="ce123" office:value-type="float" office:value="0.000002995482" calcext:value-type="float">
            <text:p>0.000002995482</text:p>
          </table:table-cell>
          <table:table-cell table:style-name="ce126" office:value-type="float" office:value="1" calcext:value-type="float">
            <text:p>1</text:p>
          </table:table-cell>
          <table:table-cell table:style-name="ce131" office:value-type="float" office:value="0.0002385635" calcext:value-type="float">
            <text:p>0.0002385635</text:p>
          </table:table-cell>
          <table:table-cell table:style-name="ce133" office:value-type="float" office:value="0.7792865" calcext:value-type="float">
            <text:p>0.7792865</text:p>
          </table:table-cell>
        </table:table-row>
        <table:table-row table:style-name="ro1">
          <table:covered-table-cell table:style-name="ce7"/>
          <table:covered-table-cell table:style-name="ce6"/>
          <table:table-cell table:style-name="ce8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0000000003211809" calcext:value-type="float">
            <text:p>3.211809E-10</text:p>
          </table:table-cell>
          <table:table-cell table:style-name="ce133" office:value-type="float" office:value="1" calcext:value-type="float">
            <text:p>1</text:p>
          </table:table-cell>
        </table:table-row>
        <table:table-row table:style-name="ro1" table:number-rows-repeated="1048538">
          <table:table-cell table:number-columns-repeated="69"/>
        </table:table-row>
        <table:table-row table:style-name="ro1">
          <table:table-cell table:number-columns-repeated="69"/>
        </table:table-row>
        <calcext:conditional-formats>
          <calcext:conditional-format calcext:target-range-address="style.D1:style.D1048576 style.F1:style.F1048576 style.H1:style.H1048576 style.J1:style.J1048576 style.L1:style.L1048576 style.N1:style.N1048576 style.P1:style.P1048576 style.R1:style.R1048576 style.T1:style.T1048576 style.V1:style.V1048576 style.X1:style.X1048576 style.Z1:style.Z1048576 style.AB1:style.AB1048576 style.AD1:style.AD1048576 style.AF1:style.AF1048576 style.AH1:style.AH1048576 style.AJ1:style.AJ1048576 style.AL1:style.AL1048576 style.AN1:style.AN1048576 style.AP1:style.AP1048576 style.AR1:style.AR1048576 style.AT1:style.AT1048576 style.AV1:style.AV1048576 style.AX1:style.AX1048576 style.AZ1:style.AZ1048576 style.BB1:style.BB1048576 style.BD1:style.BD1048576 style.BF1:style.BF1048576 style.BH1:style.BH1048576 style.BJ1:style.BJ1048576 style.BL1:style.BL1048576 style.BN1:style.BN1048576 style.BP1:style.BP1048576">
            <calcext:condition calcext:apply-style-name="Italic" calcext:value="between(1E-307,0.05)" calcext:base-cell-address="style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talic" style:family="table-cell" style:parent-style-name="Defaul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22:26:06.175749277</meta:creation-date>
    <dc:date>2023-07-30T00:56:39.527053122</dc:date>
    <meta:editing-duration>PT1H2M49S</meta:editing-duration>
    <meta:editing-cycles>14</meta:editing-cycles>
    <meta:generator>LibreOffice/7.3.7.2$Linux_X86_64 LibreOffice_project/30$Build-2</meta:generator>
    <meta:document-statistic meta:table-count="2" meta:cell-count="3696" meta:object-count="0"/>
  </office:meta>
</office:document-meta>
</file>